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181.45pt"/>
    </style:style>
    <style:style style:name="co5" style:family="table-column">
      <style:table-column-properties fo:break-before="auto" style:column-width="75pt"/>
    </style:style>
    <style:style style:name="co6" style:family="table-column">
      <style:table-column-properties fo:break-before="auto" style:column-width="183.34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86.09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134.25pt"/>
    </style:style>
    <style:style style:name="co11" style:family="table-column">
      <style:table-column-properties fo:break-before="auto" style:column-width="125.01pt"/>
    </style:style>
    <style:style style:name="co12" style:family="table-column">
      <style:table-column-properties fo:break-before="auto" style:column-width="287.94pt"/>
    </style:style>
    <style:style style:name="co13" style:family="table-column">
      <style:table-column-properties fo:break-before="auto" style:column-width="188.9pt"/>
    </style:style>
    <style:style style:name="co14" style:family="table-column">
      <style:table-column-properties fo:break-before="auto" style:column-width="49.04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57.4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80.56pt"/>
    </style:style>
    <style:style style:name="co20" style:family="table-column">
      <style:table-column-properties fo:break-before="auto" style:column-width="118.49pt"/>
    </style:style>
    <style:style style:name="co21" style:family="table-column">
      <style:table-column-properties fo:break-before="auto" style:column-width="130.5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PageStyle_5f_all_5f_predictions">
      <style:table-properties table:display="true" style:writing-mode="lr-tb"/>
    </style:style>
    <style:style style:name="ta2" style:family="table" style:master-page-name="PageStyle_5f_candidat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355e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7da64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94006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ff95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84d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</style:style>
    <style:style style:name="ce15" style:family="table-cell" style:parent-style-name="Default" style:data-style-name="N125">
      <style:table-cell-properties style:rotation-align="none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ff95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rotation-align="none"/>
      <style:text-properties fo:color="#94006b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Legend:</text:p>
          </table:table-cell>
          <table:table-cell table:number-columns-repeated="5"/>
          <table:table-cell table:style-name="ce1" office:value-type="string" calcext:value-type="string">
            <text:p>Known escapee references: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/>
          <table:table-cell table:style-name="ce14"/>
          <table:table-cell table:number-columns-repeated="5"/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class 0: silenced class</text:p>
          </table:table-cell>
          <table:table-cell table:number-columns-repeated="5"/>
          <table:table-cell table:style-name="ce10" office:value-type="string" calcext:value-type="string">
            <text:p>[1] F. Yang et al., Genome Res 2010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class 1: not silenced class</text:p>
          </table:table-cell>
          <table:table-cell table:number-columns-repeated="5"/>
          <table:table-cell table:style-name="ce10" office:value-type="string" calcext:value-type="string">
            <text:p>[2] E. Splinter et al., Gene Dev 2011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gene annotation: active promoter (annotated via regulatory regions) on mm10</text:p>
          </table:table-cell>
          <table:table-cell table:number-columns-repeated="5"/>
          <table:table-cell table:style-name="ce10" office:value-type="string" calcext:value-type="string">
            <text:p>[3] J.M. Calabrese et al., Cell 2012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ce10" office:value-type="string" calcext:value-type="string">
            <text:p>[4] H. Wu et al., Neuron 2014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high confidence predictions “silenced” (probability class 0 &gt; 0.8)</text:p>
          </table:table-cell>
          <table:table-cell table:number-columns-repeated="5"/>
          <table:table-cell table:style-name="ce10" office:value-type="string" calcext:value-type="string">
            <text:p>[5] J.B. Berletch et al., Hum Genet 2015</text:p>
          </table:table-cell>
          <table:table-cell table:style-name="ce16"/>
          <table:table-cell table:style-name="ce15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low confidence predicted “silenced” (probability class 0 &gt; 0.65)</text:p>
          </table:table-cell>
          <table:table-cell table:number-columns-repeated="5"/>
          <table:table-cell table:style-name="ce10" office:value-type="string" calcext:value-type="string">
            <text:p>[6] H. Marks et al., Genome Biol 2015</text:p>
          </table:table-cell>
          <table:table-cell table:style-name="ce15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unstable prediction (0 &lt; predicted class &lt; 1)</text:p>
          </table:table-cell>
          <table:table-cell table:number-columns-repeated="5"/>
          <table:table-cell table:style-name="ce15" office:value-type="string" calcext:value-type="string">
            <text:p>[7] D. Andergassen et al., Elife 2017</text:p>
          </table:table-cell>
          <table:table-cell table:style-name="ce15"/>
          <table:table-cell table:style-name="ce15" office:value-type="string" calcext:value-type="string">
            <text:p>* random XCI, ** imprinted XCI</text:p>
          </table:table-cell>
          <table:table-cell table:style-name="ce15"/>
          <table:table-cell table:number-columns-repeated="1014"/>
        </table:table-row>
        <table:table-row table:style-name="ro2">
          <table:table-cell table:style-name="ce5" office:value-type="string" calcext:value-type="string">
            <text:p>low confidence predicted “not silenced” (probability class 0 &lt; 0.35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gh confodence predictions “not silenced” (probability class 0 &lt; 0.2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genes expressed at time point 0 (RPKM &gt; 1 for both replicates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number of SNPs (SNP overlapping with any of genes exons) &gt; 1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gene name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strand</text:p>
          </table:table-cell>
          <table:table-cell table:style-name="ce9" office:value-type="string" calcext:value-type="string">
            <text:p>bio type</text:p>
          </table:table-cell>
          <table:table-cell table:style-name="ce9" office:value-type="string" calcext:value-type="string">
            <text:p>gene length</text:p>
          </table:table-cell>
          <table:table-cell table:style-name="ce9" office:value-type="string" calcext:value-type="string">
            <text:p>predicted by XCI/escape model</text:p>
          </table:table-cell>
          <table:table-cell table:style-name="ce17" office:value-type="string" calcext:value-type="string">
            <text:p>class probability</text:p>
          </table:table-cell>
          <table:table-cell table:style-name="ce9" office:value-type="string" calcext:value-type="string">
            <text:p>number of SNPs</text:p>
          </table:table-cell>
          <table:table-cell table:style-name="ce9" office:value-type="string" calcext:value-type="string">
            <text:p>RPKM NoDoxA</text:p>
          </table:table-cell>
          <table:table-cell table:style-name="ce9" office:value-type="string" calcext:value-type="string">
            <text:p>RPKM NoDoxB</text:p>
          </table:table-cell>
          <table:table-cell table:style-name="ce9" office:value-type="string" calcext:value-type="string">
            <text:p>known escapee? (source)</text:p>
          </table:table-cell>
          <table:table-cell table:style-name="ce9" office:value-type="string" calcext:value-type="string">
            <text:p>known silenced? (source)</text:p>
          </table:table-cell>
          <table:table-cell table:style-name="ce9" office:value-type="string" calcext:value-type="string">
            <text:p>validated by mRNA-seq (half-time)</text:p>
          </table:table-cell>
          <table:table-cell table:style-name="ce9" office:value-type="string" calcext:value-type="string">
            <text:p>validated by pyrosequencing (half-time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xx1c</text:p>
          </table:table-cell>
          <table:table-cell office:value-type="float" office:value="53608032" calcext:value-type="float">
            <text:p>53608032</text:p>
          </table:table-cell>
          <table:table-cell office:value-type="float" office:value="53608432" calcext:value-type="float">
            <text:p>536084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83488" calcext:value-type="float">
            <text:p>0.983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3.67738359109703" calcext:value-type="float">
            <text:p>3.68</text:p>
          </table:table-cell>
          <table:table-cell table:style-name="ce19" office:value-type="float" office:value="6.22361416403792" calcext:value-type="float">
            <text:p>6.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6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W822252</text:p>
          </table:table-cell>
          <table:table-cell office:value-type="float" office:value="53716537" calcext:value-type="float">
            <text:p>53716537</text:p>
          </table:table-cell>
          <table:table-cell office:value-type="float" office:value="53716773" calcext:value-type="float">
            <text:p>537167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cribed_unprocessed_pseudogene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80602" calcext:value-type="float">
            <text:p>0.981</text:p>
          </table:table-cell>
          <table:table-cell table:style-name="ce18" office:value-type="float" office:value="25" calcext:value-type="float">
            <text:p>25</text:p>
          </table:table-cell>
          <table:table-cell table:style-name="ce19" office:value-type="float" office:value="1.29958036688978" calcext:value-type="float">
            <text:p>1.30</text:p>
          </table:table-cell>
          <table:table-cell table:style-name="ce19" office:value-type="float" office:value="2.41905387206977" calcext:value-type="float">
            <text:p>2.4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rg3</text:p>
          </table:table-cell>
          <table:table-cell office:value-type="float" office:value="71962625" calcext:value-type="float">
            <text:p>71962625</text:p>
          </table:table-cell>
          <table:table-cell office:value-type="float" office:value="71970110" calcext:value-type="float">
            <text:p>719701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72796" calcext:value-type="float">
            <text:p>0.973</text:p>
          </table:table-cell>
          <table:table-cell table:style-name="ce18" office:value-type="float" office:value="17" calcext:value-type="float">
            <text:p>17</text:p>
          </table:table-cell>
          <table:table-cell table:style-name="ce19" office:value-type="float" office:value="2.6042847569117" calcext:value-type="float">
            <text:p>2.60</text:p>
          </table:table-cell>
          <table:table-cell table:style-name="ce19" office:value-type="float" office:value="3.40058725392464" calcext:value-type="float">
            <text:p>3.4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4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4601</text:p>
          </table:table-cell>
          <table:table-cell office:value-type="float" office:value="53974554" calcext:value-type="float">
            <text:p>53974554</text:p>
          </table:table-cell>
          <table:table-cell office:value-type="float" office:value="53974789" calcext:value-type="float">
            <text:p>539747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cribed_processed_pseudogene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69942" calcext:value-type="float">
            <text:p>0.97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5482</text:p>
          </table:table-cell>
          <table:table-cell office:value-type="float" office:value="53969437" calcext:value-type="float">
            <text:p>53969437</text:p>
          </table:table-cell>
          <table:table-cell office:value-type="float" office:value="53975000" calcext:value-type="float">
            <text:p>5397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5563" calcext:value-type="float">
            <text:p>556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69942" calcext:value-type="float">
            <text:p>0.970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1.51945473470367" calcext:value-type="float">
            <text:p>1.52</text:p>
          </table:table-cell>
          <table:table-cell table:style-name="ce19" office:value-type="float" office:value="1.71795451311545" calcext:value-type="float">
            <text:p>1.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nf128</text:p>
          </table:table-cell>
          <table:table-cell office:value-type="float" office:value="139610620" calcext:value-type="float">
            <text:p>139610620</text:p>
          </table:table-cell>
          <table:table-cell office:value-type="float" office:value="139673145" calcext:value-type="float">
            <text:p>13967314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62525" calcext:value-type="float">
            <text:p>6252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68452" calcext:value-type="float">
            <text:p>0.968</text:p>
          </table:table-cell>
          <table:table-cell table:style-name="ce18" office:value-type="float" office:value="17" calcext:value-type="float">
            <text:p>17</text:p>
          </table:table-cell>
          <table:table-cell table:style-name="ce19" office:value-type="float" office:value="5.25032143390172" calcext:value-type="float">
            <text:p>5.25</text:p>
          </table:table-cell>
          <table:table-cell table:style-name="ce19" office:value-type="float" office:value="3.26325456023297" calcext:value-type="float">
            <text:p>3.26</text:p>
          </table:table-cell>
          <table:table-cell table:style-name="ce16" office:value-type="string" calcext:value-type="string">
            <text:p>Yes (3,5,7*)</text:p>
          </table:table-cell>
          <table:table-cell/>
          <table:table-cell office:value-type="string" calcext:value-type="string">
            <text:p>Yes (0.42)</text:p>
          </table:table-cell>
          <table:table-cell office:value-type="string" calcext:value-type="string">
            <text:p>Yes (0.45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rap1a</text:p>
          </table:table-cell>
          <table:table-cell office:value-type="float" office:value="139333683" calcext:value-type="float">
            <text:p>139333683</text:p>
          </table:table-cell>
          <table:table-cell office:value-type="float" office:value="139338169" calcext:value-type="float">
            <text:p>1393381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64778" calcext:value-type="float">
            <text:p>0.965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57.0616198752378" calcext:value-type="float">
            <text:p>57.06</text:p>
          </table:table-cell>
          <table:table-cell table:style-name="ce19" office:value-type="float" office:value="94.5876851768909" calcext:value-type="float">
            <text:p>94.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mot</text:p>
          </table:table-cell>
          <table:table-cell office:value-type="float" office:value="145475720" calcext:value-type="float">
            <text:p>145475720</text:p>
          </table:table-cell>
          <table:table-cell office:value-type="float" office:value="145505181" calcext:value-type="float">
            <text:p>145505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9461" calcext:value-type="float">
            <text:p>2946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58808" calcext:value-type="float">
            <text:p>0.959</text:p>
          </table:table-cell>
          <table:table-cell table:style-name="ce18" office:value-type="float" office:value="87" calcext:value-type="float">
            <text:p>87</text:p>
          </table:table-cell>
          <table:table-cell table:style-name="ce14" office:value-type="float" office:value="0.219386875153224" calcext:value-type="float">
            <text:p>0.22</text:p>
          </table:table-cell>
          <table:table-cell table:style-name="ce14" office:value-type="float" office:value="0.314505279107395" calcext:value-type="float">
            <text:p>0.31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41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hgef9</text:p>
          </table:table-cell>
          <table:table-cell office:value-type="float" office:value="95051926" calcext:value-type="float">
            <text:p>95051926</text:p>
          </table:table-cell>
          <table:table-cell office:value-type="float" office:value="95166307" calcext:value-type="float">
            <text:p>951663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14381" calcext:value-type="float">
            <text:p>11438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57844" calcext:value-type="float">
            <text:p>0.958</text:p>
          </table:table-cell>
          <table:table-cell table:style-name="ce18" office:value-type="float" office:value="76" calcext:value-type="float">
            <text:p>76</text:p>
          </table:table-cell>
          <table:table-cell table:style-name="ce14" office:value-type="float" office:value="0.504089842763187" calcext:value-type="float">
            <text:p>0.50</text:p>
          </table:table-cell>
          <table:table-cell table:style-name="ce14" office:value-type="float" office:value="0.535292890724266" calcext:value-type="float">
            <text:p>0.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5046</text:p>
          </table:table-cell>
          <table:table-cell office:value-type="float" office:value="140178698" calcext:value-type="float">
            <text:p>140178698</text:p>
          </table:table-cell>
          <table:table-cell office:value-type="float" office:value="140277862" calcext:value-type="float">
            <text:p>1402778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3018" calcext:value-type="float">
            <text:p>1301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5411" calcext:value-type="float">
            <text:p>0.954</text:p>
          </table:table-cell>
          <table:table-cell table:style-name="ce18" office:value-type="float" office:value="25" calcext:value-type="float">
            <text:p>25</text:p>
          </table:table-cell>
          <table:table-cell table:style-name="ce19" office:value-type="float" office:value="1.16737715328524" calcext:value-type="float">
            <text:p>1.17</text:p>
          </table:table-cell>
          <table:table-cell table:style-name="ce19" office:value-type="float" office:value="1.39459222876311" calcext:value-type="float">
            <text:p>1.3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af9b</text:p>
          </table:table-cell>
          <table:table-cell office:value-type="float" office:value="106206883" calcext:value-type="float">
            <text:p>106206883</text:p>
          </table:table-cell>
          <table:table-cell office:value-type="float" office:value="106219901" calcext:value-type="float">
            <text:p>1062199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99164" calcext:value-type="float">
            <text:p>9916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5396" calcext:value-type="float">
            <text:p>0.95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602381870927251" calcext:value-type="float">
            <text:p>0.60</text:p>
          </table:table-cell>
          <table:table-cell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6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0.63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Gm715</text:p>
          </table:table-cell>
          <table:table-cell office:value-type="float" office:value="60548019" calcext:value-type="float">
            <text:p>60548019</text:p>
          </table:table-cell>
          <table:table-cell office:value-type="float" office:value="60548849" calcext:value-type="float">
            <text:p>6054884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43062" calcext:value-type="float">
            <text:p>0.94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887262827936168" calcext:value-type="float">
            <text:p>0.89</text:p>
          </table:table-cell>
          <table:table-cell table:style-name="ce14" office:value-type="float" office:value="2.47323351857499" calcext:value-type="float">
            <text:p>2.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rk</text:p>
          </table:table-cell>
          <table:table-cell office:value-type="float" office:value="138914431" calcext:value-type="float">
            <text:p>138914431</text:p>
          </table:table-cell>
          <table:table-cell office:value-type="float" office:value="139010532" calcext:value-type="float">
            <text:p>1390105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96101" calcext:value-type="float">
            <text:p>9610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4102" calcext:value-type="float">
            <text:p>0.941</text:p>
          </table:table-cell>
          <table:table-cell table:style-name="ce18" office:value-type="float" office:value="104" calcext:value-type="float">
            <text:p>104</text:p>
          </table:table-cell>
          <table:table-cell table:style-name="ce14" office:value-type="float" office:value="0.226825225665115" calcext:value-type="float">
            <text:p>0.23</text:p>
          </table:table-cell>
          <table:table-cell table:style-name="ce14" office:value-type="float" office:value="0.159396390098947" calcext:value-type="float">
            <text:p>0.16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ipply1</text:p>
          </table:table-cell>
          <table:table-cell office:value-type="float" office:value="139779549" calcext:value-type="float">
            <text:p>139779549</text:p>
          </table:table-cell>
          <table:table-cell office:value-type="float" office:value="139782926" calcext:value-type="float">
            <text:p>1397829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9998" calcext:value-type="float">
            <text:p>0.940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5.30333731001304" calcext:value-type="float">
            <text:p>5.30</text:p>
          </table:table-cell>
          <table:table-cell table:style-name="ce19" office:value-type="float" office:value="2.71524183627244" calcext:value-type="float">
            <text:p>2.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1)</text:p>
          </table:table-cell>
          <table:table-cell office:value-type="string" calcext:value-type="string">
            <text:p>Yes (0.49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Irs4</text:p>
          </table:table-cell>
          <table:table-cell office:value-type="float" office:value="141710998" calcext:value-type="float">
            <text:p>141710998</text:p>
          </table:table-cell>
          <table:table-cell office:value-type="float" office:value="141725263" calcext:value-type="float">
            <text:p>1417252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4265" calcext:value-type="float">
            <text:p>1426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9182" calcext:value-type="float">
            <text:p>0.939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0.50763162430857" calcext:value-type="float">
            <text:p>0.51</text:p>
          </table:table-cell>
          <table:table-cell table:style-name="ce14" office:value-type="float" office:value="0.279893375178512" calcext:value-type="float">
            <text:p>0.2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364</text:p>
          </table:table-cell>
          <table:table-cell office:value-type="float" office:value="57409154" calcext:value-type="float">
            <text:p>57409154</text:p>
          </table:table-cell>
          <table:table-cell office:value-type="float" office:value="57488767" calcext:value-type="float">
            <text:p>574887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79613" calcext:value-type="float">
            <text:p>796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8918" calcext:value-type="float">
            <text:p>0.939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float" office:value="0.683966057527788" calcext:value-type="float">
            <text:p>0.68</text:p>
          </table:table-cell>
          <table:table-cell table:style-name="ce14" office:value-type="float" office:value="0.544727552063561" calcext:value-type="float">
            <text:p>0.5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54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oxo4</text:p>
          </table:table-cell>
          <table:table-cell office:value-type="float" office:value="101254528" calcext:value-type="float">
            <text:p>101254528</text:p>
          </table:table-cell>
          <table:table-cell office:value-type="float" office:value="101260873" calcext:value-type="float">
            <text:p>10126087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6345" calcext:value-type="float">
            <text:p>634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5478" calcext:value-type="float">
            <text:p>0.935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0.789981609975" calcext:value-type="float">
            <text:p>10.79</text:p>
          </table:table-cell>
          <table:table-cell table:style-name="ce19" office:value-type="float" office:value="14.1538505866455" calcext:value-type="float">
            <text:p>14.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94)</text:p>
          </table:table-cell>
          <table:table-cell office:value-type="string" calcext:value-type="string">
            <text:p>Yes (0.87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ited1</text:p>
          </table:table-cell>
          <table:table-cell office:value-type="float" office:value="102247714" calcext:value-type="float">
            <text:p>102247714</text:p>
          </table:table-cell>
          <table:table-cell office:value-type="float" office:value="102250946" calcext:value-type="float">
            <text:p>1022509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5418" calcext:value-type="float">
            <text:p>0.935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5.60483017875299" calcext:value-type="float">
            <text:p>5.60</text:p>
          </table:table-cell>
          <table:table-cell table:style-name="ce19" office:value-type="float" office:value="4.68701722676355" calcext:value-type="float">
            <text:p>4.6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s6st2</text:p>
          </table:table-cell>
          <table:table-cell office:value-type="float" office:value="51679992" calcext:value-type="float">
            <text:p>51679992</text:p>
          </table:table-cell>
          <table:table-cell office:value-type="float" office:value="51680565" calcext:value-type="float">
            <text:p>516805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4658" calcext:value-type="float">
            <text:p>0.935</text:p>
          </table:table-cell>
          <table:table-cell table:style-name="ce18" office:value-type="float" office:value="13" calcext:value-type="float">
            <text:p>13</text:p>
          </table:table-cell>
          <table:table-cell table:style-name="ce14" office:value-type="float" office:value="0.0944428602555342" calcext:value-type="float">
            <text:p>0.09</text:p>
          </table:table-cell>
          <table:table-cell table:style-name="ce14" office:value-type="float" office:value="0.15043327811567" calcext:value-type="float">
            <text:p>0.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Yes (0.47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bnl3</text:p>
          </table:table-cell>
          <table:table-cell office:value-type="float" office:value="51117269" calcext:value-type="float">
            <text:p>51117269</text:p>
          </table:table-cell>
          <table:table-cell office:value-type="float" office:value="51205832" calcext:value-type="float">
            <text:p>51205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8563" calcext:value-type="float">
            <text:p>8856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3358" calcext:value-type="float">
            <text:p>0.933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0.140553473257645" calcext:value-type="float">
            <text:p>0.14</text:p>
          </table:table-cell>
          <table:table-cell table:style-name="ce14" office:value-type="float" office:value="0.167910414367071" calcext:value-type="float">
            <text:p>0.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at1</text:p>
          </table:table-cell>
          <table:table-cell office:value-type="float" office:value="155215455" calcext:value-type="float">
            <text:p>155215455</text:p>
          </table:table-cell>
          <table:table-cell office:value-type="float" office:value="155216327" calcext:value-type="float">
            <text:p>1552163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218" calcext:value-type="float">
            <text:p>0.932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8.2512586473301" calcext:value-type="float">
            <text:p>18.25</text:p>
          </table:table-cell>
          <table:table-cell table:style-name="ce19" office:value-type="float" office:value="15.982274958508" calcext:value-type="float">
            <text:p>15.98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57)</text:p>
          </table:table-cell>
          <table:table-cell office:value-type="string" calcext:value-type="string">
            <text:p>Yes (0.83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9530027J09Rik</text:p>
          </table:table-cell>
          <table:table-cell office:value-type="float" office:value="48276792" calcext:value-type="float">
            <text:p>48276792</text:p>
          </table:table-cell>
          <table:table-cell office:value-type="float" office:value="48285426" calcext:value-type="float">
            <text:p>48285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8634" calcext:value-type="float">
            <text:p>863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3097" calcext:value-type="float">
            <text:p>0.931</text:p>
          </table:table-cell>
          <table:table-cell table:style-name="ce18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435879083376276" calcext:value-type="float">
            <text:p>0.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4705</text:p>
          </table:table-cell>
          <table:table-cell office:value-type="float" office:value="69356596" calcext:value-type="float">
            <text:p>69356596</text:p>
          </table:table-cell>
          <table:table-cell office:value-type="float" office:value="69360626" calcext:value-type="float">
            <text:p>693606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27634" calcext:value-type="float">
            <text:p>0.928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float" office:value="0.0644731908022871" calcext:value-type="float">
            <text:p>0.06</text:p>
          </table:table-cell>
          <table:table-cell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gag4</text:p>
          </table:table-cell>
          <table:table-cell office:value-type="float" office:value="102066544" calcext:value-type="float">
            <text:p>102066544</text:p>
          </table:table-cell>
          <table:table-cell office:value-type="float" office:value="102071196" calcext:value-type="float">
            <text:p>102071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652" calcext:value-type="float">
            <text:p>46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23938" calcext:value-type="float">
            <text:p>0.924</text:p>
          </table:table-cell>
          <table:table-cell table:style-name="ce18" office:value-type="float" office:value="27" calcext:value-type="float">
            <text:p>27</text:p>
          </table:table-cell>
          <table:table-cell table:style-name="ce14" office:value-type="float" office:value="0.464596981735952" calcext:value-type="float">
            <text:p>0.46</text:p>
          </table:table-cell>
          <table:table-cell table:style-name="ce14" office:value-type="float" office:value="0.493355430476387" calcext:value-type="float">
            <text:p>0.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k26</text:p>
          </table:table-cell>
          <table:table-cell office:value-type="float" office:value="50841441" calcext:value-type="float">
            <text:p>50841441</text:p>
          </table:table-cell>
          <table:table-cell office:value-type="float" office:value="50893097" calcext:value-type="float">
            <text:p>5089309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1656" calcext:value-type="float">
            <text:p>5165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22756" calcext:value-type="float">
            <text:p>0.923</text:p>
          </table:table-cell>
          <table:table-cell table:style-name="ce18" office:value-type="float" office:value="10" calcext:value-type="float">
            <text:p>10</text:p>
          </table:table-cell>
          <table:table-cell table:style-name="ce14" office:value-type="float" office:value="0.536212433767912" calcext:value-type="float">
            <text:p>0.54</text:p>
          </table:table-cell>
          <table:table-cell table:style-name="ce14" office:value-type="float" office:value="0.557025518046404" calcext:value-type="float">
            <text:p>0.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ff2</text:p>
          </table:table-cell>
          <table:table-cell office:value-type="float" office:value="69360700" calcext:value-type="float">
            <text:p>69360700</text:p>
          </table:table-cell>
          <table:table-cell office:value-type="float" office:value="69785176" calcext:value-type="float">
            <text:p>6978517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24476" calcext:value-type="float">
            <text:p>42447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22392" calcext:value-type="float">
            <text:p>0.922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float" office:value="0.169101282054712" calcext:value-type="float">
            <text:p>0.17</text:p>
          </table:table-cell>
          <table:table-cell table:style-name="ce14" office:value-type="float" office:value="0.383827911151984" calcext:value-type="float">
            <text:p>0.38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ro</text:p>
          </table:table-cell>
          <table:table-cell office:value-type="float" office:value="150653386" calcext:value-type="float">
            <text:p>150653386</text:p>
          </table:table-cell>
          <table:table-cell office:value-type="float" office:value="150657372" calcext:value-type="float">
            <text:p>150657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986" calcext:value-type="float">
            <text:p>398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20258" calcext:value-type="float">
            <text:p>0.920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.71797724373002" calcext:value-type="float">
            <text:p>1.72</text:p>
          </table:table-cell>
          <table:table-cell table:style-name="ce19" office:value-type="float" office:value="2.5755100926514" calcext:value-type="float">
            <text:p>2.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orc4</text:p>
          </table:table-cell>
          <table:table-cell office:value-type="float" office:value="139858910" calcext:value-type="float">
            <text:p>139858910</text:p>
          </table:table-cell>
          <table:table-cell office:value-type="float" office:value="139871199" calcext:value-type="float">
            <text:p>1398711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2289" calcext:value-type="float">
            <text:p>1228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9124" calcext:value-type="float">
            <text:p>0.919</text:p>
          </table:table-cell>
          <table:table-cell table:style-name="ce18" office:value-type="float" office:value="29" calcext:value-type="float">
            <text:p>29</text:p>
          </table:table-cell>
          <table:table-cell table:style-name="ce19" office:value-type="float" office:value="1.54343555228162" calcext:value-type="float">
            <text:p>1.54</text:p>
          </table:table-cell>
          <table:table-cell table:style-name="ce19" office:value-type="float" office:value="1.67401771515418" calcext:value-type="float">
            <text:p>1.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67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oxr2</text:p>
          </table:table-cell>
          <table:table-cell office:value-type="float" office:value="153118786" calcext:value-type="float">
            <text:p>153118786</text:p>
          </table:table-cell>
          <table:table-cell office:value-type="float" office:value="153132861" calcext:value-type="float">
            <text:p>153132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4075" calcext:value-type="float">
            <text:p>1407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6848" calcext:value-type="float">
            <text:p>0.917</text:p>
          </table:table-cell>
          <table:table-cell table:style-name="ce18" office:value-type="float" office:value="19" calcext:value-type="float">
            <text:p>19</text:p>
          </table:table-cell>
          <table:table-cell table:style-name="ce14" office:value-type="float" office:value="0.458957615944572" calcext:value-type="float">
            <text:p>0.46</text:p>
          </table:table-cell>
          <table:table-cell table:style-name="ce14" office:value-type="float" office:value="0.319834586669128" calcext:value-type="float">
            <text:p>0.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tchd1</text:p>
          </table:table-cell>
          <table:table-cell office:value-type="float" office:value="155573541" calcext:value-type="float">
            <text:p>155573541</text:p>
          </table:table-cell>
          <table:table-cell office:value-type="float" office:value="155623118" calcext:value-type="float">
            <text:p>155623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9577" calcext:value-type="float">
            <text:p>4957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6608" calcext:value-type="float">
            <text:p>0.917</text:p>
          </table:table-cell>
          <table:table-cell table:style-name="ce18" office:value-type="float" office:value="10" calcext:value-type="float">
            <text:p>10</text:p>
          </table:table-cell>
          <table:table-cell table:style-name="ce14" office:value-type="float" office:value="0.817876217432008" calcext:value-type="float">
            <text:p>0.82</text:p>
          </table:table-cell>
          <table:table-cell table:style-name="ce14" office:value-type="float" office:value="0.683945775020239" calcext:value-type="float">
            <text:p>0.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4662</text:p>
          </table:table-cell>
          <table:table-cell office:value-type="float" office:value="60893653" calcext:value-type="float">
            <text:p>60893653</text:p>
          </table:table-cell>
          <table:table-cell office:value-type="float" office:value="60898067" calcext:value-type="float">
            <text:p>6089806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tisense</text:p>
          </table:table-cell>
          <table:table-cell office:value-type="float" office:value="4414" calcext:value-type="float">
            <text:p>441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552" calcext:value-type="float">
            <text:p>0.91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.3393558765031" calcext:value-type="float">
            <text:p>1.34</text:p>
          </table:table-cell>
          <table:table-cell table:style-name="ce19" office:value-type="float" office:value="1.40003886507889" calcext:value-type="float">
            <text:p>1.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xf2</text:p>
          </table:table-cell>
          <table:table-cell office:value-type="float" office:value="134944528" calcext:value-type="float">
            <text:p>134944528</text:p>
          </table:table-cell>
          <table:table-cell office:value-type="float" office:value="134963896" calcext:value-type="float">
            <text:p>134963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9368" calcext:value-type="float">
            <text:p>1936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4076" calcext:value-type="float">
            <text:p>0.914</text:p>
          </table:table-cell>
          <table:table-cell table:style-name="ce18" office:value-type="float" office:value="21" calcext:value-type="float">
            <text:p>21</text:p>
          </table:table-cell>
          <table:table-cell table:style-name="ce14" office:value-type="float" office:value="0.143558296342476" calcext:value-type="float">
            <text:p>0.14</text:p>
          </table:table-cell>
          <table:table-cell table:style-name="ce14" office:value-type="float" office:value="0.457333567853987" calcext:value-type="float">
            <text:p>0.4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69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gf13</text:p>
          </table:table-cell>
          <table:table-cell office:value-type="float" office:value="59062145" calcext:value-type="float">
            <text:p>59062145</text:p>
          </table:table-cell>
          <table:table-cell office:value-type="float" office:value="59134436" calcext:value-type="float">
            <text:p>59134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3824" calcext:value-type="float">
            <text:p>0.91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.90152265638931" calcext:value-type="float">
            <text:p>1.90</text:p>
          </table:table-cell>
          <table:table-cell table:style-name="ce19" office:value-type="float" office:value="2.27162979158421" calcext:value-type="float">
            <text:p>2.2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650</text:p>
          </table:table-cell>
          <table:table-cell office:value-type="float" office:value="155304199" calcext:value-type="float">
            <text:p>155304199</text:p>
          </table:table-cell>
          <table:table-cell office:value-type="float" office:value="155305749" calcext:value-type="float">
            <text:p>1553057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72291" calcext:value-type="float">
            <text:p>7229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13652" calcext:value-type="float">
            <text:p>0.914</text:p>
          </table:table-cell>
          <table:table-cell table:style-name="ce18" office:value-type="float" office:value="21" calcext:value-type="float">
            <text:p>21</text:p>
          </table:table-cell>
          <table:table-cell table:style-name="ce14" office:value-type="float" office:value="0.519796050852378" calcext:value-type="float">
            <text:p>0.52</text:p>
          </table:table-cell>
          <table:table-cell table:style-name="ce14" office:value-type="float" office:value="1.09582539398704" calcext:value-type="float">
            <text:p>1.1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5201</text:p>
          </table:table-cell>
          <table:table-cell office:value-type="float" office:value="162735078" calcext:value-type="float">
            <text:p>162735078</text:p>
          </table:table-cell>
          <table:table-cell office:value-type="float" office:value="162736613" calcext:value-type="float">
            <text:p>1627366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09672" calcext:value-type="float">
            <text:p>0.910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0.6636526241832" calcext:value-type="float">
            <text:p>10.66</text:p>
          </table:table-cell>
          <table:table-cell table:style-name="ce19" office:value-type="float" office:value="12.9818479794057" calcext:value-type="float">
            <text:p>12.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Xpnpep2</text:p>
          </table:table-cell>
          <table:table-cell office:value-type="float" office:value="48108929" calcext:value-type="float">
            <text:p>48108929</text:p>
          </table:table-cell>
          <table:table-cell office:value-type="float" office:value="48136670" calcext:value-type="float">
            <text:p>4813667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7741" calcext:value-type="float">
            <text:p>2774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0743" calcext:value-type="float">
            <text:p>0.907</text:p>
          </table:table-cell>
          <table:table-cell table:style-name="ce18" office:value-type="float" office:value="20" calcext:value-type="float">
            <text:p>20</text:p>
          </table:table-cell>
          <table:table-cell table:style-name="ce19" office:value-type="float" office:value="3.47647692298974" calcext:value-type="float">
            <text:p>3.48</text:p>
          </table:table-cell>
          <table:table-cell table:style-name="ce19" office:value-type="float" office:value="4.57446073036731" calcext:value-type="float">
            <text:p>4.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28730</text:p>
          </table:table-cell>
          <table:table-cell office:value-type="float" office:value="53051194" calcext:value-type="float">
            <text:p>53051194</text:p>
          </table:table-cell>
          <table:table-cell office:value-type="float" office:value="53052615" calcext:value-type="float">
            <text:p>53052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06374" calcext:value-type="float">
            <text:p>0.90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.39888936751482" calcext:value-type="float">
            <text:p>7.40</text:p>
          </table:table-cell>
          <table:table-cell table:style-name="ce19" office:value-type="float" office:value="8.26253303283846" calcext:value-type="float">
            <text:p>8.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doc1</text:p>
          </table:table-cell>
          <table:table-cell office:value-type="float" office:value="61709497" calcext:value-type="float">
            <text:p>61709497</text:p>
          </table:table-cell>
          <table:table-cell office:value-type="float" office:value="61710955" calcext:value-type="float">
            <text:p>6171095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905492" calcext:value-type="float">
            <text:p>0.905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.76874841333265" calcext:value-type="float">
            <text:p>1.77</text:p>
          </table:table-cell>
          <table:table-cell table:style-name="ce19" office:value-type="float" office:value="1.40867515691283" calcext:value-type="float">
            <text:p>1.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74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3010001F23Rik</text:p>
          </table:table-cell>
          <table:table-cell office:value-type="float" office:value="152369028" calcext:value-type="float">
            <text:p>152369028</text:p>
          </table:table-cell>
          <table:table-cell office:value-type="float" office:value="152416698" calcext:value-type="float">
            <text:p>15241669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transcript</text:p>
          </table:table-cell>
          <table:table-cell office:value-type="float" office:value="47670" calcext:value-type="float">
            <text:p>4767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99826" calcext:value-type="float">
            <text:p>0.9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270673792222818" calcext:value-type="float">
            <text:p>0.27</text:p>
          </table:table-cell>
          <table:table-cell table:style-name="ce14" office:value-type="float" office:value="0.242517745508474" calcext:value-type="float">
            <text:p>0.2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sx1</text:p>
          </table:table-cell>
          <table:table-cell office:value-type="float" office:value="137115397" calcext:value-type="float">
            <text:p>137115397</text:p>
          </table:table-cell>
          <table:table-cell office:value-type="float" office:value="137120171" calcext:value-type="float">
            <text:p>137120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774" calcext:value-type="float">
            <text:p>477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98044" calcext:value-type="float">
            <text:p>0.898</text:p>
          </table:table-cell>
          <table:table-cell table:style-name="ce18" office:value-type="float" office:value="23" calcext:value-type="float">
            <text:p>23</text:p>
          </table:table-cell>
          <table:table-cell table:style-name="ce14" office:value-type="float" office:value="0.680979807738414" calcext:value-type="float">
            <text:p>0.68</text:p>
          </table:table-cell>
          <table:table-cell table:style-name="ce14" office:value-type="float" office:value="0.961437268843671" calcext:value-type="float">
            <text:p>0.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6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430049B03Rik</text:p>
          </table:table-cell>
          <table:table-cell office:value-type="float" office:value="53055207" calcext:value-type="float">
            <text:p>53055207</text:p>
          </table:table-cell>
          <table:table-cell office:value-type="float" office:value="53057160" calcext:value-type="float">
            <text:p>53057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91112" calcext:value-type="float">
            <text:p>0.891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4.1216389379718" calcext:value-type="float">
            <text:p>4.12</text:p>
          </table:table-cell>
          <table:table-cell table:style-name="ce19" office:value-type="float" office:value="3.46494090725648" calcext:value-type="float">
            <text:p>3.46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pr173</text:p>
          </table:table-cell>
          <table:table-cell office:value-type="float" office:value="152343598" calcext:value-type="float">
            <text:p>152343598</text:p>
          </table:table-cell>
          <table:table-cell office:value-type="float" office:value="152368704" calcext:value-type="float">
            <text:p>1523687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5106" calcext:value-type="float">
            <text:p>2510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86448" calcext:value-type="float">
            <text:p>0.886</text:p>
          </table:table-cell>
          <table:table-cell table:style-name="ce18" office:value-type="float" office:value="11" calcext:value-type="float">
            <text:p>11</text:p>
          </table:table-cell>
          <table:table-cell table:style-name="ce14" office:value-type="float" office:value="1.99638477951462" calcext:value-type="float">
            <text:p>2.00</text:p>
          </table:table-cell>
          <table:table-cell table:style-name="ce14" office:value-type="float" office:value="0.976969770905933" calcext:value-type="float">
            <text:p>0.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xt2</text:p>
          </table:table-cell>
          <table:table-cell office:value-type="float" office:value="142228177" calcext:value-type="float">
            <text:p>142228177</text:p>
          </table:table-cell>
          <table:table-cell office:value-type="float" office:value="142239692" calcext:value-type="float">
            <text:p>14223969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1515" calcext:value-type="float">
            <text:p>1151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85572" calcext:value-type="float">
            <text:p>0.886</text:p>
          </table:table-cell>
          <table:table-cell table:style-name="ce18" office:value-type="float" office:value="37" calcext:value-type="float">
            <text:p>37</text:p>
          </table:table-cell>
          <table:table-cell table:style-name="ce19" office:value-type="float" office:value="3.40489903869207" calcext:value-type="float">
            <text:p>3.40</text:p>
          </table:table-cell>
          <table:table-cell table:style-name="ce19" office:value-type="float" office:value="3.88272743186867" calcext:value-type="float">
            <text:p>3.8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58)</text:p>
          </table:table-cell>
          <table:table-cell office:value-type="string" calcext:value-type="string">
            <text:p>Yes (0.83)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Gm14812</text:p>
          </table:table-cell>
          <table:table-cell office:value-type="float" office:value="99405331" calcext:value-type="float">
            <text:p>99405331</text:p>
          </table:table-cell>
          <table:table-cell office:value-type="float" office:value="99443797" calcext:value-type="float">
            <text:p>994437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38466" calcext:value-type="float">
            <text:p>3846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82486" calcext:value-type="float">
            <text:p>0.882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136996545896499" calcext:value-type="float">
            <text:p>0.14</text:p>
          </table:table-cell>
          <table:table-cell table:style-name="ce14" office:value-type="float" office:value="0.409152941140273" calcext:value-type="float">
            <text:p>0.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cdh19</text:p>
          </table:table-cell>
          <table:table-cell office:value-type="float" office:value="133582875" calcext:value-type="float">
            <text:p>133582875</text:p>
          </table:table-cell>
          <table:table-cell office:value-type="float" office:value="133687264" calcext:value-type="float">
            <text:p>133687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04389" calcext:value-type="float">
            <text:p>10438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81038" calcext:value-type="float">
            <text:p>0.881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.18075124180243" calcext:value-type="float">
            <text:p>4.18</text:p>
          </table:table-cell>
          <table:table-cell table:style-name="ce19" office:value-type="float" office:value="3.73183142438652" calcext:value-type="float">
            <text:p>3.73</text:p>
          </table:table-cell>
          <table:table-cell table:style-name="ce16" office:value-type="string" calcext:value-type="string">
            <text:p>Yes (7*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43337</text:p>
          </table:table-cell>
          <table:table-cell office:value-type="float" office:value="42489691" calcext:value-type="float">
            <text:p>42489691</text:p>
          </table:table-cell>
          <table:table-cell office:value-type="float" office:value="42491524" calcext:value-type="float">
            <text:p>424915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75118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603038775911904" calcext:value-type="float">
            <text:p>0.60</text:p>
          </table:table-cell>
          <table:table-cell table:style-name="ce14" office:value-type="float" office:value="0.640366740593805" calcext:value-type="float">
            <text:p>0.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1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2610002M06Rik</text:p>
          </table:table-cell>
          <table:table-cell office:value-type="float" office:value="107782751" calcext:value-type="float">
            <text:p>107782751</text:p>
          </table:table-cell>
          <table:table-cell office:value-type="float" office:value="107816126" calcext:value-type="float">
            <text:p>107816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3375" calcext:value-type="float">
            <text:p>3337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9066" calcext:value-type="float">
            <text:p>0.869</text:p>
          </table:table-cell>
          <table:table-cell table:style-name="ce18" office:value-type="float" office:value="35" calcext:value-type="float">
            <text:p>35</text:p>
          </table:table-cell>
          <table:table-cell table:style-name="ce14" office:value-type="float" office:value="0.426619825898927" calcext:value-type="float">
            <text:p>0.43</text:p>
          </table:table-cell>
          <table:table-cell table:style-name="ce14" office:value-type="float" office:value="0.301160324862662" calcext:value-type="float">
            <text:p>0.3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35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mcx2</text:p>
          </table:table-cell>
          <table:table-cell office:value-type="float" office:value="134807260" calcext:value-type="float">
            <text:p>134807260</text:p>
          </table:table-cell>
          <table:table-cell office:value-type="float" office:value="134807942" calcext:value-type="float">
            <text:p>1348079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86" calcext:value-type="float">
            <text:p>0.869</text:p>
          </table:table-cell>
          <table:table-cell table:style-name="ce18" office:value-type="float" office:value="51" calcext:value-type="float">
            <text:p>51</text:p>
          </table:table-cell>
          <table:table-cell table:style-name="ce19" office:value-type="float" office:value="2.03363694289209" calcext:value-type="float">
            <text:p>2.03</text:p>
          </table:table-cell>
          <table:table-cell table:style-name="ce19" office:value-type="float" office:value="1.81399563454176" calcext:value-type="float">
            <text:p>1.81</text:p>
          </table:table-cell>
          <table:table-cell office:value-type="string" calcext:value-type="string">
            <text:p>Yes (7*,7**)</text:p>
          </table:table-cell>
          <table:table-cell/>
          <table:table-cell office:value-type="string" calcext:value-type="string">
            <text:p>Yes (0.26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fnb1</text:p>
          </table:table-cell>
          <table:table-cell office:value-type="float" office:value="99136130" calcext:value-type="float">
            <text:p>99136130</text:p>
          </table:table-cell>
          <table:table-cell office:value-type="float" office:value="99148991" calcext:value-type="float">
            <text:p>9914899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2861" calcext:value-type="float">
            <text:p>1286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6304" calcext:value-type="float">
            <text:p>0.866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6.22973139979805" calcext:value-type="float">
            <text:p>6.23</text:p>
          </table:table-cell>
          <table:table-cell table:style-name="ce19" office:value-type="float" office:value="4.93316127827667" calcext:value-type="float">
            <text:p>4.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pln</text:p>
          </table:table-cell>
          <table:table-cell office:value-type="float" office:value="48025146" calcext:value-type="float">
            <text:p>48025146</text:p>
          </table:table-cell>
          <table:table-cell office:value-type="float" office:value="48034853" calcext:value-type="float">
            <text:p>480348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9707" calcext:value-type="float">
            <text:p>97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5422" calcext:value-type="float">
            <text:p>0.865</text:p>
          </table:table-cell>
          <table:table-cell table:style-name="ce18" office:value-type="float" office:value="9" calcext:value-type="float">
            <text:p>9</text:p>
          </table:table-cell>
          <table:table-cell table:style-name="ce14" office:value-type="float" office:value="1.17071357576208" calcext:value-type="float">
            <text:p>1.17</text:p>
          </table:table-cell>
          <table:table-cell table:style-name="ce14" office:value-type="float" office:value="0.606050485441311" calcext:value-type="float">
            <text:p>0.61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41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mcx6</text:p>
          </table:table-cell>
          <table:table-cell office:value-type="float" office:value="134748463" calcext:value-type="float">
            <text:p>134748463</text:p>
          </table:table-cell>
          <table:table-cell office:value-type="float" office:value="134751417" calcext:value-type="float">
            <text:p>134751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5166" calcext:value-type="float">
            <text:p>0.865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0.988623504981168" calcext:value-type="float">
            <text:p>0.99</text:p>
          </table:table-cell>
          <table:table-cell table:style-name="ce14" office:value-type="float" office:value="1.29915110868256" calcext:value-type="float">
            <text:p>1.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7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Kis2</text:p>
          </table:table-cell>
          <table:table-cell office:value-type="float" office:value="52742565" calcext:value-type="float">
            <text:p>52742565</text:p>
          </table:table-cell>
          <table:table-cell office:value-type="float" office:value="52744960" calcext:value-type="float">
            <text:p>52744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3266" calcext:value-type="float">
            <text:p>0.863</text:p>
          </table:table-cell>
          <table:table-cell table:style-name="ce18" office:value-type="float" office:value="19" calcext:value-type="float">
            <text:p>19</text:p>
          </table:table-cell>
          <table:table-cell table:style-name="ce19" office:value-type="float" office:value="69.3571482488697" calcext:value-type="float">
            <text:p>69.36</text:p>
          </table:table-cell>
          <table:table-cell table:style-name="ce19" office:value-type="float" office:value="48.3387657717257" calcext:value-type="float">
            <text:p>48.3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ir20b</text:p>
          </table:table-cell>
          <table:table-cell office:value-type="float" office:value="52742113" calcext:value-type="float">
            <text:p>52742113</text:p>
          </table:table-cell>
          <table:table-cell office:value-type="float" office:value="52745000" calcext:value-type="float">
            <text:p>52745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RNA</text:p>
          </table:table-cell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63266" calcext:value-type="float">
            <text:p>0.863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33.7936229590188" calcext:value-type="float">
            <text:p>33.79</text:p>
          </table:table-cell>
          <table:table-cell table:style-name="ce19" office:value-type="float" office:value="73.4020376405649" calcext:value-type="float">
            <text:p>73.4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mgn5</text:p>
          </table:table-cell>
          <table:table-cell office:value-type="float" office:value="109004534" calcext:value-type="float">
            <text:p>109004534</text:p>
          </table:table-cell>
          <table:table-cell office:value-type="float" office:value="109013404" calcext:value-type="float">
            <text:p>109013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58966" calcext:value-type="float">
            <text:p>0.85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.09681217946342" calcext:value-type="float">
            <text:p>2.10</text:p>
          </table:table-cell>
          <table:table-cell table:style-name="ce19" office:value-type="float" office:value="1.59404631897814" calcext:value-type="float">
            <text:p>1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Yes (0.8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37564</text:p>
          </table:table-cell>
          <table:table-cell office:value-type="float" office:value="42147988" calcext:value-type="float">
            <text:p>42147988</text:p>
          </table:table-cell>
          <table:table-cell office:value-type="float" office:value="42150181" calcext:value-type="float">
            <text:p>42150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C</text:p>
          </table:table-cell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56408" calcext:value-type="float">
            <text:p>0.8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.97905216167659" calcext:value-type="float">
            <text:p>2.98</text:p>
          </table:table-cell>
          <table:table-cell table:style-name="ce19" office:value-type="float" office:value="4.89346917603766" calcext:value-type="float">
            <text:p>4.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iah1b</text:p>
          </table:table-cell>
          <table:table-cell office:value-type="float" office:value="164071885" calcext:value-type="float">
            <text:p>164071885</text:p>
          </table:table-cell>
          <table:table-cell office:value-type="float" office:value="164076493" calcext:value-type="float">
            <text:p>1640764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38522" calcext:value-type="float">
            <text:p>0.839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45.2340742340463" calcext:value-type="float">
            <text:p>45.23</text:p>
          </table:table-cell>
          <table:table-cell table:style-name="ce19" office:value-type="float" office:value="28.1969129964228" calcext:value-type="float">
            <text:p>28.20</text:p>
          </table:table-cell>
          <table:table-cell office:value-type="string" calcext:value-type="string">
            <text:p>Yes (3,6)</text:p>
          </table:table-cell>
          <table:table-cell/>
          <table:table-cell office:value-type="string" calcext:value-type="string">
            <text:p>Yes (0.65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4597</text:p>
          </table:table-cell>
          <table:table-cell office:value-type="float" office:value="53577087" calcext:value-type="float">
            <text:p>53577087</text:p>
          </table:table-cell>
          <table:table-cell office:value-type="float" office:value="53608126" calcext:value-type="float">
            <text:p>53608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1039" calcext:value-type="float">
            <text:p>3103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33886" calcext:value-type="float">
            <text:p>0.83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5226</text:p>
          </table:table-cell>
          <table:table-cell office:value-type="float" office:value="166618102" calcext:value-type="float">
            <text:p>166618102</text:p>
          </table:table-cell>
          <table:table-cell office:value-type="float" office:value="166621542" calcext:value-type="float">
            <text:p>166621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33102" calcext:value-type="float">
            <text:p>0.833</text:p>
          </table:table-cell>
          <table:table-cell table:style-name="ce18" office:value-type="float" office:value="47" calcext:value-type="float">
            <text:p>47</text:p>
          </table:table-cell>
          <table:table-cell table:style-name="ce19" office:value-type="float" office:value="23.4521394299607" calcext:value-type="float">
            <text:p>23.45</text:p>
          </table:table-cell>
          <table:table-cell table:style-name="ce19" office:value-type="float" office:value="28.115623976763" calcext:value-type="float">
            <text:p>28.1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Ar</text:p>
          </table:table-cell>
          <table:table-cell office:value-type="float" office:value="98150626" calcext:value-type="float">
            <text:p>98150626</text:p>
          </table:table-cell>
          <table:table-cell office:value-type="float" office:value="98323215" calcext:value-type="float">
            <text:p>983232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72589" calcext:value-type="float">
            <text:p>17258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31544" calcext:value-type="float">
            <text:p>0.832</text:p>
          </table:table-cell>
          <table:table-cell table:style-name="ce18" office:value-type="float" office:value="18" calcext:value-type="float">
            <text:p>18</text:p>
          </table:table-cell>
          <table:table-cell table:style-name="ce14" office:value-type="float" office:value="0.121588952838878" calcext:value-type="float">
            <text:p>0.12</text:p>
          </table:table-cell>
          <table:table-cell table:style-name="ce14" office:value-type="float" office:value="0.32278820422412" calcext:value-type="float">
            <text:p>0.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prt</text:p>
          </table:table-cell>
          <table:table-cell office:value-type="float" office:value="104482818" calcext:value-type="float">
            <text:p>104482818</text:p>
          </table:table-cell>
          <table:table-cell office:value-type="float" office:value="104507490" calcext:value-type="float">
            <text:p>1045074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4672" calcext:value-type="float">
            <text:p>246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30706" calcext:value-type="float">
            <text:p>0.831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8.00038422325255" calcext:value-type="float">
            <text:p>8.00</text:p>
          </table:table-cell>
          <table:table-cell table:style-name="ce19" office:value-type="float" office:value="5.47966600441717" calcext:value-type="float">
            <text:p>5.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bqln2</text:p>
          </table:table-cell>
          <table:table-cell office:value-type="float" office:value="153498227" calcext:value-type="float">
            <text:p>153498227</text:p>
          </table:table-cell>
          <table:table-cell office:value-type="float" office:value="153501570" calcext:value-type="float">
            <text:p>15350157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2247" calcext:value-type="float">
            <text:p>0.82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44.8327751304947" calcext:value-type="float">
            <text:p>44.83</text:p>
          </table:table-cell>
          <table:table-cell table:style-name="ce19" office:value-type="float" office:value="35.383996613813" calcext:value-type="float">
            <text:p>35.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Yes (0.4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up62cl</text:p>
          </table:table-cell>
          <table:table-cell office:value-type="float" office:value="140028209" calcext:value-type="float">
            <text:p>140028209</text:p>
          </table:table-cell>
          <table:table-cell office:value-type="float" office:value="140062580" calcext:value-type="float">
            <text:p>140062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4371" calcext:value-type="float">
            <text:p>3437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20718" calcext:value-type="float">
            <text:p>0.82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.2115802016801" calcext:value-type="float">
            <text:p>12.21</text:p>
          </table:table-cell>
          <table:table-cell table:style-name="ce19" office:value-type="float" office:value="7.75419914197552" calcext:value-type="float">
            <text:p>7.7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96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ul4b</text:p>
          </table:table-cell>
          <table:table-cell office:value-type="float" office:value="38533570" calcext:value-type="float">
            <text:p>38533570</text:p>
          </table:table-cell>
          <table:table-cell office:value-type="float" office:value="38564662" calcext:value-type="float">
            <text:p>385646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1092" calcext:value-type="float">
            <text:p>3109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2049" calcext:value-type="float">
            <text:p>0.820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4.6161938345088" calcext:value-type="float">
            <text:p>34.62</text:p>
          </table:table-cell>
          <table:table-cell table:style-name="ce19" office:value-type="float" office:value="29.8308306858376" calcext:value-type="float">
            <text:p>29.83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ap2c</text:p>
          </table:table-cell>
          <table:table-cell office:value-type="float" office:value="51003912" calcext:value-type="float">
            <text:p>51003912</text:p>
          </table:table-cell>
          <table:table-cell office:value-type="float" office:value="51018018" calcext:value-type="float">
            <text:p>51018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4106" calcext:value-type="float">
            <text:p>1410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198" calcext:value-type="float">
            <text:p>0.8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9170964424866" calcext:value-type="float">
            <text:p>3.92</text:p>
          </table:table-cell>
          <table:table-cell table:style-name="ce19" office:value-type="float" office:value="4.14115868211932" calcext:value-type="float">
            <text:p>4.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84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par4</text:p>
          </table:table-cell>
          <table:table-cell office:value-type="float" office:value="106920625" calcext:value-type="float">
            <text:p>106920625</text:p>
          </table:table-cell>
          <table:table-cell office:value-type="float" office:value="106933900" calcext:value-type="float">
            <text:p>1069339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3275" calcext:value-type="float">
            <text:p>1327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15364" calcext:value-type="float">
            <text:p>0.815</text:p>
          </table:table-cell>
          <table:table-cell table:style-name="ce18" office:value-type="float" office:value="18" calcext:value-type="float">
            <text:p>18</text:p>
          </table:table-cell>
          <table:table-cell table:style-name="ce14" office:value-type="float" office:value="0.927878445826591" calcext:value-type="float">
            <text:p>0.93</text:p>
          </table:table-cell>
          <table:table-cell table:style-name="ce14" office:value-type="float" office:value="1.24703792121771" calcext:value-type="float">
            <text:p>1.25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32)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m14856</text:p>
          </table:table-cell>
          <table:table-cell office:value-type="float" office:value="106176314" calcext:value-type="float">
            <text:p>106176314</text:p>
          </table:table-cell>
          <table:table-cell office:value-type="float" office:value="106176926" calcext:value-type="float">
            <text:p>1061769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10488" calcext:value-type="float">
            <text:p>0.81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3.0303158376759" calcext:value-type="float">
            <text:p>13.03</text:p>
          </table:table-cell>
          <table:table-cell table:style-name="ce19" office:value-type="float" office:value="9.10041575967852" calcext:value-type="float">
            <text:p>9.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abre</text:p>
          </table:table-cell>
          <table:table-cell office:value-type="float" office:value="72255999" calcext:value-type="float">
            <text:p>72255999</text:p>
          </table:table-cell>
          <table:table-cell office:value-type="float" office:value="72274803" calcext:value-type="float">
            <text:p>722748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8804" calcext:value-type="float">
            <text:p>1880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807034" calcext:value-type="float">
            <text:p>0.807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.27141241169527" calcext:value-type="float">
            <text:p>1.27</text:p>
          </table:table-cell>
          <table:table-cell table:style-name="ce19" office:value-type="float" office:value="1.30189424869245" calcext:value-type="float">
            <text:p>1.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ak3</text:p>
          </table:table-cell>
          <table:table-cell office:value-type="float" office:value="143664391" calcext:value-type="float">
            <text:p>143664391</text:p>
          </table:table-cell>
          <table:table-cell office:value-type="float" office:value="143716145" calcext:value-type="float">
            <text:p>14371614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1754" calcext:value-type="float">
            <text:p>5175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99204" calcext:value-type="float">
            <text:p>0.799</text:p>
          </table:table-cell>
          <table:table-cell table:style-name="ce18" office:value-type="float" office:value="167" calcext:value-type="float">
            <text:p>167</text:p>
          </table:table-cell>
          <table:table-cell table:style-name="ce14" office:value-type="float" office:value="0.2187039707261" calcext:value-type="float">
            <text:p>0.22</text:p>
          </table:table-cell>
          <table:table-cell table:style-name="ce14" office:value-type="float" office:value="0.153689358543896" calcext:value-type="float">
            <text:p>0.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litrk4</text:p>
          </table:table-cell>
          <table:table-cell office:value-type="float" office:value="64264885" calcext:value-type="float">
            <text:p>64264885</text:p>
          </table:table-cell>
          <table:table-cell office:value-type="float" office:value="64276850" calcext:value-type="float">
            <text:p>642768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1965" calcext:value-type="float">
            <text:p>1196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98248" calcext:value-type="float">
            <text:p>0.798</text:p>
          </table:table-cell>
          <table:table-cell table:style-name="ce18" office:value-type="float" office:value="43" calcext:value-type="float">
            <text:p>43</text:p>
          </table:table-cell>
          <table:table-cell table:style-name="ce14" office:value-type="float" office:value="0.182719515234939" calcext:value-type="float">
            <text:p>0.18</text:p>
          </table:table-cell>
          <table:table-cell table:style-name="ce14" office:value-type="float" office:value="0.0503731243101212" calcext:value-type="float">
            <text:p>0.05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Fancb</text:p>
          </table:table-cell>
          <table:table-cell office:value-type="float" office:value="164980592" calcext:value-type="float">
            <text:p>164980592</text:p>
          </table:table-cell>
          <table:table-cell office:value-type="float" office:value="164997269" calcext:value-type="float">
            <text:p>1649972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6677" calcext:value-type="float">
            <text:p>1667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91304" calcext:value-type="float">
            <text:p>0.791</text:p>
          </table:table-cell>
          <table:table-cell table:style-name="ce18" office:value-type="float" office:value="38" calcext:value-type="float">
            <text:p>38</text:p>
          </table:table-cell>
          <table:table-cell table:style-name="ce19" office:value-type="float" office:value="9.51613921742399" calcext:value-type="float">
            <text:p>9.52</text:p>
          </table:table-cell>
          <table:table-cell table:style-name="ce19" office:value-type="float" office:value="12.0573243191005" calcext:value-type="float">
            <text:p>12.06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76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ragb</text:p>
          </table:table-cell>
          <table:table-cell office:value-type="float" office:value="153139987" calcext:value-type="float">
            <text:p>153139987</text:p>
          </table:table-cell>
          <table:table-cell office:value-type="float" office:value="153153187" calcext:value-type="float">
            <text:p>1531531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8719" calcext:value-type="float">
            <text:p>0.787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1.4287153899572" calcext:value-type="float">
            <text:p>11.43</text:p>
          </table:table-cell>
          <table:table-cell table:style-name="ce19" office:value-type="float" office:value="12.6779427279984" calcext:value-type="float">
            <text:p>12.6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1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8030474K03Rik</text:p>
          </table:table-cell>
          <table:table-cell office:value-type="float" office:value="101794656" calcext:value-type="float">
            <text:p>101794656</text:p>
          </table:table-cell>
          <table:table-cell office:value-type="float" office:value="101798638" calcext:value-type="float">
            <text:p>10179863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982" calcext:value-type="float">
            <text:p>398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86324" calcext:value-type="float">
            <text:p>0.786</text:p>
          </table:table-cell>
          <table:table-cell table:style-name="ce18" office:value-type="float" office:value="15" calcext:value-type="float">
            <text:p>15</text:p>
          </table:table-cell>
          <table:table-cell table:style-name="ce14" office:value-type="float" office:value="0.858484342998118" calcext:value-type="float">
            <text:p>0.86</text:p>
          </table:table-cell>
          <table:table-cell table:style-name="ce14" office:value-type="float" office:value="0.21976657976217" calcext:value-type="float">
            <text:p>0.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9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rhgap6</text:p>
          </table:table-cell>
          <table:table-cell office:value-type="float" office:value="169036750" calcext:value-type="float">
            <text:p>169036750</text:p>
          </table:table-cell>
          <table:table-cell office:value-type="float" office:value="169304435" calcext:value-type="float">
            <text:p>16930443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67685" calcext:value-type="float">
            <text:p>26768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84566" calcext:value-type="float">
            <text:p>0.785</text:p>
          </table:table-cell>
          <table:table-cell table:style-name="ce18" office:value-type="float" office:value="84" calcext:value-type="float">
            <text:p>84</text:p>
          </table:table-cell>
          <table:table-cell table:style-name="ce14" office:value-type="float" office:value="0.283707556624048" calcext:value-type="float">
            <text:p>0.28</text:p>
          </table:table-cell>
          <table:table-cell table:style-name="ce14" office:value-type="float" office:value="0.351032172093731" calcext:value-type="float">
            <text:p>0.35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1galt1c1</text:p>
          </table:table-cell>
          <table:table-cell office:value-type="float" office:value="38630785" calcext:value-type="float">
            <text:p>38630785</text:p>
          </table:table-cell>
          <table:table-cell office:value-type="float" office:value="38635087" calcext:value-type="float">
            <text:p>386350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302" calcext:value-type="float">
            <text:p>430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83878" calcext:value-type="float">
            <text:p>0.78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.15556189219379" calcext:value-type="float">
            <text:p>4.16</text:p>
          </table:table-cell>
          <table:table-cell table:style-name="ce19" office:value-type="float" office:value="6.18015775855688" calcext:value-type="float">
            <text:p>6.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4933416I08Rik</text:p>
          </table:table-cell>
          <table:table-cell office:value-type="float" office:value="53687450" calcext:value-type="float">
            <text:p>53687450</text:p>
          </table:table-cell>
          <table:table-cell office:value-type="float" office:value="53690919" calcext:value-type="float">
            <text:p>5369091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nprocessed_pseudogene</text:p>
          </table:table-cell>
          <table:table-cell office:value-type="float" office:value="3469" calcext:value-type="float">
            <text:p>346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77382" calcext:value-type="float">
            <text:p>0.777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208825142647411" calcext:value-type="float">
            <text:p>0.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8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4779</text:p>
          </table:table-cell>
          <table:table-cell office:value-type="float" office:value="101790053" calcext:value-type="float">
            <text:p>101790053</text:p>
          </table:table-cell>
          <table:table-cell office:value-type="float" office:value="101794476" calcext:value-type="float">
            <text:p>101794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4423" calcext:value-type="float">
            <text:p>442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77364" calcext:value-type="float">
            <text:p>0.777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0.393549725121407" calcext:value-type="float">
            <text:p>0.39</text:p>
          </table:table-cell>
          <table:table-cell table:style-name="ce14" office:value-type="float" office:value="0.470149160227798" calcext:value-type="float">
            <text:p>0.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20489</text:p>
          </table:table-cell>
          <table:table-cell office:value-type="float" office:value="101261405" calcext:value-type="float">
            <text:p>101261405</text:p>
          </table:table-cell>
          <table:table-cell office:value-type="float" office:value="101268176" calcext:value-type="float">
            <text:p>101268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6771" calcext:value-type="float">
            <text:p>677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7685" calcext:value-type="float">
            <text:p>0.77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1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l2rg</text:p>
          </table:table-cell>
          <table:table-cell office:value-type="float" office:value="101266666" calcext:value-type="float">
            <text:p>101266666</text:p>
          </table:table-cell>
          <table:table-cell office:value-type="float" office:value="101268190" calcext:value-type="float">
            <text:p>1012681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74396" calcext:value-type="float">
            <text:p>0.774</text:p>
          </table:table-cell>
          <table:table-cell table:style-name="ce18" office:value-type="float" office:value="12" calcext:value-type="float">
            <text:p>12</text:p>
          </table:table-cell>
          <table:table-cell table:style-name="ce14" office:value-type="float" office:value="0.154443948474017" calcext:value-type="float">
            <text:p>0.15</text:p>
          </table:table-cell>
          <table:table-cell table:style-name="ce14" office:value-type="float" office:value="0.430510484695395" calcext:value-type="float">
            <text:p>0.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6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Zbtb33</text:p>
          </table:table-cell>
          <table:table-cell office:value-type="float" office:value="38189834" calcext:value-type="float">
            <text:p>38189834</text:p>
          </table:table-cell>
          <table:table-cell office:value-type="float" office:value="38194068" calcext:value-type="float">
            <text:p>381940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234" calcext:value-type="float">
            <text:p>423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72254" calcext:value-type="float">
            <text:p>0.772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9.4527616668584" calcext:value-type="float">
            <text:p>9.45</text:p>
          </table:table-cell>
          <table:table-cell table:style-name="ce19" office:value-type="float" office:value="7.56662941706721" calcext:value-type="float">
            <text:p>7.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gsf1</text:p>
          </table:table-cell>
          <table:table-cell office:value-type="float" office:value="49782536" calcext:value-type="float">
            <text:p>49782536</text:p>
          </table:table-cell>
          <table:table-cell office:value-type="float" office:value="49797749" calcext:value-type="float">
            <text:p>497977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5213" calcext:value-type="float">
            <text:p>152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6701" calcext:value-type="float">
            <text:p>0.767</text:p>
          </table:table-cell>
          <table:table-cell table:style-name="ce18" office:value-type="float" office:value="21" calcext:value-type="float">
            <text:p>21</text:p>
          </table:table-cell>
          <table:table-cell table:style-name="ce14" office:value-type="float" office:value="0.0852190718926208" calcext:value-type="float">
            <text:p>0.09</text:p>
          </table:table-cell>
          <table:table-cell table:style-name="ce14" office:value-type="float" office:value="0.127257346810966" calcext:value-type="float">
            <text:p>0.13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lra2</text:p>
          </table:table-cell>
          <table:table-cell office:value-type="float" office:value="165129017" calcext:value-type="float">
            <text:p>165129017</text:p>
          </table:table-cell>
          <table:table-cell office:value-type="float" office:value="165327393" calcext:value-type="float">
            <text:p>165327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98376" calcext:value-type="float">
            <text:p>19837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64594" calcext:value-type="float">
            <text:p>0.76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sr2</text:p>
          </table:table-cell>
          <table:table-cell office:value-type="float" office:value="151089692" calcext:value-type="float">
            <text:p>151089692</text:p>
          </table:table-cell>
          <table:table-cell office:value-type="float" office:value="151096523" calcext:value-type="float">
            <text:p>1510965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6831" calcext:value-type="float">
            <text:p>683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62092" calcext:value-type="float">
            <text:p>0.762</text:p>
          </table:table-cell>
          <table:table-cell table:style-name="ce18" office:value-type="float" office:value="22" calcext:value-type="float">
            <text:p>22</text:p>
          </table:table-cell>
          <table:table-cell table:style-name="ce19" office:value-type="float" office:value="21.7674369842348" calcext:value-type="float">
            <text:p>21.77</text:p>
          </table:table-cell>
          <table:table-cell table:style-name="ce19" office:value-type="float" office:value="28.5120135697122" calcext:value-type="float">
            <text:p>28.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57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p1s2</text:p>
          </table:table-cell>
          <table:table-cell office:value-type="float" office:value="163909017" calcext:value-type="float">
            <text:p>163909017</text:p>
          </table:table-cell>
          <table:table-cell office:value-type="float" office:value="163933666" calcext:value-type="float">
            <text:p>16393366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4649" calcext:value-type="float">
            <text:p>2464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60434" calcext:value-type="float">
            <text:p>0.760</text:p>
          </table:table-cell>
          <table:table-cell table:style-name="ce18" office:value-type="float" office:value="27" calcext:value-type="float">
            <text:p>27</text:p>
          </table:table-cell>
          <table:table-cell table:style-name="ce19" office:value-type="float" office:value="7.99438997767138" calcext:value-type="float">
            <text:p>7.99</text:p>
          </table:table-cell>
          <table:table-cell table:style-name="ce19" office:value-type="float" office:value="11.2357600416575" calcext:value-type="float">
            <text:p>11.24</text:p>
          </table:table-cell>
          <table:table-cell office:value-type="string" calcext:value-type="string">
            <text:p>Yes (3,7* 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P23-106P7.5</text:p>
          </table:table-cell>
          <table:table-cell office:value-type="float" office:value="153721157" calcext:value-type="float">
            <text:p>153721157</text:p>
          </table:table-cell>
          <table:table-cell office:value-type="float" office:value="153723881" calcext:value-type="float">
            <text:p>1537238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58102" calcext:value-type="float">
            <text:p>0.758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3.15670206122611" calcext:value-type="float">
            <text:p>3.16</text:p>
          </table:table-cell>
          <table:table-cell table:style-name="ce19" office:value-type="float" office:value="4.57920968766827" calcext:value-type="float">
            <text:p>4.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smd10</text:p>
          </table:table-cell>
          <table:table-cell office:value-type="float" office:value="140948429" calcext:value-type="float">
            <text:p>140948429</text:p>
          </table:table-cell>
          <table:table-cell office:value-type="float" office:value="140956728" calcext:value-type="float">
            <text:p>140956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299" calcext:value-type="float">
            <text:p>829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53096" calcext:value-type="float">
            <text:p>0.753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8.95084511817565" calcext:value-type="float">
            <text:p>8.95</text:p>
          </table:table-cell>
          <table:table-cell table:style-name="ce19" office:value-type="float" office:value="7.59503725075961" calcext:value-type="float">
            <text:p>7.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65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ed2</text:p>
          </table:table-cell>
          <table:table-cell office:value-type="float" office:value="150806421" calcext:value-type="float">
            <text:p>150806421</text:p>
          </table:table-cell>
          <table:table-cell office:value-type="float" office:value="150813707" calcext:value-type="float">
            <text:p>1508137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52032" calcext:value-type="float">
            <text:p>0.752</text:p>
          </table:table-cell>
          <table:table-cell table:style-name="ce18" office:value-type="float" office:value="53" calcext:value-type="float">
            <text:p>53</text:p>
          </table:table-cell>
          <table:table-cell table:style-name="ce19" office:value-type="float" office:value="9.63662211298748" calcext:value-type="float">
            <text:p>9.64</text:p>
          </table:table-cell>
          <table:table-cell table:style-name="ce19" office:value-type="float" office:value="7.84103273344719" calcext:value-type="float">
            <text:p>7.84</text:p>
          </table:table-cell>
          <table:table-cell table:style-name="ce16" office:value-type="string" calcext:value-type="string">
            <text:p>Yes (7*,7**)</text:p>
          </table:table-cell>
          <table:table-cell/>
          <table:table-cell office:value-type="string" calcext:value-type="string">
            <text:p>Yes (0.46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onrf3</text:p>
          </table:table-cell>
          <table:table-cell office:value-type="float" office:value="36329216" calcext:value-type="float">
            <text:p>36329216</text:p>
          </table:table-cell>
          <table:table-cell office:value-type="float" office:value="36341754" calcext:value-type="float">
            <text:p>3634175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2538" calcext:value-type="float">
            <text:p>1253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9836" calcext:value-type="float">
            <text:p>0.7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.7730127470629" calcext:value-type="float">
            <text:p>1.77</text:p>
          </table:table-cell>
          <table:table-cell table:style-name="ce19" office:value-type="float" office:value="2.23364018003818" calcext:value-type="float">
            <text:p>2.2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ceal5</text:p>
          </table:table-cell>
          <table:table-cell office:value-type="float" office:value="136200948" calcext:value-type="float">
            <text:p>136200948</text:p>
          </table:table-cell>
          <table:table-cell office:value-type="float" office:value="136203876" calcext:value-type="float">
            <text:p>136203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8916" calcext:value-type="float">
            <text:p>0.749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.0432335194397" calcext:value-type="float">
            <text:p>2.04</text:p>
          </table:table-cell>
          <table:table-cell table:style-name="ce19" office:value-type="float" office:value="2.78962613360817" calcext:value-type="float">
            <text:p>2.79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9530051G07Rik</text:p>
          </table:table-cell>
          <table:table-cell office:value-type="float" office:value="153037629" calcext:value-type="float">
            <text:p>153037629</text:p>
          </table:table-cell>
          <table:table-cell office:value-type="float" office:value="153072915" calcext:value-type="float">
            <text:p>1530729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transcript</text:p>
          </table:table-cell>
          <table:table-cell office:value-type="float" office:value="35286" calcext:value-type="float">
            <text:p>3528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7932" calcext:value-type="float">
            <text:p>0.748</text:p>
          </table:table-cell>
          <table:table-cell table:style-name="ce18" office:value-type="float" office:value="49" calcext:value-type="float">
            <text:p>49</text:p>
          </table:table-cell>
          <table:table-cell table:style-name="ce19" office:value-type="float" office:value="1.11360128381658" calcext:value-type="float">
            <text:p>1.11</text:p>
          </table:table-cell>
          <table:table-cell table:style-name="ce19" office:value-type="float" office:value="1.19731461488914" calcext:value-type="float">
            <text:p>1.2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ih1h3b</text:p>
          </table:table-cell>
          <table:table-cell office:value-type="float" office:value="140062879" calcext:value-type="float">
            <text:p>140062879</text:p>
          </table:table-cell>
          <table:table-cell office:value-type="float" office:value="140106797" calcext:value-type="float">
            <text:p>14010679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3918" calcext:value-type="float">
            <text:p>4391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6292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24430596753312" calcext:value-type="float">
            <text:p>0.24</text:p>
          </table:table-cell>
          <table:table-cell table:style-name="ce14" office:value-type="float" office:value="0.194571339007462" calcext:value-type="float">
            <text:p>0.1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Fmr1os</text:p>
          </table:table-cell>
          <table:table-cell office:value-type="float" office:value="68667514" calcext:value-type="float">
            <text:p>68667514</text:p>
          </table:table-cell>
          <table:table-cell office:value-type="float" office:value="68678399" calcext:value-type="float">
            <text:p>686783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10885" calcext:value-type="float">
            <text:p>1088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3842" calcext:value-type="float">
            <text:p>0.744</text:p>
          </table:table-cell>
          <table:table-cell table:style-name="ce18" office:value-type="float" office:value="17" calcext:value-type="float">
            <text:p>17</text:p>
          </table:table-cell>
          <table:table-cell table:style-name="ce19" office:value-type="float" office:value="14.3807416827561" calcext:value-type="float">
            <text:p>14.38</text:p>
          </table:table-cell>
          <table:table-cell table:style-name="ce19" office:value-type="float" office:value="9.2588789732539" calcext:value-type="float">
            <text:p>9.2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mim10l2a</text:p>
          </table:table-cell>
          <table:table-cell office:value-type="float" office:value="56374586" calcext:value-type="float">
            <text:p>56374586</text:p>
          </table:table-cell>
          <table:table-cell office:value-type="float" office:value="56377799" calcext:value-type="float">
            <text:p>5637779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35751" calcext:value-type="float">
            <text:p>13575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2404" calcext:value-type="float">
            <text:p>0.742</text:p>
          </table:table-cell>
          <table:table-cell table:style-name="ce18" office:value-type="float" office:value="9" calcext:value-type="float">
            <text:p>9</text:p>
          </table:table-cell>
          <table:table-cell table:style-name="ce14" office:value-type="float" office:value="0.989191940759101" calcext:value-type="float">
            <text:p>0.99</text:p>
          </table:table-cell>
          <table:table-cell table:style-name="ce14" office:value-type="float" office:value="0.506453801567835" calcext:value-type="float">
            <text:p>0.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85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p3k15</text:p>
          </table:table-cell>
          <table:table-cell office:value-type="float" office:value="159987600" calcext:value-type="float">
            <text:p>159987600</text:p>
          </table:table-cell>
          <table:table-cell office:value-type="float" office:value="160123351" calcext:value-type="float">
            <text:p>16012335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2316" calcext:value-type="float">
            <text:p>0.742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0.2704472769878" calcext:value-type="float">
            <text:p>10.27</text:p>
          </table:table-cell>
          <table:table-cell table:style-name="ce19" office:value-type="float" office:value="8.15919014307993" calcext:value-type="float">
            <text:p>8.16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m2155</text:p>
          </table:table-cell>
          <table:table-cell office:value-type="float" office:value="56371620" calcext:value-type="float">
            <text:p>56371620</text:p>
          </table:table-cell>
          <table:table-cell office:value-type="float" office:value="56374790" calcext:value-type="float">
            <text:p>563747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41794" calcext:value-type="float">
            <text:p>0.742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622522298222691" calcext:value-type="float">
            <text:p>0.62</text:p>
          </table:table-cell>
          <table:table-cell table:style-name="ce14" office:value-type="float" office:value="0.669319492163206" calcext:value-type="float">
            <text:p>0.6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5157</text:p>
          </table:table-cell>
          <table:table-cell office:value-type="float" office:value="155184500" calcext:value-type="float">
            <text:p>155184500</text:p>
          </table:table-cell>
          <table:table-cell office:value-type="float" office:value="155186380" calcext:value-type="float">
            <text:p>1551863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3802" calcext:value-type="float">
            <text:p>0.73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75051141978859" calcext:value-type="float">
            <text:p>0.18</text:p>
          </table:table-cell>
          <table:table-cell table:style-name="ce14" office:value-type="float" office:value="1.04561307180292" calcext:value-type="float">
            <text:p>1.0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dx4</text:p>
          </table:table-cell>
          <table:table-cell office:value-type="float" office:value="103321398" calcext:value-type="float">
            <text:p>103321398</text:p>
          </table:table-cell>
          <table:table-cell office:value-type="float" office:value="103330592" calcext:value-type="float">
            <text:p>10333059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9194" calcext:value-type="float">
            <text:p>919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37852" calcext:value-type="float">
            <text:p>0.738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0.626010706414464" calcext:value-type="float">
            <text:p>0.63</text:p>
          </table:table-cell>
          <table:table-cell table:style-name="ce14" office:value-type="float" office:value="0.598284565587895" calcext:value-type="float">
            <text:p>0.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dpd2</text:p>
          </table:table-cell>
          <table:table-cell office:value-type="float" office:value="100729942" calcext:value-type="float">
            <text:p>100729942</text:p>
          </table:table-cell>
          <table:table-cell office:value-type="float" office:value="100738894" calcext:value-type="float">
            <text:p>10073889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8952" calcext:value-type="float">
            <text:p>895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37826" calcext:value-type="float">
            <text:p>0.738</text:p>
          </table:table-cell>
          <table:table-cell table:style-name="ce18" office:value-type="float" office:value="25" calcext:value-type="float">
            <text:p>25</text:p>
          </table:table-cell>
          <table:table-cell table:style-name="ce14" office:value-type="float" office:value="0.426594581624332" calcext:value-type="float">
            <text:p>0.43</text:p>
          </table:table-cell>
          <table:table-cell table:style-name="ce14" office:value-type="float" office:value="0.859993498066935" calcext:value-type="float">
            <text:p>0.86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Hnrnph2</text:p>
          </table:table-cell>
          <table:table-cell office:value-type="float" office:value="134601271" calcext:value-type="float">
            <text:p>134601271</text:p>
          </table:table-cell>
          <table:table-cell office:value-type="float" office:value="134606384" calcext:value-type="float">
            <text:p>13460638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113" calcext:value-type="float">
            <text:p>51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3098" calcext:value-type="float">
            <text:p>0.73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.6289242044982" calcext:value-type="float">
            <text:p>12.63</text:p>
          </table:table-cell>
          <table:table-cell table:style-name="ce19" office:value-type="float" office:value="15.6582053286808" calcext:value-type="float">
            <text:p>15.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Kctd12b</text:p>
          </table:table-cell>
          <table:table-cell office:value-type="float" office:value="153685154" calcext:value-type="float">
            <text:p>153685154</text:p>
          </table:table-cell>
          <table:table-cell office:value-type="float" office:value="153696280" calcext:value-type="float">
            <text:p>153696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1126" calcext:value-type="float">
            <text:p>1112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29832" calcext:value-type="float">
            <text:p>0.730</text:p>
          </table:table-cell>
          <table:table-cell table:style-name="ce18" office:value-type="float" office:value="48" calcext:value-type="float">
            <text:p>48</text:p>
          </table:table-cell>
          <table:table-cell table:style-name="ce19" office:value-type="float" office:value="1.45278889050372" calcext:value-type="float">
            <text:p>1.45</text:p>
          </table:table-cell>
          <table:table-cell table:style-name="ce19" office:value-type="float" office:value="1.13708823087708" calcext:value-type="float">
            <text:p>1.14</text:p>
          </table:table-cell>
          <table:table-cell table:style-name="ce16" office:value-type="string" calcext:value-type="string">
            <text:p>Yes (7*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7598</text:p>
          </table:table-cell>
          <table:table-cell office:value-type="float" office:value="38476461" calcext:value-type="float">
            <text:p>38476461</text:p>
          </table:table-cell>
          <table:table-cell office:value-type="float" office:value="38482486" calcext:value-type="float">
            <text:p>3848248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ncRNA</text:p>
          </table:table-cell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22642" calcext:value-type="float">
            <text:p>0.723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.67570967451259" calcext:value-type="float">
            <text:p>2.68</text:p>
          </table:table-cell>
          <table:table-cell table:style-name="ce19" office:value-type="float" office:value="2.58540638503431" calcext:value-type="float">
            <text:p>2.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5067</text:p>
          </table:table-cell>
          <table:table-cell office:value-type="float" office:value="144268049" calcext:value-type="float">
            <text:p>144268049</text:p>
          </table:table-cell>
          <table:table-cell office:value-type="float" office:value="144268204" calcext:value-type="float">
            <text:p>144268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2138" calcext:value-type="float">
            <text:p>0.721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.57546027780973" calcext:value-type="float">
            <text:p>1.58</text:p>
          </table:table-cell>
          <table:table-cell table:style-name="ce19" office:value-type="float" office:value="3.76420705849051" calcext:value-type="float">
            <text:p>3.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2310010G23Rik</text:p>
          </table:table-cell>
          <table:table-cell office:value-type="float" office:value="36814771" calcext:value-type="float">
            <text:p>36814771</text:p>
          </table:table-cell>
          <table:table-cell office:value-type="float" office:value="36817185" calcext:value-type="float">
            <text:p>3681718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tisense</text:p>
          </table:table-cell>
          <table:table-cell office:value-type="float" office:value="69054" calcext:value-type="float">
            <text:p>6905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15824" calcext:value-type="float">
            <text:p>0.716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4798</text:p>
          </table:table-cell>
          <table:table-cell office:value-type="float" office:value="94030250" calcext:value-type="float">
            <text:p>94030250</text:p>
          </table:table-cell>
          <table:table-cell office:value-type="float" office:value="94099304" calcext:value-type="float">
            <text:p>94099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1449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6.5052632634067" calcext:value-type="float">
            <text:p>16.51</text:p>
          </table:table-cell>
          <table:table-cell table:style-name="ce19" office:value-type="float" office:value="17.9906955001385" calcext:value-type="float">
            <text:p>17.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l13ra1</text:p>
          </table:table-cell>
          <table:table-cell office:value-type="float" office:value="36112110" calcext:value-type="float">
            <text:p>36112110</text:p>
          </table:table-cell>
          <table:table-cell office:value-type="float" office:value="36171259" calcext:value-type="float">
            <text:p>3617125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9149" calcext:value-type="float">
            <text:p>5914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13498" calcext:value-type="float">
            <text:p>0.713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.35045770972799" calcext:value-type="float">
            <text:p>2.35</text:p>
          </table:table-cell>
          <table:table-cell table:style-name="ce19" office:value-type="float" office:value="1.38419790809255" calcext:value-type="float">
            <text:p>1.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Jpx</text:p>
          </table:table-cell>
          <table:table-cell office:value-type="float" office:value="103493558" calcext:value-type="float">
            <text:p>103493558</text:p>
          </table:table-cell>
          <table:table-cell office:value-type="float" office:value="103506425" calcext:value-type="float">
            <text:p>1035064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ncRNA</text:p>
          </table:table-cell>
          <table:table-cell office:value-type="float" office:value="12867" calcext:value-type="float">
            <text:p>1286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11514" calcext:value-type="float">
            <text:p>0.712</text:p>
          </table:table-cell>
          <table:table-cell table:style-name="ce18" office:value-type="float" office:value="40" calcext:value-type="float">
            <text:p>40</text:p>
          </table:table-cell>
          <table:table-cell table:style-name="ce14" office:value-type="float" office:value="0.128407420761922" calcext:value-type="float">
            <text:p>0.13</text:p>
          </table:table-cell>
          <table:table-cell table:style-name="ce14" office:value-type="float" office:value="0.214760402710117" calcext:value-type="float">
            <text:p>0.21</text:p>
          </table:table-cell>
          <table:table-cell office:value-type="string" calcext:value-type="string">
            <text:p>Yes (6,7*,7*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Klhl34</text:p>
          </table:table-cell>
          <table:table-cell office:value-type="float" office:value="157818435" calcext:value-type="float">
            <text:p>157818435</text:p>
          </table:table-cell>
          <table:table-cell office:value-type="float" office:value="157820369" calcext:value-type="float">
            <text:p>1578203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11184" calcext:value-type="float">
            <text:p>0.711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0.9231912594808" calcext:value-type="float">
            <text:p>10.92</text:p>
          </table:table-cell>
          <table:table-cell table:style-name="ce19" office:value-type="float" office:value="11.9871027878132" calcext:value-type="float">
            <text:p>11.9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r5b</text:p>
          </table:table-cell>
          <table:table-cell office:value-type="float" office:value="163976822" calcext:value-type="float">
            <text:p>163976822</text:p>
          </table:table-cell>
          <table:table-cell office:value-type="float" office:value="164027997" calcext:value-type="float">
            <text:p>1640279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51175" calcext:value-type="float">
            <text:p>5117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07326" calcext:value-type="float">
            <text:p>0.707</text:p>
          </table:table-cell>
          <table:table-cell table:style-name="ce18" office:value-type="float" office:value="75" calcext:value-type="float">
            <text:p>75</text:p>
          </table:table-cell>
          <table:table-cell table:style-name="ce14" office:value-type="float" office:value="0.522178052418524" calcext:value-type="float">
            <text:p>0.52</text:p>
          </table:table-cell>
          <table:table-cell table:style-name="ce14" office:value-type="float" office:value="0.438979765555786" calcext:value-type="float">
            <text:p>0.44</text:p>
          </table:table-cell>
          <table:table-cell office:value-type="string" calcext:value-type="string">
            <text:p>Yes (1,5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7851</text:p>
          </table:table-cell>
          <table:table-cell office:value-type="float" office:value="52782694" calcext:value-type="float">
            <text:p>52782694</text:p>
          </table:table-cell>
          <table:table-cell office:value-type="float" office:value="52783016" calcext:value-type="float">
            <text:p>52783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03334" calcext:value-type="float">
            <text:p>0.703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.14135512386216" calcext:value-type="float">
            <text:p>1.14</text:p>
          </table:table-cell>
          <table:table-cell table:style-name="ce19" office:value-type="float" office:value="2.72701068633678" calcext:value-type="float">
            <text:p>2.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4930502E18Rik</text:p>
          </table:table-cell>
          <table:table-cell office:value-type="float" office:value="53724826" calcext:value-type="float">
            <text:p>53724826</text:p>
          </table:table-cell>
          <table:table-cell office:value-type="float" office:value="53738441" calcext:value-type="float">
            <text:p>5373844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3615" calcext:value-type="float">
            <text:p>1361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700698" calcext:value-type="float">
            <text:p>0.701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26.5233761135957" calcext:value-type="float">
            <text:p>26.52</text:p>
          </table:table-cell>
          <table:table-cell table:style-name="ce19" office:value-type="float" office:value="17.7975508224495" calcext:value-type="float">
            <text:p>17.80</text:p>
          </table:table-cell>
          <table:table-cell office:value-type="string" calcext:value-type="string">
            <text:p>Yes (7**)</text:p>
          </table:table-cell>
          <table:table-cell/>
          <table:table-cell office:value-type="string" calcext:value-type="string">
            <text:p>Yes (0.83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mt2b</text:p>
          </table:table-cell>
          <table:table-cell office:value-type="float" office:value="134262488" calcext:value-type="float">
            <text:p>134262488</text:p>
          </table:table-cell>
          <table:table-cell office:value-type="float" office:value="134276984" calcext:value-type="float">
            <text:p>1342769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4496" calcext:value-type="float">
            <text:p>1449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9606" calcext:value-type="float">
            <text:p>0.70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.61740625328028" calcext:value-type="float">
            <text:p>2.62</text:p>
          </table:table-cell>
          <table:table-cell table:style-name="ce19" office:value-type="float" office:value="2.96892923331028" calcext:value-type="float">
            <text:p>2.97</text:p>
          </table:table-cell>
          <table:table-cell office:value-type="string" calcext:value-type="string">
            <text:p>Yes (6,7*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p1l3</text:p>
          </table:table-cell>
          <table:table-cell office:value-type="float" office:value="122394565" calcext:value-type="float">
            <text:p>122394565</text:p>
          </table:table-cell>
          <table:table-cell office:value-type="float" office:value="122397401" calcext:value-type="float">
            <text:p>1223974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9548" calcext:value-type="float">
            <text:p>0.700</text:p>
          </table:table-cell>
          <table:table-cell table:style-name="ce18" office:value-type="float" office:value="13" calcext:value-type="float">
            <text:p>13</text:p>
          </table:table-cell>
          <table:table-cell table:style-name="ce14" office:value-type="float" office:value="1.99251021388133" calcext:value-type="float">
            <text:p>1.99</text:p>
          </table:table-cell>
          <table:table-cell table:style-name="ce14" office:value-type="float" office:value="0.776193559822681" calcext:value-type="float">
            <text:p>0.7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4933402E13Rik</text:p>
          </table:table-cell>
          <table:table-cell office:value-type="float" office:value="62288150" calcext:value-type="float">
            <text:p>62288150</text:p>
          </table:table-cell>
          <table:table-cell office:value-type="float" office:value="62292078" calcext:value-type="float">
            <text:p>6229207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928" calcext:value-type="float">
            <text:p>392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6362" calcext:value-type="float">
            <text:p>0.696</text:p>
          </table:table-cell>
          <table:table-cell table:style-name="ce18" office:value-type="float" office:value="14" calcext:value-type="float">
            <text:p>14</text:p>
          </table:table-cell>
          <table:table-cell table:style-name="ce14" office:value-type="float" office:value="0.182053187658014" calcext:value-type="float">
            <text:p>0.18</text:p>
          </table:table-cell>
          <table:table-cell table:style-name="ce14" office:value-type="float" office:value="0.724958396450024" calcext:value-type="float">
            <text:p>0.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5229</text:p>
          </table:table-cell>
          <table:table-cell office:value-type="float" office:value="166482220" calcext:value-type="float">
            <text:p>166482220</text:p>
          </table:table-cell>
          <table:table-cell office:value-type="float" office:value="166483926" calcext:value-type="float">
            <text:p>1664839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5452" calcext:value-type="float">
            <text:p>0.695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263703651650556" calcext:value-type="float">
            <text:p>0.26</text:p>
          </table:table-cell>
          <table:table-cell table:style-name="ce14" office:value-type="float" office:value="0.105010068155315" calcext:value-type="float">
            <text:p>0.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Hdx</text:p>
          </table:table-cell>
          <table:table-cell office:value-type="float" office:value="111569931" calcext:value-type="float">
            <text:p>111569931</text:p>
          </table:table-cell>
          <table:table-cell office:value-type="float" office:value="111697079" calcext:value-type="float">
            <text:p>1116970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27148" calcext:value-type="float">
            <text:p>12714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289" calcext:value-type="float">
            <text:p>0.69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425344530635856" calcext:value-type="float">
            <text:p>0.43</text:p>
          </table:table-cell>
          <table:table-cell table:style-name="ce14" office:value-type="float" office:value="0.523530371256389" calcext:value-type="float">
            <text:p>0.5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ach2</text:p>
          </table:table-cell>
          <table:table-cell office:value-type="float" office:value="113298257" calcext:value-type="float">
            <text:p>113298257</text:p>
          </table:table-cell>
          <table:table-cell office:value-type="float" office:value="113835893" calcext:value-type="float">
            <text:p>11383589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37636" calcext:value-type="float">
            <text:p>5376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1186" calcext:value-type="float">
            <text:p>0.6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07588343253773" calcext:value-type="float">
            <text:p>3.08</text:p>
          </table:table-cell>
          <table:table-cell table:style-name="ce19" office:value-type="float" office:value="3.0794936748271" calcext:value-type="float">
            <text:p>3.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tmr1</text:p>
          </table:table-cell>
          <table:table-cell office:value-type="float" office:value="71364760" calcext:value-type="float">
            <text:p>71364760</text:p>
          </table:table-cell>
          <table:table-cell office:value-type="float" office:value="71419196" calcext:value-type="float">
            <text:p>7141919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4436" calcext:value-type="float">
            <text:p>544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90206" calcext:value-type="float">
            <text:p>0.690</text:p>
          </table:table-cell>
          <table:table-cell table:style-name="ce18" office:value-type="float" office:value="31" calcext:value-type="float">
            <text:p>31</text:p>
          </table:table-cell>
          <table:table-cell table:style-name="ce19" office:value-type="float" office:value="3.37679299688251" calcext:value-type="float">
            <text:p>3.38</text:p>
          </table:table-cell>
          <table:table-cell table:style-name="ce19" office:value-type="float" office:value="3.0067398931107" calcext:value-type="float">
            <text:p>3.01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91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eh1</text:p>
          </table:table-cell>
          <table:table-cell office:value-type="float" office:value="153036166" calcext:value-type="float">
            <text:p>153036166</text:p>
          </table:table-cell>
          <table:table-cell office:value-type="float" office:value="153037575" calcext:value-type="float">
            <text:p>1530375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89704" calcext:value-type="float">
            <text:p>0.69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2.4855054118036" calcext:value-type="float">
            <text:p>22.49</text:p>
          </table:table-cell>
          <table:table-cell table:style-name="ce19" office:value-type="float" office:value="19.5738767041506" calcext:value-type="float">
            <text:p>19.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26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4902</text:p>
          </table:table-cell>
          <table:table-cell office:value-type="float" office:value="100740100" calcext:value-type="float">
            <text:p>100740100</text:p>
          </table:table-cell>
          <table:table-cell office:value-type="float" office:value="100749421" calcext:value-type="float">
            <text:p>10074942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ncRNA</text:p>
          </table:table-cell>
          <table:table-cell office:value-type="float" office:value="9321" calcext:value-type="float">
            <text:p>932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87426" calcext:value-type="float">
            <text:p>0.68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4866</text:p>
          </table:table-cell>
          <table:table-cell office:value-type="float" office:value="100736983" calcext:value-type="float">
            <text:p>100736983</text:p>
          </table:table-cell>
          <table:table-cell office:value-type="float" office:value="100740100" calcext:value-type="float">
            <text:p>100740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85606" calcext:value-type="float">
            <text:p>0.686</text:p>
          </table:table-cell>
          <table:table-cell table:style-name="ce18" office:value-type="float" office:value="12" calcext:value-type="float">
            <text:p>12</text:p>
          </table:table-cell>
          <table:table-cell table:style-name="ce14" office:value-type="float" office:value="0.0580197836020582" calcext:value-type="float">
            <text:p>0.06</text:p>
          </table:table-cell>
          <table:table-cell table:style-name="ce14" office:value-type="float" office:value="0.13862518912288" calcext:value-type="float">
            <text:p>0.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6459</text:p>
          </table:table-cell>
          <table:table-cell office:value-type="float" office:value="162844838" calcext:value-type="float">
            <text:p>162844838</text:p>
          </table:table-cell>
          <table:table-cell office:value-type="float" office:value="162845523" calcext:value-type="float">
            <text:p>1628455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85036" calcext:value-type="float">
            <text:p>0.685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4.5098513632681" calcext:value-type="float">
            <text:p>14.51</text:p>
          </table:table-cell>
          <table:table-cell table:style-name="ce19" office:value-type="float" office:value="12.6260064746161" calcext:value-type="float">
            <text:p>12.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hoc2</text:p>
          </table:table-cell>
          <table:table-cell office:value-type="float" office:value="41860125" calcext:value-type="float">
            <text:p>41860125</text:p>
          </table:table-cell>
          <table:table-cell office:value-type="float" office:value="41911886" calcext:value-type="float">
            <text:p>419118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51761" calcext:value-type="float">
            <text:p>5176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8491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69647311984444" calcext:value-type="float">
            <text:p>3.70</text:p>
          </table:table-cell>
          <table:table-cell table:style-name="ce19" office:value-type="float" office:value="4.72888541881422" calcext:value-type="float">
            <text:p>4.7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100g</text:p>
          </table:table-cell>
          <table:table-cell office:value-type="float" office:value="162961992" calcext:value-type="float">
            <text:p>162961992</text:p>
          </table:table-cell>
          <table:table-cell office:value-type="float" office:value="162964599" calcext:value-type="float">
            <text:p>1629645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78804" calcext:value-type="float">
            <text:p>0.679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917525470507061" calcext:value-type="float">
            <text:p>0.92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um1l1</text:p>
          </table:table-cell>
          <table:table-cell office:value-type="float" office:value="139217166" calcext:value-type="float">
            <text:p>139217166</text:p>
          </table:table-cell>
          <table:table-cell office:value-type="float" office:value="139238335" calcext:value-type="float">
            <text:p>13923833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1169" calcext:value-type="float">
            <text:p>2116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77512" calcext:value-type="float">
            <text:p>0.678</text:p>
          </table:table-cell>
          <table:table-cell table:style-name="ce18" office:value-type="float" office:value="87" calcext:value-type="float">
            <text:p>87</text:p>
          </table:table-cell>
          <table:table-cell table:style-name="ce19" office:value-type="float" office:value="2.6807790856001" calcext:value-type="float">
            <text:p>2.68</text:p>
          </table:table-cell>
          <table:table-cell table:style-name="ce19" office:value-type="float" office:value="3.02128164809899" calcext:value-type="float">
            <text:p>3.0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4790</text:p>
          </table:table-cell>
          <table:table-cell office:value-type="float" office:value="93981069" calcext:value-type="float">
            <text:p>93981069</text:p>
          </table:table-cell>
          <table:table-cell office:value-type="float" office:value="93982469" calcext:value-type="float">
            <text:p>93982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73094" calcext:value-type="float">
            <text:p>0.673</text:p>
          </table:table-cell>
          <table:table-cell table:style-name="ce18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567687839447524" calcext:value-type="float">
            <text:p>0.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1700080O16Rik</text:p>
          </table:table-cell>
          <table:table-cell office:value-type="float" office:value="51968695" calcext:value-type="float">
            <text:p>51968695</text:p>
          </table:table-cell>
          <table:table-cell office:value-type="float" office:value="51972772" calcext:value-type="float">
            <text:p>51972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077" calcext:value-type="float">
            <text:p>407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67994" calcext:value-type="float">
            <text:p>0.668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.64265049971505" calcext:value-type="float">
            <text:p>1.64</text:p>
          </table:table-cell>
          <table:table-cell table:style-name="ce19" office:value-type="float" office:value="1.02790886574948" calcext:value-type="float">
            <text:p>1.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pin4</text:p>
          </table:table-cell>
          <table:table-cell office:value-type="float" office:value="95022510" calcext:value-type="float">
            <text:p>95022510</text:p>
          </table:table-cell>
          <table:table-cell office:value-type="float" office:value="95026682" calcext:value-type="float">
            <text:p>950266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61174" calcext:value-type="float">
            <text:p>0.661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4.38773049333926" calcext:value-type="float">
            <text:p>4.39</text:p>
          </table:table-cell>
          <table:table-cell table:style-name="ce19" office:value-type="float" office:value="4.99548974117432" calcext:value-type="float">
            <text:p>5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nma3</text:p>
          </table:table-cell>
          <table:table-cell office:value-type="float" office:value="73064787" calcext:value-type="float">
            <text:p>73064787</text:p>
          </table:table-cell>
          <table:table-cell office:value-type="float" office:value="73068191" calcext:value-type="float">
            <text:p>7306819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9514" calcext:value-type="float">
            <text:p>3951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6022" calcext:value-type="float">
            <text:p>0.66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611897518613602" calcext:value-type="float">
            <text:p>0.61</text:p>
          </table:table-cell>
          <table:table-cell table:style-name="ce14" office:value-type="float" office:value="0.655375336076472" calcext:value-type="float">
            <text:p>0.6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ldn34c1</text:p>
          </table:table-cell>
          <table:table-cell office:value-type="float" office:value="123103568" calcext:value-type="float">
            <text:p>123103568</text:p>
          </table:table-cell>
          <table:table-cell office:value-type="float" office:value="123143082" calcext:value-type="float">
            <text:p>12314308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404" calcext:value-type="float">
            <text:p>340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58086" calcext:value-type="float">
            <text:p>0.658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float" office:value="0.61352726237172" calcext:value-type="float">
            <text:p>0.61</text:p>
          </table:table-cell>
          <table:table-cell table:style-name="ce14" office:value-type="float" office:value="0.474256924549905" calcext:value-type="float">
            <text:p>0.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msb15a</text:p>
          </table:table-cell>
          <table:table-cell office:value-type="float" office:value="135718667" calcext:value-type="float">
            <text:p>135718667</text:p>
          </table:table-cell>
          <table:table-cell office:value-type="float" office:value="135725261" calcext:value-type="float">
            <text:p>1357252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6594" calcext:value-type="float">
            <text:p>659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55486" calcext:value-type="float">
            <text:p>0.655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2.60996605315028" calcext:value-type="float">
            <text:p>2.61</text:p>
          </table:table-cell>
          <table:table-cell table:style-name="ce19" office:value-type="float" office:value="1.03932088694605" calcext:value-type="float">
            <text:p>1.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rmcx5</text:p>
          </table:table-cell>
          <table:table-cell office:value-type="float" office:value="135742733" calcext:value-type="float">
            <text:p>135742733</text:p>
          </table:table-cell>
          <table:table-cell office:value-type="float" office:value="135747322" calcext:value-type="float">
            <text:p>1357473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5198" calcext:value-type="float">
            <text:p>0.652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3.99299609850341" calcext:value-type="float">
            <text:p>3.99</text:p>
          </table:table-cell>
          <table:table-cell table:style-name="ce19" office:value-type="float" office:value="4.14798423210162" calcext:value-type="float">
            <text:p>4.1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52)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Gm15165</text:p>
          </table:table-cell>
          <table:table-cell office:value-type="float" office:value="93988318" calcext:value-type="float">
            <text:p>93988318</text:p>
          </table:table-cell>
          <table:table-cell office:value-type="float" office:value="93988819" calcext:value-type="float">
            <text:p>939888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4976" calcext:value-type="float">
            <text:p>0.650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2.93751159368508" calcext:value-type="float">
            <text:p>2.94</text:p>
          </table:table-cell>
          <table:table-cell table:style-name="ce19" office:value-type="float" office:value="3.50926076369235" calcext:value-type="float">
            <text:p>3.5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Tceal1</text:p>
          </table:table-cell>
          <table:table-cell office:value-type="float" office:value="136707982" calcext:value-type="float">
            <text:p>136707982</text:p>
          </table:table-cell>
          <table:table-cell office:value-type="float" office:value="136711478" calcext:value-type="float">
            <text:p>13671147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4722" calcext:value-type="float">
            <text:p>0.647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7.45145755239506" calcext:value-type="float">
            <text:p>7.45</text:p>
          </table:table-cell>
          <table:table-cell table:style-name="ce19" office:value-type="float" office:value="12.9754886682191" calcext:value-type="float">
            <text:p>12.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gfrap1</text:p>
          </table:table-cell>
          <table:table-cell office:value-type="float" office:value="136270775" calcext:value-type="float">
            <text:p>136270775</text:p>
          </table:table-cell>
          <table:table-cell office:value-type="float" office:value="136271920" calcext:value-type="float">
            <text:p>13627192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496" calcext:value-type="float">
            <text:p>349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45968" calcext:value-type="float">
            <text:p>0.646</text:p>
          </table:table-cell>
          <table:table-cell table:style-name="ce18" office:value-type="float" office:value="15" calcext:value-type="float">
            <text:p>15</text:p>
          </table:table-cell>
          <table:table-cell table:style-name="ce19" office:value-type="float" office:value="1.09602124214377" calcext:value-type="float">
            <text:p>1.10</text:p>
          </table:table-cell>
          <table:table-cell table:style-name="ce19" office:value-type="float" office:value="1.41409562347146" calcext:value-type="float">
            <text:p>1.41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35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5124</text:p>
          </table:table-cell>
          <table:table-cell office:value-type="float" office:value="21360940" calcext:value-type="float">
            <text:p>21360940</text:p>
          </table:table-cell>
          <table:table-cell office:value-type="float" office:value="21363022" calcext:value-type="float">
            <text:p>213630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nscribed_processed_pseudogene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43988" calcext:value-type="float">
            <text:p>0.644</text:p>
          </table:table-cell>
          <table:table-cell table:style-name="ce18" office:value-type="float" office:value="20" calcext:value-type="float">
            <text:p>20</text:p>
          </table:table-cell>
          <table:table-cell table:style-name="ce14" office:value-type="float" office:value="1.34448470097548" calcext:value-type="float">
            <text:p>1.34</text:p>
          </table:table-cell>
          <table:table-cell table:style-name="ce14" office:value-type="float" office:value="0.42831240052846" calcext:value-type="float">
            <text:p>0.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23786</text:p>
          </table:table-cell>
          <table:table-cell office:value-type="float" office:value="162748556" calcext:value-type="float">
            <text:p>162748556</text:p>
          </table:table-cell>
          <table:table-cell office:value-type="float" office:value="162748674" calcext:value-type="float">
            <text:p>16274867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noRNA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38678" calcext:value-type="float">
            <text:p>0.63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.04675789262378" calcext:value-type="float">
            <text:p>3.05</text:p>
          </table:table-cell>
          <table:table-cell table:style-name="ce19" office:value-type="float" office:value="1.21325682050521" calcext:value-type="float">
            <text:p>1.2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66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y2</text:p>
          </table:table-cell>
          <table:table-cell office:value-type="float" office:value="157566119" calcext:value-type="float">
            <text:p>157566119</text:p>
          </table:table-cell>
          <table:table-cell office:value-type="float" office:value="157568376" calcext:value-type="float">
            <text:p>157568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38466" calcext:value-type="float">
            <text:p>0.63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d1</text:p>
          </table:table-cell>
          <table:table-cell office:value-type="float" office:value="169879664" calcext:value-type="float">
            <text:p>169879664</text:p>
          </table:table-cell>
          <table:table-cell office:value-type="float" office:value="169990571" calcext:value-type="float">
            <text:p>16999057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10907" calcext:value-type="float">
            <text:p>1109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35058" calcext:value-type="float">
            <text:p>0.635</text:p>
          </table:table-cell>
          <table:table-cell table:style-name="ce18" office:value-type="float" office:value="197" calcext:value-type="float">
            <text:p>197</text:p>
          </table:table-cell>
          <table:table-cell table:style-name="ce19" office:value-type="float" office:value="5.21167886543309" calcext:value-type="float">
            <text:p>5.21</text:p>
          </table:table-cell>
          <table:table-cell table:style-name="ce19" office:value-type="float" office:value="7.0780536296259" calcext:value-type="float">
            <text:p>7.08</text:p>
          </table:table-cell>
          <table:table-cell office:value-type="string" calcext:value-type="string">
            <text:p>Yes (1,2,3,4,6,7*,7**)</text:p>
          </table:table-cell>
          <table:table-cell/>
          <table:table-cell office:value-type="string" calcext:value-type="string">
            <text:p>Yes (0.82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c3h12b</text:p>
          </table:table-cell>
          <table:table-cell office:value-type="float" office:value="95711678" calcext:value-type="float">
            <text:p>95711678</text:p>
          </table:table-cell>
          <table:table-cell office:value-type="float" office:value="95924758" calcext:value-type="float">
            <text:p>959247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3301" calcext:value-type="float">
            <text:p>0.633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439270425984483" calcext:value-type="float">
            <text:p>0.44</text:p>
          </table:table-cell>
          <table:table-cell table:style-name="ce14" office:value-type="float" office:value="2.09907524977487" calcext:value-type="float">
            <text:p>2.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5637</text:p>
          </table:table-cell>
          <table:table-cell office:value-type="float" office:value="60045111" calcext:value-type="float">
            <text:p>60045111</text:p>
          </table:table-cell>
          <table:table-cell office:value-type="float" office:value="60045750" calcext:value-type="float">
            <text:p>6004575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13080" calcext:value-type="float">
            <text:p>21308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32538" calcext:value-type="float">
            <text:p>0.633</text:p>
          </table:table-cell>
          <table:table-cell table:style-name="ce18" office:value-type="float" office:value="12" calcext:value-type="float">
            <text:p>12</text:p>
          </table:table-cell>
          <table:table-cell table:style-name="ce14" office:value-type="float" office:value="0.810875596173486" calcext:value-type="float">
            <text:p>0.81</text:p>
          </table:table-cell>
          <table:table-cell table:style-name="ce14" office:value-type="float" office:value="0.438657595461543" calcext:value-type="float">
            <text:p>0.44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U015836</text:p>
          </table:table-cell>
          <table:table-cell office:value-type="float" office:value="93968682" calcext:value-type="float">
            <text:p>93968682</text:p>
          </table:table-cell>
          <table:table-cell office:value-type="float" office:value="93969658" calcext:value-type="float">
            <text:p>9396965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21498" calcext:value-type="float">
            <text:p>0.621</text:p>
          </table:table-cell>
          <table:table-cell table:style-name="ce18" office:value-type="float" office:value="25" calcext:value-type="float">
            <text:p>25</text:p>
          </table:table-cell>
          <table:table-cell table:style-name="ce19" office:value-type="float" office:value="3.68473468273341" calcext:value-type="float">
            <text:p>3.68</text:p>
          </table:table-cell>
          <table:table-cell table:style-name="ce19" office:value-type="float" office:value="6.73493958561105" calcext:value-type="float">
            <text:p>6.73</text:p>
          </table:table-cell>
          <table:table-cell office:value-type="string" calcext:value-type="string">
            <text:p>Yes (5)</text:p>
          </table:table-cell>
          <table:table-cell/>
          <table:table-cell office:value-type="string" calcext:value-type="string">
            <text:p>Yes (0.71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808</text:p>
          </table:table-cell>
          <table:table-cell office:value-type="float" office:value="99459300" calcext:value-type="float">
            <text:p>99459300</text:p>
          </table:table-cell>
          <table:table-cell office:value-type="float" office:value="99460753" calcext:value-type="float">
            <text:p>994607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tisense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1657" calcext:value-type="float">
            <text:p>0.617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5.78687071572218" calcext:value-type="float">
            <text:p>5.79</text:p>
          </table:table-cell>
          <table:table-cell table:style-name="ce19" office:value-type="float" office:value="4.06659488313379" calcext:value-type="float">
            <text:p>4.0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rch2</text:p>
          </table:table-cell>
          <table:table-cell office:value-type="float" office:value="147470387" calcext:value-type="float">
            <text:p>147470387</text:p>
          </table:table-cell>
          <table:table-cell office:value-type="float" office:value="147554050" calcext:value-type="float">
            <text:p>147554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3663" calcext:value-type="float">
            <text:p>8366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12754" calcext:value-type="float">
            <text:p>0.613</text:p>
          </table:table-cell>
          <table:table-cell table:style-name="ce18" office:value-type="float" office:value="77" calcext:value-type="float">
            <text:p>77</text:p>
          </table:table-cell>
          <table:table-cell table:style-name="ce14" office:value-type="float" office:value="0.421104335937929" calcext:value-type="float">
            <text:p>0.42</text:p>
          </table:table-cell>
          <table:table-cell table:style-name="ce14" office:value-type="float" office:value="1.12046724124227" calcext:value-type="float">
            <text:p>1.12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54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sp51</text:p>
          </table:table-cell>
          <table:table-cell office:value-type="float" office:value="153006469" calcext:value-type="float">
            <text:p>153006469</text:p>
          </table:table-cell>
          <table:table-cell office:value-type="float" office:value="153009416" calcext:value-type="float">
            <text:p>15300941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092" calcext:value-type="float">
            <text:p>0.609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0.2590770903472" calcext:value-type="float">
            <text:p>10.26</text:p>
          </table:table-cell>
          <table:table-cell table:style-name="ce19" office:value-type="float" office:value="7.79313829759174" calcext:value-type="float">
            <text:p>7.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spd1</text:p>
          </table:table-cell>
          <table:table-cell office:value-type="float" office:value="53344598" calcext:value-type="float">
            <text:p>53344598</text:p>
          </table:table-cell>
          <table:table-cell office:value-type="float" office:value="53370502" calcext:value-type="float">
            <text:p>53370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5904" calcext:value-type="float">
            <text:p>2590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0678" calcext:value-type="float">
            <text:p>0.607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30.353112402694" calcext:value-type="float">
            <text:p>30.35</text:p>
          </table:table-cell>
          <table:table-cell table:style-name="ce19" office:value-type="float" office:value="17.3207685943204" calcext:value-type="float">
            <text:p>17.32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28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8097</text:p>
          </table:table-cell>
          <table:table-cell office:value-type="float" office:value="140445554" calcext:value-type="float">
            <text:p>140445554</text:p>
          </table:table-cell>
          <table:table-cell office:value-type="float" office:value="140446382" calcext:value-type="float">
            <text:p>140446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044" calcext:value-type="float">
            <text:p>0.604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5.78112203268662" calcext:value-type="float">
            <text:p>5.78</text:p>
          </table:table-cell>
          <table:table-cell table:style-name="ce19" office:value-type="float" office:value="5.31257208496248" calcext:value-type="float">
            <text:p>5.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xes1</text:p>
          </table:table-cell>
          <table:table-cell office:value-type="float" office:value="136032650" calcext:value-type="float">
            <text:p>136032650</text:p>
          </table:table-cell>
          <table:table-cell office:value-type="float" office:value="136034946" calcext:value-type="float">
            <text:p>1360349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60243" calcext:value-type="float">
            <text:p>0.602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4.58877734081037" calcext:value-type="float">
            <text:p>4.59</text:p>
          </table:table-cell>
          <table:table-cell table:style-name="ce19" office:value-type="float" office:value="4.83152652823972" calcext:value-type="float">
            <text:p>4.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49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c1</text:p>
          </table:table-cell>
          <table:table-cell office:value-type="float" office:value="53069996" calcext:value-type="float">
            <text:p>53069996</text:p>
          </table:table-cell>
          <table:table-cell office:value-type="float" office:value="53114530" calcext:value-type="float">
            <text:p>531145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4534" calcext:value-type="float">
            <text:p>4453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99732" calcext:value-type="float">
            <text:p>0.600</text:p>
          </table:table-cell>
          <table:table-cell table:style-name="ce18" office:value-type="float" office:value="14" calcext:value-type="float">
            <text:p>14</text:p>
          </table:table-cell>
          <table:table-cell table:style-name="ce14" office:value-type="float" office:value="0.0880902520925872" calcext:value-type="float">
            <text:p>0.09</text:p>
          </table:table-cell>
          <table:table-cell table:style-name="ce14" office:value-type="float" office:value="0.105235896258874" calcext:value-type="float">
            <text:p>0.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43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prasp2</text:p>
          </table:table-cell>
          <table:table-cell office:value-type="float" office:value="135839034" calcext:value-type="float">
            <text:p>135839034</text:p>
          </table:table-cell>
          <table:table-cell office:value-type="float" office:value="135844730" calcext:value-type="float">
            <text:p>13584473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696" calcext:value-type="float">
            <text:p>569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99646" calcext:value-type="float">
            <text:p>0.600</text:p>
          </table:table-cell>
          <table:table-cell table:style-name="ce18" office:value-type="float" office:value="14" calcext:value-type="float">
            <text:p>14</text:p>
          </table:table-cell>
          <table:table-cell table:style-name="ce19" office:value-type="float" office:value="2.65260316378361" calcext:value-type="float">
            <text:p>2.65</text:p>
          </table:table-cell>
          <table:table-cell table:style-name="ce19" office:value-type="float" office:value="2.94254864550282" calcext:value-type="float">
            <text:p>2.9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Xlr3b</text:p>
          </table:table-cell>
          <table:table-cell table:style-name="ce10" office:value-type="float" office:value="73192207" calcext:value-type="float">
            <text:p>73192207</text:p>
          </table:table-cell>
          <table:table-cell table:style-name="ce10" office:value-type="float" office:value="73202930" calcext:value-type="float">
            <text:p>7320293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0723" calcext:value-type="float">
            <text:p>1072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9461" calcext:value-type="float">
            <text:p>0.595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715208951513625" calcext:value-type="float">
            <text:p>0.72</text:p>
          </table:table-cell>
          <table:table-cell table:style-name="ce14" office:value-type="float" office:value="3.22347572707243" calcext:value-type="float">
            <text:p>3.2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Fundc2</text:p>
          </table:table-cell>
          <table:table-cell table:style-name="ce10" office:value-type="float" office:value="75382422" calcext:value-type="float">
            <text:p>75382422</text:p>
          </table:table-cell>
          <table:table-cell table:style-name="ce10" office:value-type="float" office:value="75387475" calcext:value-type="float">
            <text:p>7538747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5053" calcext:value-type="float">
            <text:p>505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8793" calcext:value-type="float">
            <text:p>0.588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float" office:value="0.352993613412307" calcext:value-type="float">
            <text:p>0.35</text:p>
          </table:table-cell>
          <table:table-cell table:style-name="ce14" office:value-type="float" office:value="0.632548977872013" calcext:value-type="float">
            <text:p>0.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Scml2</text:p>
          </table:table-cell>
          <table:table-cell table:style-name="ce10" office:value-type="float" office:value="161162772" calcext:value-type="float">
            <text:p>161162772</text:p>
          </table:table-cell>
          <table:table-cell table:style-name="ce10" office:value-type="float" office:value="161258213" calcext:value-type="float">
            <text:p>161258213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95441" calcext:value-type="float">
            <text:p>9544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86198" calcext:value-type="float">
            <text:p>0.586</text:p>
          </table:table-cell>
          <table:table-cell table:style-name="ce18" office:value-type="float" office:value="41" calcext:value-type="float">
            <text:p>41</text:p>
          </table:table-cell>
          <table:table-cell table:style-name="ce14" office:value-type="float" office:value="0.687303940903342" calcext:value-type="float">
            <text:p>0.69</text:p>
          </table:table-cell>
          <table:table-cell table:style-name="ce14" office:value-type="float" office:value="0.579585097342838" calcext:value-type="float">
            <text:p>0.5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74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Wbp5</text:p>
          </table:table-cell>
          <table:table-cell table:style-name="ce10" office:value-type="float" office:value="136245683" calcext:value-type="float">
            <text:p>136245683</text:p>
          </table:table-cell>
          <table:table-cell table:style-name="ce10" office:value-type="float" office:value="136247139" calcext:value-type="float">
            <text:p>13624713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8499" calcext:value-type="float">
            <text:p>0.585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.7836230008616" calcext:value-type="float">
            <text:p>10.78</text:p>
          </table:table-cell>
          <table:table-cell table:style-name="ce19" office:value-type="float" office:value="9.90962899679758" calcext:value-type="float">
            <text:p>9.91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47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Dusp9</text:p>
          </table:table-cell>
          <table:table-cell table:style-name="ce10" office:value-type="float" office:value="73639419" calcext:value-type="float">
            <text:p>73639419</text:p>
          </table:table-cell>
          <table:table-cell table:style-name="ce10" office:value-type="float" office:value="73643514" calcext:value-type="float">
            <text:p>73643514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4095" calcext:value-type="float">
            <text:p>409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9244" calcext:value-type="float">
            <text:p>0.579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2.4601428584452" calcext:value-type="float">
            <text:p>12.46</text:p>
          </table:table-cell>
          <table:table-cell table:style-name="ce19" office:value-type="float" office:value="13.3752427148127" calcext:value-type="float">
            <text:p>13.3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86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Sash3</text:p>
          </table:table-cell>
          <table:table-cell table:style-name="ce10" office:value-type="float" office:value="48146436" calcext:value-type="float">
            <text:p>48146436</text:p>
          </table:table-cell>
          <table:table-cell table:style-name="ce10" office:value-type="float" office:value="48161565" calcext:value-type="float">
            <text:p>4816156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4866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08315882324055" calcext:value-type="float">
            <text:p>3.08</text:p>
          </table:table-cell>
          <table:table-cell table:style-name="ce19" office:value-type="float" office:value="7.19111957768975" calcext:value-type="float">
            <text:p>7.19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Bex4</text:p>
          </table:table-cell>
          <table:table-cell table:style-name="ce10" office:value-type="float" office:value="136138996" calcext:value-type="float">
            <text:p>136138996</text:p>
          </table:table-cell>
          <table:table-cell table:style-name="ce10" office:value-type="float" office:value="136140443" calcext:value-type="float">
            <text:p>13614044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9310" calcext:value-type="float">
            <text:p>1931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4654" calcext:value-type="float">
            <text:p>0.575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2.55898864796211" calcext:value-type="float">
            <text:p>2.56</text:p>
          </table:table-cell>
          <table:table-cell table:style-name="ce19" office:value-type="float" office:value="1.95131690670531" calcext:value-type="float">
            <text:p>1.9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49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Zc4h2</text:p>
          </table:table-cell>
          <table:table-cell table:style-name="ce10" office:value-type="float" office:value="95639199" calcext:value-type="float">
            <text:p>95639199</text:p>
          </table:table-cell>
          <table:table-cell table:style-name="ce10" office:value-type="float" office:value="95658509" calcext:value-type="float">
            <text:p>9565850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5129" calcext:value-type="float">
            <text:p>1512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4562" calcext:value-type="float">
            <text:p>0.575</text:p>
          </table:table-cell>
          <table:table-cell table:style-name="ce18" office:value-type="float" office:value="12" calcext:value-type="float">
            <text:p>12</text:p>
          </table:table-cell>
          <table:table-cell table:style-name="ce19" office:value-type="float" office:value="1.74436468562871" calcext:value-type="float">
            <text:p>1.74</text:p>
          </table:table-cell>
          <table:table-cell table:style-name="ce19" office:value-type="float" office:value="2.63227329603819" calcext:value-type="float">
            <text:p>2.63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Cldn34-ps</text:p>
          </table:table-cell>
          <table:table-cell table:style-name="ce10" office:value-type="float" office:value="77674836" calcext:value-type="float">
            <text:p>77674836</text:p>
          </table:table-cell>
          <table:table-cell table:style-name="ce10" office:value-type="float" office:value="77675435" calcext:value-type="float">
            <text:p>7767543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2484" calcext:value-type="float">
            <text:p>0.572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204809836115265" calcext:value-type="float">
            <text:p>0.20</text:p>
          </table:table-cell>
          <table:table-cell table:style-name="ce14" office:value-type="float" office:value="0.489346917603766" calcext:value-type="float">
            <text:p>0.4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Cypt3</text:p>
          </table:table-cell>
          <table:table-cell table:style-name="ce10" office:value-type="float" office:value="153558593" calcext:value-type="float">
            <text:p>153558593</text:p>
          </table:table-cell>
          <table:table-cell table:style-name="ce10" office:value-type="float" office:value="153559429" calcext:value-type="float">
            <text:p>15355942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7018" calcext:value-type="float">
            <text:p>0.570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.27695737784425" calcext:value-type="float">
            <text:p>3.28</text:p>
          </table:table-cell>
          <table:table-cell table:style-name="ce19" office:value-type="float" office:value="3.47980030296011" calcext:value-type="float">
            <text:p>3.4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Gm1720</text:p>
          </table:table-cell>
          <table:table-cell table:style-name="ce10" office:value-type="float" office:value="166661276" calcext:value-type="float">
            <text:p>166661276</text:p>
          </table:table-cell>
          <table:table-cell table:style-name="ce10" office:value-type="float" office:value="166689812" calcext:value-type="float">
            <text:p>16668981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65756" calcext:value-type="float">
            <text:p>0.566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62.4362548896421" calcext:value-type="float">
            <text:p>62.44</text:p>
          </table:table-cell>
          <table:table-cell table:style-name="ce19" office:value-type="float" office:value="56.6195856165096" calcext:value-type="float">
            <text:p>56.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Gm15173</text:p>
          </table:table-cell>
          <table:table-cell table:style-name="ce10" office:value-type="float" office:value="157612689" calcext:value-type="float">
            <text:p>157612689</text:p>
          </table:table-cell>
          <table:table-cell table:style-name="ce10" office:value-type="float" office:value="157613121" calcext:value-type="float">
            <text:p>157613121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lincRNA</text:p>
          </table:table-cell>
          <table:table-cell table:style-name="ce10" office:value-type="float" office:value="28536" calcext:value-type="float">
            <text:p>285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65718" calcext:value-type="float">
            <text:p>0.566</text:p>
          </table:table-cell>
          <table:table-cell table:style-name="ce18" office:value-type="float" office:value="18" calcext:value-type="float">
            <text:p>18</text:p>
          </table:table-cell>
          <table:table-cell table:style-name="ce14" office:value-type="float" office:value="0.49056248171321" calcext:value-type="float">
            <text:p>0.49</text:p>
          </table:table-cell>
          <table:table-cell table:style-name="ce14" office:value-type="float" office:value="0.586044212699121" calcext:value-type="float">
            <text:p>0.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Tsc22d3</text:p>
          </table:table-cell>
          <table:table-cell table:style-name="ce10" office:value-type="float" office:value="140539537" calcext:value-type="float">
            <text:p>140539537</text:p>
          </table:table-cell>
          <table:table-cell table:style-name="ce10" office:value-type="float" office:value="140543101" calcext:value-type="float">
            <text:p>1405431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564" calcext:value-type="float">
            <text:p>356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61922" calcext:value-type="float">
            <text:p>0.562</text:p>
          </table:table-cell>
          <table:table-cell table:style-name="ce18" office:value-type="float" office:value="34" calcext:value-type="float">
            <text:p>34</text:p>
          </table:table-cell>
          <table:table-cell table:style-name="ce19" office:value-type="float" office:value="13.1916217871062" calcext:value-type="float">
            <text:p>13.19</text:p>
          </table:table-cell>
          <table:table-cell table:style-name="ce19" office:value-type="float" office:value="9.29995869668526" calcext:value-type="float">
            <text:p>9.3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0.37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grmc1</text:p>
          </table:table-cell>
          <table:table-cell table:style-name="ce10" office:value-type="float" office:value="36598206" calcext:value-type="float">
            <text:p>36598206</text:p>
          </table:table-cell>
          <table:table-cell table:style-name="ce10" office:value-type="float" office:value="36606079" calcext:value-type="float">
            <text:p>3660607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7873" calcext:value-type="float">
            <text:p>787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5820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19.908052678792" calcext:value-type="float">
            <text:p>119.91</text:p>
          </table:table-cell>
          <table:table-cell table:style-name="ce19" office:value-type="float" office:value="110.834309932226" calcext:value-type="float">
            <text:p>110.83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10344</text:p>
          </table:table-cell>
          <table:table-cell table:style-name="ce10" office:value-type="float" office:value="134745495" calcext:value-type="float">
            <text:p>134745495</text:p>
          </table:table-cell>
          <table:table-cell table:style-name="ce10" office:value-type="float" office:value="134746913" calcext:value-type="float">
            <text:p>13474691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EC</text:p>
          </table:table-cell>
          <table:table-cell table:style-name="ce10"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57548" calcext:value-type="float">
            <text:p>0.558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0.51960212122266" calcext:value-type="float">
            <text:p>0.52</text:p>
          </table:table-cell>
          <table:table-cell table:style-name="ce14" office:value-type="float" office:value="0.413824031800225" calcext:value-type="float">
            <text:p>0.4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Pja1</text:p>
          </table:table-cell>
          <table:table-cell table:style-name="ce10" office:value-type="float" office:value="99466146" calcext:value-type="float">
            <text:p>99466146</text:p>
          </table:table-cell>
          <table:table-cell table:style-name="ce10" office:value-type="float" office:value="99470672" calcext:value-type="float">
            <text:p>9947067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noRNA</text:p>
          </table:table-cell>
          <table:table-cell table:style-name="ce10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55878" calcext:value-type="float">
            <text:p>0.55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.1155114321706" calcext:value-type="float">
            <text:p>12.12</text:p>
          </table:table-cell>
          <table:table-cell table:style-name="ce19" office:value-type="float" office:value="14.4736412249001" calcext:value-type="float">
            <text:p>14.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Snord61</text:p>
          </table:table-cell>
          <table:table-cell table:style-name="ce10" office:value-type="float" office:value="57391449" calcext:value-type="float">
            <text:p>57391449</text:p>
          </table:table-cell>
          <table:table-cell table:style-name="ce10" office:value-type="float" office:value="57391519" calcext:value-type="float">
            <text:p>5739151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4526" calcext:value-type="float">
            <text:p>452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55562" calcext:value-type="float">
            <text:p>0.556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7.46779546846274" calcext:value-type="float">
            <text:p>7.47</text:p>
          </table:table-cell>
          <table:table-cell table:style-name="ce19" office:value-type="float" office:value="6.9780517131223" calcext:value-type="float">
            <text:p>6.9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0.36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Otud6a</text:p>
          </table:table-cell>
          <table:table-cell table:style-name="ce10" office:value-type="float" office:value="100429013" calcext:value-type="float">
            <text:p>100429013</text:p>
          </table:table-cell>
          <table:table-cell table:style-name="ce10" office:value-type="float" office:value="100429885" calcext:value-type="float">
            <text:p>10042988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553068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6.8973759241567" calcext:value-type="float">
            <text:p>6.90</text:p>
          </table:table-cell>
          <table:table-cell table:style-name="ce19" office:value-type="float" office:value="7.06273901696157" calcext:value-type="float">
            <text:p>7.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5730416F02Rik</text:p>
          </table:table-cell>
          <table:table-cell office:value-type="float" office:value="109001485" calcext:value-type="float">
            <text:p>109001485</text:p>
          </table:table-cell>
          <table:table-cell office:value-type="float" office:value="109002296" calcext:value-type="float">
            <text:p>10900229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811" calcext:value-type="float">
            <text:p>811</text:p>
          </table:table-cell>
          <table:table-cell office:value-type="float" office:value="0.002" calcext:value-type="float">
            <text:p>0.002</text:p>
          </table:table-cell>
          <table:table-cell table:style-name="ce15" office:value-type="float" office:value="0.548132" calcext:value-type="float">
            <text:p>0.548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.17808366385757" calcext:value-type="float">
            <text:p>3.18</text:p>
          </table:table-cell>
          <table:table-cell table:style-name="ce19" office:value-type="float" office:value="1.44634556927221" calcext:value-type="float">
            <text:p>1.45</text:p>
          </table:table-cell>
          <table:table-cell office:value-type="string" calcext:value-type="string">
            <text:p>Yes (5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Akap17b</text:p>
          </table:table-cell>
          <table:table-cell table:style-name="ce10" office:value-type="float" office:value="36611879" calcext:value-type="float">
            <text:p>36611879</text:p>
          </table:table-cell>
          <table:table-cell table:style-name="ce10" office:value-type="float" office:value="36645096" calcext:value-type="float">
            <text:p>3664509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3217" calcext:value-type="float">
            <text:p>33217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.54584" calcext:value-type="float">
            <text:p>0.546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4.50356461222972" calcext:value-type="float">
            <text:p>4.50</text:p>
          </table:table-cell>
          <table:table-cell table:style-name="ce19" office:value-type="float" office:value="4.54865200771117" calcext:value-type="float">
            <text:p>4.5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agee2</text:p>
          </table:table-cell>
          <table:table-cell table:style-name="ce10" office:value-type="float" office:value="104854952" calcext:value-type="float">
            <text:p>104854952</text:p>
          </table:table-cell>
          <table:table-cell table:style-name="ce10" office:value-type="float" office:value="104857267" calcext:value-type="float">
            <text:p>10485726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315" calcext:value-type="float">
            <text:p>2315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.545704" calcext:value-type="float">
            <text:p>0.546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.52632379331027" calcext:value-type="float">
            <text:p>6.53</text:p>
          </table:table-cell>
          <table:table-cell table:style-name="ce19" office:value-type="float" office:value="4.12014891764829" calcext:value-type="float">
            <text:p>4.1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9103</text:p>
          </table:table-cell>
          <table:table-cell office:value-type="float" office:value="102178194" calcext:value-type="float">
            <text:p>102178194</text:p>
          </table:table-cell>
          <table:table-cell office:value-type="float" office:value="102178657" calcext:value-type="float">
            <text:p>10217865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75921" calcext:value-type="float">
            <text:p>75921</text:p>
          </table:table-cell>
          <table:table-cell office:value-type="float" office:value="0.004" calcext:value-type="float">
            <text:p>0.004</text:p>
          </table:table-cell>
          <table:table-cell table:style-name="ce15" office:value-type="float" office:value="0.543588" calcext:value-type="float">
            <text:p>0.544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0.0747860239390359" calcext:value-type="float">
            <text:p>0.07</text:p>
          </table:table-cell>
          <table:table-cell table:style-name="ce14" office:value-type="float" office:value="0.119122893016436" calcext:value-type="float">
            <text:p>0.1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ria3</text:p>
          </table:table-cell>
          <table:table-cell office:value-type="float" office:value="41402740" calcext:value-type="float">
            <text:p>41402740</text:p>
          </table:table-cell>
          <table:table-cell office:value-type="float" office:value="41478661" calcext:value-type="float">
            <text:p>414786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463" calcext:value-type="float">
            <text:p>463</text:p>
          </table:table-cell>
          <table:table-cell office:value-type="float" office:value="0.002" calcext:value-type="float">
            <text:p>0.002</text:p>
          </table:table-cell>
          <table:table-cell table:style-name="ce15" office:value-type="float" office:value="0.542522" calcext:value-type="float">
            <text:p>0.543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5.1710989715011" calcext:value-type="float">
            <text:p>15.17</text:p>
          </table:table-cell>
          <table:table-cell table:style-name="ce19" office:value-type="float" office:value="21.7487518935007" calcext:value-type="float">
            <text:p>21.7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stf2</text:p>
          </table:table-cell>
          <table:table-cell office:value-type="float" office:value="134059334" calcext:value-type="float">
            <text:p>134059334</text:p>
          </table:table-cell>
          <table:table-cell office:value-type="float" office:value="134086819" calcext:value-type="float">
            <text:p>13408681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7485" calcext:value-type="float">
            <text:p>27485</text:p>
          </table:table-cell>
          <table:table-cell office:value-type="float" office:value="0.008" calcext:value-type="float">
            <text:p>0.008</text:p>
          </table:table-cell>
          <table:table-cell table:style-name="ce15" office:value-type="float" office:value="0.539234" calcext:value-type="float">
            <text:p>0.539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7.42937640810276" calcext:value-type="float">
            <text:p>7.43</text:p>
          </table:table-cell>
          <table:table-cell table:style-name="ce19" office:value-type="float" office:value="9.14726917873707" calcext:value-type="float">
            <text:p>9.15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Rab33a</text:p>
          </table:table-cell>
          <table:table-cell office:value-type="float" office:value="48519285" calcext:value-type="float">
            <text:p>48519285</text:p>
          </table:table-cell>
          <table:table-cell office:value-type="float" office:value="48530232" calcext:value-type="float">
            <text:p>48530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222" calcext:value-type="float">
            <text:p>2222</text:p>
          </table:table-cell>
          <table:table-cell office:value-type="float" office:value="0.014" calcext:value-type="float">
            <text:p>0.014</text:p>
          </table:table-cell>
          <table:table-cell table:style-name="ce15" office:value-type="float" office:value="0.534642" calcext:value-type="float">
            <text:p>0.53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35.5840284191511" calcext:value-type="float">
            <text:p>35.58</text:p>
          </table:table-cell>
          <table:table-cell table:style-name="ce19" office:value-type="float" office:value="39.9401313492789" calcext:value-type="float">
            <text:p>39.94</text:p>
          </table:table-cell>
          <table:table-cell office:value-type="string" calcext:value-type="string">
            <text:p>Yes (5,7*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msb4x</text:p>
          </table:table-cell>
          <table:table-cell office:value-type="float" office:value="167207093" calcext:value-type="float">
            <text:p>167207093</text:p>
          </table:table-cell>
          <table:table-cell office:value-type="float" office:value="167209315" calcext:value-type="float">
            <text:p>1672093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0947" calcext:value-type="float">
            <text:p>10947</text:p>
          </table:table-cell>
          <table:table-cell office:value-type="float" office:value="0.012" calcext:value-type="float">
            <text:p>0.012</text:p>
          </table:table-cell>
          <table:table-cell table:style-name="ce15" office:value-type="float" office:value="0.534464" calcext:value-type="float">
            <text:p>0.53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9.23236048809745" calcext:value-type="float">
            <text:p>9.23</text:p>
          </table:table-cell>
          <table:table-cell table:style-name="ce19" office:value-type="float" office:value="7.47965495819228" calcext:value-type="float">
            <text:p>7.4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xf3</text:p>
          </table:table-cell>
          <table:table-cell office:value-type="float" office:value="136072099" calcext:value-type="float">
            <text:p>136072099</text:p>
          </table:table-cell>
          <table:table-cell office:value-type="float" office:value="136085255" calcext:value-type="float">
            <text:p>136085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3156" calcext:value-type="float">
            <text:p>13156</text:p>
          </table:table-cell>
          <table:table-cell office:value-type="float" office:value="0.012" calcext:value-type="float">
            <text:p>0.012</text:p>
          </table:table-cell>
          <table:table-cell table:style-name="ce15" office:value-type="float" office:value="0.532564" calcext:value-type="float">
            <text:p>0.533</text:p>
          </table:table-cell>
          <table:table-cell table:style-name="ce18" office:value-type="float" office:value="19" calcext:value-type="float">
            <text:p>19</text:p>
          </table:table-cell>
          <table:table-cell table:style-name="ce19" office:value-type="float" office:value="2.01584484365419" calcext:value-type="float">
            <text:p>2.02</text:p>
          </table:table-cell>
          <table:table-cell table:style-name="ce19" office:value-type="float" office:value="1.2041016673321" calcext:value-type="float">
            <text:p>1.2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mem28</text:p>
          </table:table-cell>
          <table:table-cell office:value-type="float" office:value="99821021" calcext:value-type="float">
            <text:p>99821021</text:p>
          </table:table-cell>
          <table:table-cell office:value-type="float" office:value="99848790" calcext:value-type="float">
            <text:p>998487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7769" calcext:value-type="float">
            <text:p>27769</text:p>
          </table:table-cell>
          <table:table-cell office:value-type="float" office:value="0.04" calcext:value-type="float">
            <text:p>0.04</text:p>
          </table:table-cell>
          <table:table-cell table:style-name="ce15" office:value-type="float" office:value="0.527088" calcext:value-type="float">
            <text:p>0.527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.25746637676295" calcext:value-type="float">
            <text:p>1.26</text:p>
          </table:table-cell>
          <table:table-cell table:style-name="ce19" office:value-type="float" office:value="1.53977157496197" calcext:value-type="float">
            <text:p>1.54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3632454L22Rik</text:p>
          </table:table-cell>
          <table:table-cell office:value-type="float" office:value="135022734" calcext:value-type="float">
            <text:p>135022734</text:p>
          </table:table-cell>
          <table:table-cell office:value-type="float" office:value="135036148" calcext:value-type="float">
            <text:p>135036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13414" calcext:value-type="float">
            <text:p>13414</text:p>
          </table:table-cell>
          <table:table-cell office:value-type="float" office:value="0.084" calcext:value-type="float">
            <text:p>0.084</text:p>
          </table:table-cell>
          <table:table-cell table:style-name="ce15" office:value-type="float" office:value="0.522492" calcext:value-type="float">
            <text:p>0.522</text:p>
          </table:table-cell>
          <table:table-cell table:style-name="ce18" office:value-type="float" office:value="41" calcext:value-type="float">
            <text:p>41</text:p>
          </table:table-cell>
          <table:table-cell table:style-name="ce14" office:value-type="float" office:value="0.823565141162115" calcext:value-type="float">
            <text:p>0.82</text:p>
          </table:table-cell>
          <table:table-cell table:style-name="ce14" office:value-type="float" office:value="0.655907728713415" calcext:value-type="float">
            <text:p>0.66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lc25a5</text:p>
          </table:table-cell>
          <table:table-cell office:value-type="float" office:value="36795654" calcext:value-type="float">
            <text:p>36795654</text:p>
          </table:table-cell>
          <table:table-cell office:value-type="float" office:value="36797643" calcext:value-type="float">
            <text:p>3679764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989" calcext:value-type="float">
            <text:p>1989</text:p>
          </table:table-cell>
          <table:table-cell office:value-type="float" office:value="0.068" calcext:value-type="float">
            <text:p>0.068</text:p>
          </table:table-cell>
          <table:table-cell table:style-name="ce15" office:value-type="float" office:value="0.520606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5.1595072068692" calcext:value-type="float">
            <text:p>25.16</text:p>
          </table:table-cell>
          <table:table-cell table:style-name="ce19" office:value-type="float" office:value="25.329500230766" calcext:value-type="float">
            <text:p>25.33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ceal7</text:p>
          </table:table-cell>
          <table:table-cell office:value-type="float" office:value="136214779" calcext:value-type="float">
            <text:p>136214779</text:p>
          </table:table-cell>
          <table:table-cell office:value-type="float" office:value="136225387" calcext:value-type="float">
            <text:p>13622538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0608" calcext:value-type="float">
            <text:p>10608</text:p>
          </table:table-cell>
          <table:table-cell office:value-type="float" office:value="0.12" calcext:value-type="float">
            <text:p>0.12</text:p>
          </table:table-cell>
          <table:table-cell table:style-name="ce15" office:value-type="float" office:value="0.518836" calcext:value-type="float">
            <text:p>0.519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float" office:value="0.403897786915889" calcext:value-type="float">
            <text:p>0.40</text:p>
          </table:table-cell>
          <table:table-cell table:style-name="ce14" office:value-type="float" office:value="0.241255670141544" calcext:value-type="float">
            <text:p>0.24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F8a</text:p>
          </table:table-cell>
          <table:table-cell office:value-type="float" office:value="73228291" calcext:value-type="float">
            <text:p>73228291</text:p>
          </table:table-cell>
          <table:table-cell office:value-type="float" office:value="73230795" calcext:value-type="float">
            <text:p>7323079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504" calcext:value-type="float">
            <text:p>2504</text:p>
          </table:table-cell>
          <table:table-cell office:value-type="float" office:value="0.152" calcext:value-type="float">
            <text:p>0.152</text:p>
          </table:table-cell>
          <table:table-cell table:style-name="ce15" office:value-type="float" office:value="0.516156" calcext:value-type="float">
            <text:p>0.51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51.7543418207437" calcext:value-type="float">
            <text:p>51.75</text:p>
          </table:table-cell>
          <table:table-cell table:style-name="ce19" office:value-type="float" office:value="28.8919796860667" calcext:value-type="float">
            <text:p>28.8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7212</text:p>
          </table:table-cell>
          <table:table-cell office:value-type="float" office:value="48302876" calcext:value-type="float">
            <text:p>48302876</text:p>
          </table:table-cell>
          <table:table-cell office:value-type="float" office:value="48303776" calcext:value-type="float">
            <text:p>48303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900" calcext:value-type="float">
            <text:p>900</text:p>
          </table:table-cell>
          <table:table-cell office:value-type="float" office:value="0.204" calcext:value-type="float">
            <text:p>0.204</text:p>
          </table:table-cell>
          <table:table-cell table:style-name="ce15" office:value-type="float" office:value="0.512172" calcext:value-type="float">
            <text:p>0.512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.05936122128586" calcext:value-type="float">
            <text:p>1.06</text:p>
          </table:table-cell>
          <table:table-cell table:style-name="ce19" office:value-type="float" office:value="1.26555237311319" calcext:value-type="float">
            <text:p>1.2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ex1</text:p>
          </table:table-cell>
          <table:table-cell office:value-type="float" office:value="136214544" calcext:value-type="float">
            <text:p>136214544</text:p>
          </table:table-cell>
          <table:table-cell office:value-type="float" office:value="136215380" calcext:value-type="float">
            <text:p>136215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36" calcext:value-type="float">
            <text:p>836</text:p>
          </table:table-cell>
          <table:table-cell office:value-type="float" office:value="0.4" calcext:value-type="float">
            <text:p>0.4</text:p>
          </table:table-cell>
          <table:table-cell table:style-name="ce15" office:value-type="float" office:value="0.503598" calcext:value-type="float">
            <text:p>0.50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1.187737270166" calcext:value-type="float">
            <text:p>31.19</text:p>
          </table:table-cell>
          <table:table-cell table:style-name="ce19" office:value-type="float" office:value="22.2805510544716" calcext:value-type="float">
            <text:p>22.28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26618</text:p>
          </table:table-cell>
          <table:table-cell office:value-type="float" office:value="6027056" calcext:value-type="float">
            <text:p>6027056</text:p>
          </table:table-cell>
          <table:table-cell office:value-type="float" office:value="6092269" calcext:value-type="float">
            <text:p>60922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e_overlapping</text:p>
          </table:table-cell>
          <table:table-cell office:value-type="float" office:value="65213" calcext:value-type="float">
            <text:p>65213</text:p>
          </table:table-cell>
          <table:table-cell office:value-type="float" office:value="0.75" calcext:value-type="float">
            <text:p>0.75</text:p>
          </table:table-cell>
          <table:table-cell table:style-name="ce15" office:value-type="float" office:value="0.489598" calcext:value-type="float">
            <text:p>0.490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1.48353201210253" calcext:value-type="float">
            <text:p>1.48</text:p>
          </table:table-cell>
          <table:table-cell table:style-name="ce14" office:value-type="float" office:value="0.590760866322454" calcext:value-type="float">
            <text:p>0.5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14809</text:p>
          </table:table-cell>
          <table:table-cell office:value-type="float" office:value="99409571" calcext:value-type="float">
            <text:p>99409571</text:p>
          </table:table-cell>
          <table:table-cell office:value-type="float" office:value="99418895" calcext:value-type="float">
            <text:p>994188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9324" calcext:value-type="float">
            <text:p>9324</text:p>
          </table:table-cell>
          <table:table-cell office:value-type="float" office:value="0.752" calcext:value-type="float">
            <text:p>0.752</text:p>
          </table:table-cell>
          <table:table-cell table:style-name="ce15" office:value-type="float" office:value="0.489438" calcext:value-type="float">
            <text:p>0.489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1.05614442648295" calcext:value-type="float">
            <text:p>1.06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ool</text:p>
          </table:table-cell>
          <table:table-cell office:value-type="float" office:value="112311366" calcext:value-type="float">
            <text:p>112311366</text:p>
          </table:table-cell>
          <table:table-cell office:value-type="float" office:value="112372430" calcext:value-type="float">
            <text:p>11237243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61064" calcext:value-type="float">
            <text:p>61064</text:p>
          </table:table-cell>
          <table:table-cell office:value-type="float" office:value="0.858" calcext:value-type="float">
            <text:p>0.858</text:p>
          </table:table-cell>
          <table:table-cell table:style-name="ce15" office:value-type="float" office:value="0.48186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.69206060818119" calcext:value-type="float">
            <text:p>1.69</text:p>
          </table:table-cell>
          <table:table-cell table:style-name="ce19" office:value-type="float" office:value="2.10562356972361" calcext:value-type="float">
            <text:p>2.11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230119M05Rik</text:p>
          </table:table-cell>
          <table:table-cell office:value-type="float" office:value="134684562" calcext:value-type="float">
            <text:p>134684562</text:p>
          </table:table-cell>
          <table:table-cell office:value-type="float" office:value="134686462" calcext:value-type="float">
            <text:p>134686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1900" calcext:value-type="float">
            <text:p>1900</text:p>
          </table:table-cell>
          <table:table-cell office:value-type="float" office:value="0.886" calcext:value-type="float">
            <text:p>0.886</text:p>
          </table:table-cell>
          <table:table-cell table:style-name="ce15" office:value-type="float" office:value="0.480658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.8953525690472" calcext:value-type="float">
            <text:p>4.90</text:p>
          </table:table-cell>
          <table:table-cell table:style-name="ce19" office:value-type="float" office:value="4.64854579541882" calcext:value-type="float">
            <text:p>4.6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Dock11</text:p>
          </table:table-cell>
          <table:table-cell office:value-type="float" office:value="35888832" calcext:value-type="float">
            <text:p>35888832</text:p>
          </table:table-cell>
          <table:table-cell office:value-type="float" office:value="36076562" calcext:value-type="float">
            <text:p>3607656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87730" calcext:value-type="float">
            <text:p>187730</text:p>
          </table:table-cell>
          <table:table-cell office:value-type="float" office:value="0.912" calcext:value-type="float">
            <text:p>0.912</text:p>
          </table:table-cell>
          <table:table-cell table:style-name="ce15" office:value-type="float" office:value="0.479398" calcext:value-type="float">
            <text:p>0.479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2.20769044124247" calcext:value-type="float">
            <text:p>2.21</text:p>
          </table:table-cell>
          <table:table-cell table:style-name="ce19" office:value-type="float" office:value="3.01869851768557" calcext:value-type="float">
            <text:p>3.0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krf</text:p>
          </table:table-cell>
          <table:table-cell office:value-type="float" office:value="36887540" calcext:value-type="float">
            <text:p>36887540</text:p>
          </table:table-cell>
          <table:table-cell office:value-type="float" office:value="36902899" calcext:value-type="float">
            <text:p>369028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13992" calcext:value-type="float">
            <text:p>13992</text:p>
          </table:table-cell>
          <table:table-cell office:value-type="float" office:value="0.938" calcext:value-type="float">
            <text:p>0.938</text:p>
          </table:table-cell>
          <table:table-cell table:style-name="ce15" office:value-type="float" office:value="0.476688" calcext:value-type="float">
            <text:p>0.477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1.32542574989848" calcext:value-type="float">
            <text:p>1.33</text:p>
          </table:table-cell>
          <table:table-cell table:style-name="ce19" office:value-type="float" office:value="1.13100212080994" calcext:value-type="float">
            <text:p>1.13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14717</text:p>
          </table:table-cell>
          <table:table-cell office:value-type="float" office:value="76246984" calcext:value-type="float">
            <text:p>76246984</text:p>
          </table:table-cell>
          <table:table-cell office:value-type="float" office:value="76260976" calcext:value-type="float">
            <text:p>76260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5359" calcext:value-type="float">
            <text:p>15359</text:p>
          </table:table-cell>
          <table:table-cell office:value-type="float" office:value="0.94" calcext:value-type="float">
            <text:p>0.94</text:p>
          </table:table-cell>
          <table:table-cell table:style-name="ce15" office:value-type="float" office:value="0.476472" calcext:value-type="float">
            <text:p>0.47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.41480105274141" calcext:value-type="float">
            <text:p>5.41</text:p>
          </table:table-cell>
          <table:table-cell table:style-name="ce19" office:value-type="float" office:value="6.42380133574099" calcext:value-type="float">
            <text:p>6.4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15138</text:p>
          </table:table-cell>
          <table:table-cell office:value-type="float" office:value="151169700" calcext:value-type="float">
            <text:p>151169700</text:p>
          </table:table-cell>
          <table:table-cell office:value-type="float" office:value="151171764" calcext:value-type="float">
            <text:p>15117176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ncRNA</text:p>
          </table:table-cell>
          <table:table-cell office:value-type="float" office:value="2064" calcext:value-type="float">
            <text:p>2064</text:p>
          </table:table-cell>
          <table:table-cell office:value-type="float" office:value="0.944" calcext:value-type="float">
            <text:p>0.944</text:p>
          </table:table-cell>
          <table:table-cell table:style-name="ce15" office:value-type="float" office:value="0.47358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8.4815208315094" calcext:value-type="float">
            <text:p>18.48</text:p>
          </table:table-cell>
          <table:table-cell table:style-name="ce19" office:value-type="float" office:value="15.8811796478267" calcext:value-type="float">
            <text:p>15.8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Zfp300</text:p>
          </table:table-cell>
          <table:table-cell office:value-type="float" office:value="21079174" calcext:value-type="float">
            <text:p>21079174</text:p>
          </table:table-cell>
          <table:table-cell office:value-type="float" office:value="21089229" calcext:value-type="float">
            <text:p>21089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0055" calcext:value-type="float">
            <text:p>10055</text:p>
          </table:table-cell>
          <table:table-cell office:value-type="float" office:value="0.986" calcext:value-type="float">
            <text:p>0.986</text:p>
          </table:table-cell>
          <table:table-cell table:style-name="ce15" office:value-type="float" office:value="0.465906" calcext:value-type="float">
            <text:p>0.466</text:p>
          </table:table-cell>
          <table:table-cell table:style-name="ce18" office:value-type="float" office:value="22" calcext:value-type="float">
            <text:p>22</text:p>
          </table:table-cell>
          <table:table-cell table:style-name="ce19" office:value-type="float" office:value="2.62438980709707" calcext:value-type="float">
            <text:p>2.62</text:p>
          </table:table-cell>
          <table:table-cell table:style-name="ce19" office:value-type="float" office:value="2.75017001276002" calcext:value-type="float">
            <text:p>2.7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m20455</text:p>
          </table:table-cell>
          <table:table-cell office:value-type="float" office:value="73097187" calcext:value-type="float">
            <text:p>73097187</text:p>
          </table:table-cell>
          <table:table-cell office:value-type="float" office:value="73104886" calcext:value-type="float">
            <text:p>7310488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transcript</text:p>
          </table:table-cell>
          <table:table-cell office:value-type="float" office:value="7699" calcext:value-type="float">
            <text:p>7699</text:p>
          </table:table-cell>
          <table:table-cell office:value-type="float" office:value="0.99" calcext:value-type="float">
            <text:p>0.99</text:p>
          </table:table-cell>
          <table:table-cell table:style-name="ce15" office:value-type="float" office:value="0.463512" calcext:value-type="float">
            <text:p>0.46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.69960240925218" calcext:value-type="float">
            <text:p>2.70</text:p>
          </table:table-cell>
          <table:table-cell table:style-name="ce19" office:value-type="float" office:value="2.19303100156345" calcext:value-type="float">
            <text:p>2.1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hst7</text:p>
          </table:table-cell>
          <table:table-cell office:value-type="float" office:value="20059560" calcext:value-type="float">
            <text:p>20059560</text:p>
          </table:table-cell>
          <table:table-cell office:value-type="float" office:value="20097521" calcext:value-type="float">
            <text:p>2009752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7961" calcext:value-type="float">
            <text:p>37961</text:p>
          </table:table-cell>
          <table:table-cell office:value-type="float" office:value="0.998" calcext:value-type="float">
            <text:p>0.998</text:p>
          </table:table-cell>
          <table:table-cell table:style-name="ce15" office:value-type="float" office:value="0.458436" calcext:value-type="float">
            <text:p>0.458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3.50943418184816" calcext:value-type="float">
            <text:p>3.51</text:p>
          </table:table-cell>
          <table:table-cell table:style-name="ce19" office:value-type="float" office:value="3.79321500046437" calcext:value-type="float">
            <text:p>3.7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Xk</text:p>
          </table:table-cell>
          <table:table-cell office:value-type="float" office:value="9272756" calcext:value-type="float">
            <text:p>9272756</text:p>
          </table:table-cell>
          <table:table-cell office:value-type="float" office:value="9313250" calcext:value-type="float">
            <text:p>931325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0494" calcext:value-type="float">
            <text:p>40494</text:p>
          </table:table-cell>
          <table:table-cell office:value-type="float" office:value="0.996" calcext:value-type="float">
            <text:p>0.996</text:p>
          </table:table-cell>
          <table:table-cell table:style-name="ce15" office:value-type="float" office:value="0.458148" calcext:value-type="float">
            <text:p>0.458</text:p>
          </table:table-cell>
          <table:table-cell table:style-name="ce18" office:value-type="float" office:value="24" calcext:value-type="float">
            <text:p>24</text:p>
          </table:table-cell>
          <table:table-cell table:style-name="ce19" office:value-type="float" office:value="2.20303724426586" calcext:value-type="float">
            <text:p>2.20</text:p>
          </table:table-cell>
          <table:table-cell table:style-name="ce19" office:value-type="float" office:value="1.67743033221149" calcext:value-type="float">
            <text:p>1.68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Xlr3c</text:p>
          </table:table-cell>
          <table:table-cell office:value-type="float" office:value="73254540" calcext:value-type="float">
            <text:p>73254540</text:p>
          </table:table-cell>
          <table:table-cell office:value-type="float" office:value="73265390" calcext:value-type="float">
            <text:p>732653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0850" calcext:value-type="float">
            <text:p>10850</text:p>
          </table:table-cell>
          <table:table-cell office:value-type="float" office:value="0.998" calcext:value-type="float">
            <text:p>0.998</text:p>
          </table:table-cell>
          <table:table-cell table:style-name="ce15" office:value-type="float" office:value="0.454558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.49107675196475" calcext:value-type="float">
            <text:p>3.49</text:p>
          </table:table-cell>
          <table:table-cell table:style-name="ce19" office:value-type="float" office:value="6.11683647004708" calcext:value-type="float">
            <text:p>6.1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Slc25a43</text:p>
          </table:table-cell>
          <table:table-cell table:style-name="ce10" office:value-type="float" office:value="36743711" calcext:value-type="float">
            <text:p>36743711</text:p>
          </table:table-cell>
          <table:table-cell table:style-name="ce10" office:value-type="float" office:value="36776285" calcext:value-type="float">
            <text:p>3677628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2574" calcext:value-type="float">
            <text:p>3257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42378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9.8826627419763" calcext:value-type="float">
            <text:p>19.88</text:p>
          </table:table-cell>
          <table:table-cell table:style-name="ce19" office:value-type="float" office:value="10.8865943466905" calcext:value-type="float">
            <text:p>10.8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Gm19200</text:p>
          </table:table-cell>
          <table:table-cell table:style-name="ce10" office:value-type="float" office:value="103287167" calcext:value-type="float">
            <text:p>103287167</text:p>
          </table:table-cell>
          <table:table-cell table:style-name="ce10" office:value-type="float" office:value="103288970" calcext:value-type="float">
            <text:p>10328897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1803" calcext:value-type="float">
            <text:p>180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4152" calcext:value-type="float">
            <text:p>0.442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0.8031561906953" calcext:value-type="float">
            <text:p>10.80</text:p>
          </table:table-cell>
          <table:table-cell table:style-name="ce19" office:value-type="float" office:value="18.9188069043614" calcext:value-type="float">
            <text:p>18.9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C330007P06Rik</text:p>
          </table:table-cell>
          <table:table-cell table:style-name="ce10" office:value-type="float" office:value="36848550" calcext:value-type="float">
            <text:p>36848550</text:p>
          </table:table-cell>
          <table:table-cell table:style-name="ce10" office:value-type="float" office:value="36874111" calcext:value-type="float">
            <text:p>368741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5561" calcext:value-type="float">
            <text:p>2556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41246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.26769511431503" calcext:value-type="float">
            <text:p>2.27</text:p>
          </table:table-cell>
          <table:table-cell table:style-name="ce19" office:value-type="float" office:value="3.50004328189116" calcext:value-type="float">
            <text:p>3.5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Lancl3</text:p>
          </table:table-cell>
          <table:table-cell table:style-name="ce10" office:value-type="float" office:value="9200800" calcext:value-type="float">
            <text:p>9200800</text:p>
          </table:table-cell>
          <table:table-cell table:style-name="ce10" office:value-type="float" office:value="9268085" calcext:value-type="float">
            <text:p>926808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7285" calcext:value-type="float">
            <text:p>6728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39454" calcext:value-type="float">
            <text:p>0.439</text:p>
          </table:table-cell>
          <table:table-cell table:style-name="ce18" office:value-type="float" office:value="8" calcext:value-type="float">
            <text:p>8</text:p>
          </table:table-cell>
          <table:table-cell table:style-name="ce14" office:value-type="float" office:value="0.277116791536565" calcext:value-type="float">
            <text:p>0.28</text:p>
          </table:table-cell>
          <table:table-cell table:style-name="ce14" office:value-type="float" office:value="0.294270258644209" calcext:value-type="float">
            <text:p>0.29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Xlr3a</text:p>
          </table:table-cell>
          <table:table-cell table:style-name="ce10" office:value-type="float" office:value="73090951" calcext:value-type="float">
            <text:p>73090951</text:p>
          </table:table-cell>
          <table:table-cell table:style-name="ce10" office:value-type="float" office:value="73096878" calcext:value-type="float">
            <text:p>7309687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5927" calcext:value-type="float">
            <text:p>592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36334" calcext:value-type="float">
            <text:p>0.43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.3594789787845" calcext:value-type="float">
            <text:p>10.36</text:p>
          </table:table-cell>
          <table:table-cell table:style-name="ce19" office:value-type="float" office:value="15.6421647580141" calcext:value-type="float">
            <text:p>15.6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Itm2a</text:p>
          </table:table-cell>
          <table:table-cell table:style-name="ce10" office:value-type="float" office:value="107397099" calcext:value-type="float">
            <text:p>107397099</text:p>
          </table:table-cell>
          <table:table-cell table:style-name="ce10" office:value-type="float" office:value="107403376" calcext:value-type="float">
            <text:p>10740337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277" calcext:value-type="float">
            <text:p>627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23018" calcext:value-type="float">
            <text:p>0.423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.12739359329504" calcext:value-type="float">
            <text:p>1.13</text:p>
          </table:table-cell>
          <table:table-cell table:style-name="ce19" office:value-type="float" office:value="1.17847308138522" calcext:value-type="float">
            <text:p>1.18</text:p>
          </table:table-cell>
          <table:table-cell office:value-type="string" calcext:value-type="string">
            <text:p>Yes (4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Xlr4b</text:p>
          </table:table-cell>
          <table:table-cell table:style-name="ce10" office:value-type="float" office:value="73213900" calcext:value-type="float">
            <text:p>73213900</text:p>
          </table:table-cell>
          <table:table-cell table:style-name="ce10" office:value-type="float" office:value="73222453" calcext:value-type="float">
            <text:p>73222453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8553" calcext:value-type="float">
            <text:p>855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1513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72003458009273" calcext:value-type="float">
            <text:p>0.72</text:p>
          </table:table-cell>
          <table:table-cell table:style-name="ce14" office:value-type="float" office:value="0.802834786693679" calcext:value-type="float">
            <text:p>0.8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Ndufb11</text:p>
          </table:table-cell>
          <table:table-cell table:style-name="ce10" office:value-type="float" office:value="20615326" calcext:value-type="float">
            <text:p>20615326</text:p>
          </table:table-cell>
          <table:table-cell table:style-name="ce10" office:value-type="float" office:value="20617619" calcext:value-type="float">
            <text:p>2061761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293" calcext:value-type="float">
            <text:p>229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1199" calcext:value-type="float">
            <text:p>0.41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4.3457109878093" calcext:value-type="float">
            <text:p>14.35</text:p>
          </table:table-cell>
          <table:table-cell table:style-name="ce19" office:value-type="float" office:value="14.2277077364972" calcext:value-type="float">
            <text:p>14.23</text:p>
          </table:table-cell>
          <table:table-cell office:value-type="string" calcext:value-type="string">
            <text:p>Yes (6,7*)</text:p>
          </table:table-cell>
          <table:table-cell/>
          <table:table-cell office:value-type="string" calcext:value-type="string">
            <text:p>Yes (2.13)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630019K06Rik</text:p>
          </table:table-cell>
          <table:table-cell table:style-name="ce10" office:value-type="float" office:value="8893326" calcext:value-type="float">
            <text:p>8893326</text:p>
          </table:table-cell>
          <table:table-cell table:style-name="ce10" office:value-type="float" office:value="8894964" calcext:value-type="float">
            <text:p>8894964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638" calcext:value-type="float">
            <text:p>163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0697" calcext:value-type="float">
            <text:p>0.407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5.18566135576398" calcext:value-type="float">
            <text:p>5.19</text:p>
          </table:table-cell>
          <table:table-cell table:style-name="ce19" office:value-type="float" office:value="4.60361211682985" calcext:value-type="float">
            <text:p>4.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3.47)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Wdr44</text:p>
          </table:table-cell>
          <table:table-cell table:style-name="ce10" office:value-type="float" office:value="23693159" calcext:value-type="float">
            <text:p>23693159</text:p>
          </table:table-cell>
          <table:table-cell table:style-name="ce10" office:value-type="float" office:value="23757029" calcext:value-type="float">
            <text:p>2375702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3870" calcext:value-type="float">
            <text:p>6387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406838" calcext:value-type="float">
            <text:p>0.40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.20790245311653" calcext:value-type="float">
            <text:p>5.21</text:p>
          </table:table-cell>
          <table:table-cell table:style-name="ce19" office:value-type="float" office:value="4.56950312140473" calcext:value-type="float">
            <text:p>4.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xna3</text:p>
          </table:table-cell>
          <table:table-cell office:value-type="float" office:value="74329066" calcext:value-type="float">
            <text:p>74329066</text:p>
          </table:table-cell>
          <table:table-cell office:value-type="float" office:value="74344689" calcext:value-type="float">
            <text:p>7434468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5623" calcext:value-type="float">
            <text:p>1562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92066" calcext:value-type="float">
            <text:p>0.392</text:p>
          </table:table-cell>
          <table:table-cell table:style-name="ce18" office:value-type="float" office:value="38" calcext:value-type="float">
            <text:p>38</text:p>
          </table:table-cell>
          <table:table-cell table:style-name="ce19" office:value-type="float" office:value="4.6783972716685" calcext:value-type="float">
            <text:p>4.68</text:p>
          </table:table-cell>
          <table:table-cell table:style-name="ce19" office:value-type="float" office:value="4.37804031612506" calcext:value-type="float">
            <text:p>4.3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m3880</text:p>
          </table:table-cell>
          <table:table-cell office:value-type="float" office:value="102686292" calcext:value-type="float">
            <text:p>102686292</text:p>
          </table:table-cell>
          <table:table-cell office:value-type="float" office:value="102687029" calcext:value-type="float">
            <text:p>102687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83151" calcext:value-type="float">
            <text:p>8315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85348" calcext:value-type="float">
            <text:p>0.385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0.220945557103751" calcext:value-type="float">
            <text:p>0.22</text:p>
          </table:table-cell>
          <table:table-cell table:style-name="ce14" office:value-type="float" office:value="0.431917841624769" calcext:value-type="float">
            <text:p>0.4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rca1</text:p>
          </table:table-cell>
          <table:table-cell office:value-type="float" office:value="47809368" calcext:value-type="float">
            <text:p>47809368</text:p>
          </table:table-cell>
          <table:table-cell office:value-type="float" office:value="47892519" calcext:value-type="float">
            <text:p>47892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processed_pseudogene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83768" calcext:value-type="float">
            <text:p>0.38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3.5572234693704" calcext:value-type="float">
            <text:p>3.56</text:p>
          </table:table-cell>
          <table:table-cell table:style-name="ce19" office:value-type="float" office:value="5.79489770846565" calcext:value-type="float">
            <text:p>5.7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14826</text:p>
          </table:table-cell>
          <table:table-cell office:value-type="float" office:value="94317560" calcext:value-type="float">
            <text:p>94317560</text:p>
          </table:table-cell>
          <table:table-cell office:value-type="float" office:value="94318460" calcext:value-type="float">
            <text:p>94318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69694" calcext:value-type="float">
            <text:p>0.370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409165044403416" calcext:value-type="float">
            <text:p>0.41</text:p>
          </table:table-cell>
          <table:table-cell table:style-name="ce14" office:value-type="float" office:value="0.651738403023884" calcext:value-type="float">
            <text:p>0.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m27321</text:p>
          </table:table-cell>
          <table:table-cell office:value-type="float" office:value="103622150" calcext:value-type="float">
            <text:p>103622150</text:p>
          </table:table-cell>
          <table:table-cell office:value-type="float" office:value="103623755" calcext:value-type="float">
            <text:p>10362375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isc_RNA</text:p>
          </table:table-cell>
          <table:table-cell office:value-type="float" office:value="1605" calcext:value-type="float">
            <text:p>160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6071" calcext:value-type="float">
            <text:p>0.361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716117440395755" calcext:value-type="float">
            <text:p>0.7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imm8a1</text:p>
          </table:table-cell>
          <table:table-cell office:value-type="float" office:value="134537256" calcext:value-type="float">
            <text:p>134537256</text:p>
          </table:table-cell>
          <table:table-cell office:value-type="float" office:value="134541865" calcext:value-type="float">
            <text:p>1345418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609" calcext:value-type="float">
            <text:p>460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45382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.798813122474" calcext:value-type="float">
            <text:p>12.80</text:p>
          </table:table-cell>
          <table:table-cell table:style-name="ce19" office:value-type="float" office:value="18.285940411513" calcext:value-type="float">
            <text:p>18.2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Xist</text:p>
          </table:table-cell>
          <table:table-cell office:value-type="float" office:value="103460506" calcext:value-type="float">
            <text:p>103460506</text:p>
          </table:table-cell>
          <table:table-cell office:value-type="float" office:value="103483217" calcext:value-type="float">
            <text:p>103483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22711" calcext:value-type="float">
            <text:p>2271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39698" calcext:value-type="float">
            <text:p>0.340</text:p>
          </table:table-cell>
          <table:table-cell table:style-name="ce18" office:value-type="float" office:value="65" calcext:value-type="float">
            <text:p>65</text:p>
          </table:table-cell>
          <table:table-cell table:style-name="ce14" office:value-type="float" office:value="0.191977082337581" calcext:value-type="float">
            <text:p>0.19</text:p>
          </table:table-cell>
          <table:table-cell table:style-name="ce14" office:value-type="float" office:value="0.122862307047757" calcext:value-type="float">
            <text:p>0.12</text:p>
          </table:table-cell>
          <table:table-cell office:value-type="string" calcext:value-type="string">
            <text:p>Yes (7*,7*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mt3h2-ps</text:p>
          </table:table-cell>
          <table:table-cell office:value-type="float" office:value="7750850" calcext:value-type="float">
            <text:p>7750850</text:p>
          </table:table-cell>
          <table:table-cell office:value-type="float" office:value="7752414" calcext:value-type="float">
            <text:p>775241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39078" calcext:value-type="float">
            <text:p>0.339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862357204695854" calcext:value-type="float">
            <text:p>0.86</text:p>
          </table:table-cell>
          <table:table-cell table:style-name="ce14" office:value-type="float" office:value="2.06040807412112" calcext:value-type="float">
            <text:p>2.0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F8</text:p>
          </table:table-cell>
          <table:table-cell office:value-type="float" office:value="75338282" calcext:value-type="float">
            <text:p>75338282</text:p>
          </table:table-cell>
          <table:table-cell office:value-type="float" office:value="75382615" calcext:value-type="float">
            <text:p>753826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4333" calcext:value-type="float">
            <text:p>4433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363" calcext:value-type="float">
            <text:p>0.336</text:p>
          </table:table-cell>
          <table:table-cell table:style-name="ce18" office:value-type="float" office:value="75" calcext:value-type="float">
            <text:p>75</text:p>
          </table:table-cell>
          <table:table-cell table:style-name="ce14" office:value-type="float" office:value="0.434225800951093" calcext:value-type="float">
            <text:p>0.43</text:p>
          </table:table-cell>
          <table:table-cell table:style-name="ce14" office:value-type="float" office:value="0.578027151535998" calcext:value-type="float">
            <text:p>0.58</text:p>
          </table:table-cell>
          <table:table-cell office:value-type="string" calcext:value-type="string">
            <text:p>Yes (3,7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etn2</text:p>
          </table:table-cell>
          <table:table-cell office:value-type="float" office:value="72913532" calcext:value-type="float">
            <text:p>72913532</text:p>
          </table:table-cell>
          <table:table-cell office:value-type="float" office:value="72918411" calcext:value-type="float">
            <text:p>72918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879" calcext:value-type="float">
            <text:p>487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35048" calcext:value-type="float">
            <text:p>0.33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8.43627392989975" calcext:value-type="float">
            <text:p>8.44</text:p>
          </table:table-cell>
          <table:table-cell table:style-name="ce19" office:value-type="float" office:value="5.88643315222027" calcext:value-type="float">
            <text:p>5.8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jb1</text:p>
          </table:table-cell>
          <table:table-cell office:value-type="float" office:value="101383736" calcext:value-type="float">
            <text:p>101383736</text:p>
          </table:table-cell>
          <table:table-cell office:value-type="float" office:value="101385629" calcext:value-type="float">
            <text:p>1013856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893" calcext:value-type="float">
            <text:p>189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3338" calcext:value-type="float">
            <text:p>0.333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.58376674676128" calcext:value-type="float">
            <text:p>1.58</text:p>
          </table:table-cell>
          <table:table-cell table:style-name="ce19" office:value-type="float" office:value="1.03201458897104" calcext:value-type="float">
            <text:p>1.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imp1</text:p>
          </table:table-cell>
          <table:table-cell office:value-type="float" office:value="20870221" calcext:value-type="float">
            <text:p>20870221</text:p>
          </table:table-cell>
          <table:table-cell office:value-type="float" office:value="20874735" calcext:value-type="float">
            <text:p>2087473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514" calcext:value-type="float">
            <text:p>451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28024" calcext:value-type="float">
            <text:p>0.328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30.0295502952788" calcext:value-type="float">
            <text:p>30.03</text:p>
          </table:table-cell>
          <table:table-cell table:style-name="ce19" office:value-type="float" office:value="34.5518600605362" calcext:value-type="float">
            <text:p>34.55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m14703</text:p>
          </table:table-cell>
          <table:table-cell office:value-type="float" office:value="7651106" calcext:value-type="float">
            <text:p>7651106</text:p>
          </table:table-cell>
          <table:table-cell office:value-type="float" office:value="7657258" calcext:value-type="float">
            <text:p>76572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isense</text:p>
          </table:table-cell>
          <table:table-cell office:value-type="float" office:value="6152" calcext:value-type="float">
            <text:p>615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25766" calcext:value-type="float">
            <text:p>0.326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9.31772221447471" calcext:value-type="float">
            <text:p>9.32</text:p>
          </table:table-cell>
          <table:table-cell table:style-name="ce19" office:value-type="float" office:value="8.63078904125324" calcext:value-type="float">
            <text:p>8.6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Plp2</text:p>
          </table:table-cell>
          <table:table-cell office:value-type="float" office:value="7667941" calcext:value-type="float">
            <text:p>7667941</text:p>
          </table:table-cell>
          <table:table-cell office:value-type="float" office:value="7671390" calcext:value-type="float">
            <text:p>76713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449" calcext:value-type="float">
            <text:p>344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2473" calcext:value-type="float">
            <text:p>0.325</text:p>
          </table:table-cell>
          <table:table-cell table:style-name="ce18" office:value-type="float" office:value="16" calcext:value-type="float">
            <text:p>16</text:p>
          </table:table-cell>
          <table:table-cell table:style-name="ce19" office:value-type="float" office:value="17.041897907642" calcext:value-type="float">
            <text:p>17.04</text:p>
          </table:table-cell>
          <table:table-cell table:style-name="ce19" office:value-type="float" office:value="19.5885497751433" calcext:value-type="float">
            <text:p>19.59</text:p>
          </table:table-cell>
          <table:table-cell office:value-type="string" calcext:value-type="string">
            <text:p>Yes (7*,7**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m14379</text:p>
          </table:table-cell>
          <table:table-cell office:value-type="float" office:value="7375925" calcext:value-type="float">
            <text:p>7375925</text:p>
          </table:table-cell>
          <table:table-cell office:value-type="float" office:value="7378042" calcext:value-type="float">
            <text:p>737804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transcript</text:p>
          </table:table-cell>
          <table:table-cell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04362" calcext:value-type="float">
            <text:p>0.304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6.28170743356724" calcext:value-type="float">
            <text:p>6.28</text:p>
          </table:table-cell>
          <table:table-cell table:style-name="ce19" office:value-type="float" office:value="5.47193038854051" calcext:value-type="float">
            <text:p>5.4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Usp27x</text:p>
          </table:table-cell>
          <table:table-cell office:value-type="float" office:value="7372591" calcext:value-type="float">
            <text:p>7372591</text:p>
          </table:table-cell>
          <table:table-cell office:value-type="float" office:value="7375830" calcext:value-type="float">
            <text:p>73758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239" calcext:value-type="float">
            <text:p>323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04362" calcext:value-type="float">
            <text:p>0.304</text:p>
          </table:table-cell>
          <table:table-cell table:style-name="ce18" office:value-type="float" office:value="31" calcext:value-type="float">
            <text:p>31</text:p>
          </table:table-cell>
          <table:table-cell table:style-name="ce19" office:value-type="float" office:value="6.92436340946162" calcext:value-type="float">
            <text:p>6.92</text:p>
          </table:table-cell>
          <table:table-cell table:style-name="ce19" office:value-type="float" office:value="7.79156537031014" calcext:value-type="float">
            <text:p>7.7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m9516</text:p>
          </table:table-cell>
          <table:table-cell office:value-type="float" office:value="103336830" calcext:value-type="float">
            <text:p>103336830</text:p>
          </table:table-cell>
          <table:table-cell office:value-type="float" office:value="103337253" calcext:value-type="float">
            <text:p>1033372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00072" calcext:value-type="float">
            <text:p>0.300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8.9825239785753" calcext:value-type="float">
            <text:p>28.98</text:p>
          </table:table-cell>
          <table:table-cell table:style-name="ce19" office:value-type="float" office:value="22.159105702812" calcext:value-type="float">
            <text:p>22.1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m26992</text:p>
          </table:table-cell>
          <table:table-cell office:value-type="float" office:value="103422010" calcext:value-type="float">
            <text:p>103422010</text:p>
          </table:table-cell>
          <table:table-cell office:value-type="float" office:value="103481705" calcext:value-type="float">
            <text:p>10348170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59695" calcext:value-type="float">
            <text:p>5969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97892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m14843</text:p>
          </table:table-cell>
          <table:table-cell office:value-type="float" office:value="101479348" calcext:value-type="float">
            <text:p>101479348</text:p>
          </table:table-cell>
          <table:table-cell office:value-type="float" office:value="101479559" calcext:value-type="float">
            <text:p>10147955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92888" calcext:value-type="float">
            <text:p>0.293</text:p>
          </table:table-cell>
          <table:table-cell table:style-name="ce18" office:value-type="float" office:value="5" calcext:value-type="float">
            <text:p>5</text:p>
          </table:table-cell>
          <table:table-cell table:style-name="ce19" office:value-type="float" office:value="10.4337086322871" calcext:value-type="float">
            <text:p>10.43</text:p>
          </table:table-cell>
          <table:table-cell table:style-name="ce19" office:value-type="float" office:value="24.9289939156636" calcext:value-type="float">
            <text:p>24.9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tp2b3</text:p>
          </table:table-cell>
          <table:table-cell office:value-type="float" office:value="73503086" calcext:value-type="float">
            <text:p>73503086</text:p>
          </table:table-cell>
          <table:table-cell office:value-type="float" office:value="73571005" calcext:value-type="float">
            <text:p>7357100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67919" calcext:value-type="float">
            <text:p>6791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8954" calcext:value-type="float">
            <text:p>0.290</text:p>
          </table:table-cell>
          <table:table-cell table:style-name="ce18" office:value-type="float" office:value="27" calcext:value-type="float">
            <text:p>27</text:p>
          </table:table-cell>
          <table:table-cell table:style-name="ce19" office:value-type="float" office:value="1.24925501696863" calcext:value-type="float">
            <text:p>1.25</text:p>
          </table:table-cell>
          <table:table-cell table:style-name="ce19" office:value-type="float" office:value="1.12691925008336" calcext:value-type="float">
            <text:p>1.13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sx</text:p>
          </table:table-cell>
          <table:table-cell office:value-type="float" office:value="103413750" calcext:value-type="float">
            <text:p>103413750</text:p>
          </table:table-cell>
          <table:table-cell office:value-type="float" office:value="103424580" calcext:value-type="float">
            <text:p>1034245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0830" calcext:value-type="float">
            <text:p>1083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80768" calcext:value-type="float">
            <text:p>0.281</text:p>
          </table:table-cell>
          <table:table-cell table:style-name="ce18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180793196159027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6)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Zcchc13</text:p>
          </table:table-cell>
          <table:table-cell office:value-type="float" office:value="103630800" calcext:value-type="float">
            <text:p>103630800</text:p>
          </table:table-cell>
          <table:table-cell office:value-type="float" office:value="103631670" calcext:value-type="float">
            <text:p>10363167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52772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453035582190449" calcext:value-type="float">
            <text:p>0.45</text:p>
          </table:table-cell>
          <table:table-cell table:style-name="ce14" office:value-type="float" office:value="0" calcext:value-type="float">
            <text:p>0.0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Rbm3os</text:p>
          </table:table-cell>
          <table:table-cell office:value-type="float" office:value="8145917" calcext:value-type="float">
            <text:p>8145917</text:p>
          </table:table-cell>
          <table:table-cell office:value-type="float" office:value="8147676" calcext:value-type="float">
            <text:p>814767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tisense</text:p>
          </table:table-cell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49226" calcext:value-type="float">
            <text:p>0.249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1.5165984056576" calcext:value-type="float">
            <text:p>11.52</text:p>
          </table:table-cell>
          <table:table-cell table:style-name="ce19" office:value-type="float" office:value="13.9093459586652" calcext:value-type="float">
            <text:p>13.91</text:p>
          </table:table-cell>
          <table:table-cell office:value-type="string" calcext:value-type="string">
            <text:p>Yes (6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Drp2</text:p>
          </table:table-cell>
          <table:table-cell office:value-type="float" office:value="134423830" calcext:value-type="float">
            <text:p>134423830</text:p>
          </table:table-cell>
          <table:table-cell office:value-type="float" office:value="134453400" calcext:value-type="float">
            <text:p>13445340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9570" calcext:value-type="float">
            <text:p>2957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42906" calcext:value-type="float">
            <text:p>0.243</text:p>
          </table:table-cell>
          <table:table-cell table:style-name="ce18" office:value-type="float" office:value="47" calcext:value-type="float">
            <text:p>47</text:p>
          </table:table-cell>
          <table:table-cell table:style-name="ce14" office:value-type="float" office:value="0.3879246282085" calcext:value-type="float">
            <text:p>0.39</text:p>
          </table:table-cell>
          <table:table-cell table:style-name="ce14" office:value-type="float" office:value="0.75521797174906" calcext:value-type="float">
            <text:p>0.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2)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Ppp1r3fos</text:p>
          </table:table-cell>
          <table:table-cell office:value-type="float" office:value="7573600" calcext:value-type="float">
            <text:p>7573600</text:p>
          </table:table-cell>
          <table:table-cell office:value-type="float" office:value="7581015" calcext:value-type="float">
            <text:p>758101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ntisense</text:p>
          </table:table-cell>
          <table:table-cell office:value-type="float" office:value="7415" calcext:value-type="float">
            <text:p>741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42592" calcext:value-type="float">
            <text:p>0.243</text:p>
          </table:table-cell>
          <table:table-cell table:style-name="ce18" office:value-type="float" office:value="19" calcext:value-type="float">
            <text:p>19</text:p>
          </table:table-cell>
          <table:table-cell table:style-name="ce19" office:value-type="float" office:value="3.57886692063639" calcext:value-type="float">
            <text:p>3.58</text:p>
          </table:table-cell>
          <table:table-cell table:style-name="ce19" office:value-type="float" office:value="3.82323690874967" calcext:value-type="float">
            <text:p>3.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Bmp15</text:p>
          </table:table-cell>
          <table:table-cell office:value-type="float" office:value="6314107" calcext:value-type="float">
            <text:p>6314107</text:p>
          </table:table-cell>
          <table:table-cell office:value-type="float" office:value="6320721" calcext:value-type="float">
            <text:p>63207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6614" calcext:value-type="float">
            <text:p>661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2023" calcext:value-type="float">
            <text:p>0.220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0.441746705346651" calcext:value-type="float">
            <text:p>0.44</text:p>
          </table:table-cell>
          <table:table-cell table:style-name="ce14" office:value-type="float" office:value="0.431776692003323" calcext:value-type="float">
            <text:p>0.43</text:p>
          </table:table-cell>
          <table:table-cell office:value-type="string" calcext:value-type="string">
            <text:p>Yes (5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m8545</text:p>
          </table:table-cell>
          <table:table-cell office:value-type="float" office:value="74006702" calcext:value-type="float">
            <text:p>74006702</text:p>
          </table:table-cell>
          <table:table-cell office:value-type="float" office:value="74007502" calcext:value-type="float">
            <text:p>7400750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13366" calcext:value-type="float">
            <text:p>0.213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21.3247694531999" calcext:value-type="float">
            <text:p>21.32</text:p>
          </table:table-cell>
          <table:table-cell table:style-name="ce19" office:value-type="float" office:value="27.3081238662776" calcext:value-type="float">
            <text:p>27.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Porcn</text:p>
          </table:table-cell>
          <table:table-cell office:value-type="float" office:value="8193849" calcext:value-type="float">
            <text:p>8193849</text:p>
          </table:table-cell>
          <table:table-cell office:value-type="float" office:value="8206491" calcext:value-type="float">
            <text:p>8206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transcript</text:p>
          </table:table-cell>
          <table:table-cell office:value-type="float" office:value="33037" calcext:value-type="float">
            <text:p>33037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05424" calcext:value-type="float">
            <text:p>0.205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6.67605024860878" calcext:value-type="float">
            <text:p>6.68</text:p>
          </table:table-cell>
          <table:table-cell table:style-name="ce19" office:value-type="float" office:value="7.32629308099132" calcext:value-type="float">
            <text:p>7.3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2.57)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2010204K13Rik</text:p>
          </table:table-cell>
          <table:table-cell office:value-type="float" office:value="7412106" calcext:value-type="float">
            <text:p>7412106</text:p>
          </table:table-cell>
          <table:table-cell office:value-type="float" office:value="7445143" calcext:value-type="float">
            <text:p>7445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2642" calcext:value-type="float">
            <text:p>1264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0498" calcext:value-type="float">
            <text:p>0.205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1.92521245948349" calcext:value-type="float">
            <text:p>1.93</text:p>
          </table:table-cell>
          <table:table-cell table:style-name="ce19" office:value-type="float" office:value="1.85951828689431" calcext:value-type="float">
            <text:p>1.86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aus7</text:p>
          </table:table-cell>
          <table:table-cell office:value-type="float" office:value="73437315" calcext:value-type="float">
            <text:p>73437315</text:p>
          </table:table-cell>
          <table:table-cell office:value-type="float" office:value="73459044" calcext:value-type="float">
            <text:p>73459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1729" calcext:value-type="float">
            <text:p>2172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204584" calcext:value-type="float">
            <text:p>0.205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5.0402772557524" calcext:value-type="float">
            <text:p>15.04</text:p>
          </table:table-cell>
          <table:table-cell table:style-name="ce19" office:value-type="float" office:value="12.2506877842389" calcext:value-type="float">
            <text:p>12.25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Yes (3.47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aoa</text:p>
          </table:table-cell>
          <table:table-cell office:value-type="float" office:value="16619698" calcext:value-type="float">
            <text:p>16619698</text:p>
          </table:table-cell>
          <table:table-cell office:value-type="float" office:value="16687818" calcext:value-type="float">
            <text:p>1668781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68120" calcext:value-type="float">
            <text:p>6812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8845" calcext:value-type="float">
            <text:p>0.188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9.99719718402807" calcext:value-type="float">
            <text:p>10.00</text:p>
          </table:table-cell>
          <table:table-cell table:style-name="ce19" office:value-type="float" office:value="5.10837314993132" calcext:value-type="float">
            <text:p>5.11</text:p>
          </table:table-cell>
          <table:table-cell table:style-name="ce16" office:value-type="string" calcext:value-type="string">
            <text:p>Yes (7*) </text:p>
          </table:table-cell>
          <table:table-cell table:number-columns-repeated="2"/>
          <table:table-cell office:value-type="string" calcext:value-type="string">
            <text:p>Yes (2.01)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Gm6184</text:p>
          </table:table-cell>
          <table:table-cell office:value-type="float" office:value="101518985" calcext:value-type="float">
            <text:p>101518985</text:p>
          </table:table-cell>
          <table:table-cell office:value-type="float" office:value="101520245" calcext:value-type="float">
            <text:p>10152024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7823" calcext:value-type="float">
            <text:p>0.178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5.06745986264574" calcext:value-type="float">
            <text:p>5.07</text:p>
          </table:table-cell>
          <table:table-cell table:style-name="ce19" office:value-type="float" office:value="5.82093875024305" calcext:value-type="float">
            <text:p>5.8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m14514</text:p>
          </table:table-cell>
          <table:table-cell office:value-type="float" office:value="17251300" calcext:value-type="float">
            <text:p>17251300</text:p>
          </table:table-cell>
          <table:table-cell office:value-type="float" office:value="17254394" calcext:value-type="float">
            <text:p>1725439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3094" calcext:value-type="float">
            <text:p>309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74392" calcext:value-type="float">
            <text:p>0.17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.17656714364089" calcext:value-type="float">
            <text:p>1.18</text:p>
          </table:table-cell>
          <table:table-cell table:style-name="ce14" office:value-type="float" office:value="0.312349096342829" calcext:value-type="float">
            <text:p>0.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ata1</text:p>
          </table:table-cell>
          <table:table-cell office:value-type="float" office:value="7962440" calcext:value-type="float">
            <text:p>7962440</text:p>
          </table:table-cell>
          <table:table-cell office:value-type="float" office:value="7978071" calcext:value-type="float">
            <text:p>79780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5631" calcext:value-type="float">
            <text:p>1563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69504" calcext:value-type="float">
            <text:p>0.170</text:p>
          </table:table-cell>
          <table:table-cell table:style-name="ce18" office:value-type="float" office:value="18" calcext:value-type="float">
            <text:p>18</text:p>
          </table:table-cell>
          <table:table-cell table:style-name="ce14" office:value-type="float" office:value="0.453639505751613" calcext:value-type="float">
            <text:p>0.45</text:p>
          </table:table-cell>
          <table:table-cell table:style-name="ce14" office:value-type="float" office:value="0.602149611489458" calcext:value-type="float">
            <text:p>0.6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Itgb1bp2</text:p>
          </table:table-cell>
          <table:table-cell office:value-type="float" office:value="101451526" calcext:value-type="float">
            <text:p>101451526</text:p>
          </table:table-cell>
          <table:table-cell office:value-type="float" office:value="101453144" calcext:value-type="float">
            <text:p>10145314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68434" calcext:value-type="float">
            <text:p>0.168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58.676481119404" calcext:value-type="float">
            <text:p>58.68</text:p>
          </table:table-cell>
          <table:table-cell table:style-name="ce19" office:value-type="float" office:value="74.9116960022664" calcext:value-type="float">
            <text:p>74.91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Kcnd1</text:p>
          </table:table-cell>
          <table:table-cell office:value-type="float" office:value="7822289" calcext:value-type="float">
            <text:p>7822289</text:p>
          </table:table-cell>
          <table:table-cell office:value-type="float" office:value="7838280" calcext:value-type="float">
            <text:p>783828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15991" calcext:value-type="float">
            <text:p>1599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65792" calcext:value-type="float">
            <text:p>0.166</text:p>
          </table:table-cell>
          <table:table-cell table:style-name="ce18" office:value-type="float" office:value="13" calcext:value-type="float">
            <text:p>13</text:p>
          </table:table-cell>
          <table:table-cell table:style-name="ce19" office:value-type="float" office:value="6.13616002282164" calcext:value-type="float">
            <text:p>6.14</text:p>
          </table:table-cell>
          <table:table-cell table:style-name="ce19" office:value-type="float" office:value="6.05320378499835" calcext:value-type="float">
            <text:p>6.0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dufa1</text:p>
          </table:table-cell>
          <table:table-cell office:value-type="float" office:value="37187588" calcext:value-type="float">
            <text:p>37187588</text:p>
          </table:table-cell>
          <table:table-cell office:value-type="float" office:value="37191163" calcext:value-type="float">
            <text:p>3719116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060" calcext:value-type="float">
            <text:p>206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47652" calcext:value-type="float">
            <text:p>0.148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21.0598736670938" calcext:value-type="float">
            <text:p>21.06</text:p>
          </table:table-cell>
          <table:table-cell table:style-name="ce19" office:value-type="float" office:value="21.0095277683191" calcext:value-type="float">
            <text:p>21.01</text:p>
          </table:table-cell>
          <table:table-cell office:value-type="string" calcext:value-type="string">
            <text:p>Yes (3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im2</text:p>
          </table:table-cell>
          <table:table-cell office:value-type="float" office:value="7878262" calcext:value-type="float">
            <text:p>7878262</text:p>
          </table:table-cell>
          <table:table-cell office:value-type="float" office:value="7880322" calcext:value-type="float">
            <text:p>7880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3575" calcext:value-type="float">
            <text:p>357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47486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5.8373238428033" calcext:value-type="float">
            <text:p>15.84</text:p>
          </table:table-cell>
          <table:table-cell table:style-name="ce19" office:value-type="float" office:value="12.6132379716484" calcext:value-type="float">
            <text:p>12.61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ybb</text:p>
          </table:table-cell>
          <table:table-cell office:value-type="float" office:value="9457018" calcext:value-type="float">
            <text:p>9457018</text:p>
          </table:table-cell>
          <table:table-cell office:value-type="float" office:value="9486300" calcext:value-type="float">
            <text:p>9486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29282" calcext:value-type="float">
            <text:p>2928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42146" calcext:value-type="float">
            <text:p>0.142</text:p>
          </table:table-cell>
          <table:table-cell table:style-name="ce18" office:value-type="float" office:value="22" calcext:value-type="float">
            <text:p>22</text:p>
          </table:table-cell>
          <table:table-cell table:style-name="ce14" office:value-type="float" office:value="0.0634741227629955" calcext:value-type="float">
            <text:p>0.06</text:p>
          </table:table-cell>
          <table:table-cell table:style-name="ce14" office:value-type="float" office:value="0.1011047350421" calcext:value-type="float">
            <text:p>0.10</text:p>
          </table:table-cell>
          <table:table-cell office:value-type="string" calcext:value-type="string">
            <text:p>Yes (5,7*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qbp1</text:p>
          </table:table-cell>
          <table:table-cell office:value-type="float" office:value="7894583" calcext:value-type="float">
            <text:p>7894583</text:p>
          </table:table-cell>
          <table:table-cell office:value-type="float" office:value="7898979" calcext:value-type="float">
            <text:p>78989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396" calcext:value-type="float">
            <text:p>439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40818" calcext:value-type="float">
            <text:p>0.141</text:p>
          </table:table-cell>
          <table:table-cell table:style-name="ce18" office:value-type="float" office:value="11" calcext:value-type="float">
            <text:p>11</text:p>
          </table:table-cell>
          <table:table-cell table:style-name="ce19" office:value-type="float" office:value="11.4172720377214" calcext:value-type="float">
            <text:p>11.42</text:p>
          </table:table-cell>
          <table:table-cell table:style-name="ce19" office:value-type="float" office:value="11.5756269628764" calcext:value-type="float">
            <text:p>11.58</text:p>
          </table:table-cell>
          <table:table-cell office:value-type="string" calcext:value-type="string">
            <text:p>Yes (7*)</text:p>
          </table:table-cell>
          <table:table-cell/>
          <table:table-cell office:value-type="string" calcext:value-type="string">
            <text:p>Yes (2.12)</text:p>
          </table:table-cell>
          <table:table-cell office:value-type="string" calcext:value-type="string">
            <text:p>Yes (3.01)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Gab3</text:p>
          </table:table-cell>
          <table:table-cell office:value-type="float" office:value="74988704" calcext:value-type="float">
            <text:p>74988704</text:p>
          </table:table-cell>
          <table:table-cell office:value-type="float" office:value="75084757" calcext:value-type="float">
            <text:p>750847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96053" calcext:value-type="float">
            <text:p>9605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26304" calcext:value-type="float">
            <text:p>0.126</text:p>
          </table:table-cell>
          <table:table-cell table:style-name="ce18" office:value-type="float" office:value="6" calcext:value-type="float">
            <text:p>6</text:p>
          </table:table-cell>
          <table:table-cell table:style-name="ce14" office:value-type="float" office:value="0.189492523776653" calcext:value-type="float">
            <text:p>0.19</text:p>
          </table:table-cell>
          <table:table-cell table:style-name="ce14" office:value-type="float" office:value="0.301833102608337" calcext:value-type="float">
            <text:p>0.30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Xlr5a</text:p>
          </table:table-cell>
          <table:table-cell office:value-type="float" office:value="73107635" calcext:value-type="float">
            <text:p>73107635</text:p>
          </table:table-cell>
          <table:table-cell office:value-type="float" office:value="73292500" calcext:value-type="float">
            <text:p>73292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84865" calcext:value-type="float">
            <text:p>18486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23284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</text:p>
          </table:table-cell>
          <table:table-cell table:style-name="ce14" office:value-type="float" office:value="0.0796549513191155" calcext:value-type="float">
            <text:p>0.0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m9</text:p>
          </table:table-cell>
          <table:table-cell office:value-type="float" office:value="37209348" calcext:value-type="float">
            <text:p>37209348</text:p>
          </table:table-cell>
          <table:table-cell office:value-type="float" office:value="37211041" calcext:value-type="float">
            <text:p>372110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693" calcext:value-type="float">
            <text:p>169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15074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.35370026318535" calcext:value-type="float">
            <text:p>1.35</text:p>
          </table:table-cell>
          <table:table-cell table:style-name="ce19" office:value-type="float" office:value="1.43749400520078" calcext:value-type="float">
            <text:p>1.4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m5639</text:p>
          </table:table-cell>
          <table:table-cell office:value-type="float" office:value="73297850" calcext:value-type="float">
            <text:p>73297850</text:p>
          </table:table-cell>
          <table:table-cell office:value-type="float" office:value="73299995" calcext:value-type="float">
            <text:p>7329999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2145" calcext:value-type="float">
            <text:p>214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14782" calcext:value-type="float">
            <text:p>0.115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float" office:value="0.306831215153956" calcext:value-type="float">
            <text:p>0.31</text:p>
          </table:table-cell>
          <table:table-cell table:style-name="ce14" office:value-type="float" office:value="0.305459998504223" calcext:value-type="float">
            <text:p>0.3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smb6-ps</text:p>
          </table:table-cell>
          <table:table-cell office:value-type="float" office:value="7950156" calcext:value-type="float">
            <text:p>7950156</text:p>
          </table:table-cell>
          <table:table-cell office:value-type="float" office:value="7950868" calcext:value-type="float">
            <text:p>79508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06726" calcext:value-type="float">
            <text:p>0.107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8.61752466123136" calcext:value-type="float">
            <text:p>8.62</text:p>
          </table:table-cell>
          <table:table-cell table:style-name="ce19" office:value-type="float" office:value="6.58868220055562" calcext:value-type="float">
            <text:p>6.5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sr4</text:p>
          </table:table-cell>
          <table:table-cell office:value-type="float" office:value="73787028" calcext:value-type="float">
            <text:p>73787028</text:p>
          </table:table-cell>
          <table:table-cell office:value-type="float" office:value="73790824" calcext:value-type="float">
            <text:p>7379082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3796" calcext:value-type="float">
            <text:p>379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04258" calcext:value-type="float">
            <text:p>0.104</text:p>
          </table:table-cell>
          <table:table-cell table:style-name="ce18" office:value-type="float" office:value="28" calcext:value-type="float">
            <text:p>28</text:p>
          </table:table-cell>
          <table:table-cell table:style-name="ce19" office:value-type="float" office:value="19.0520777781642" calcext:value-type="float">
            <text:p>19.05</text:p>
          </table:table-cell>
          <table:table-cell table:style-name="ce19" office:value-type="float" office:value="18.1134227252557" calcext:value-type="float">
            <text:p>18.1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Yes (3.47)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Gm14635</text:p>
          </table:table-cell>
          <table:table-cell office:value-type="float" office:value="12340637" calcext:value-type="float">
            <text:p>12340637</text:p>
          </table:table-cell>
          <table:table-cell office:value-type="float" office:value="12345222" calcext:value-type="float">
            <text:p>123452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cRNA</text:p>
          </table:table-cell>
          <table:table-cell office:value-type="float" office:value="4585" calcext:value-type="float">
            <text:p>458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84592" calcext:value-type="float">
            <text:p>0.085</text:p>
          </table:table-cell>
          <table:table-cell table:style-name="ce18" office:value-type="float" office:value="20" calcext:value-type="float">
            <text:p>20</text:p>
          </table:table-cell>
          <table:table-cell table:style-name="ce14" office:value-type="float" office:value="0.228412456634125" calcext:value-type="float">
            <text:p>0.23</text:p>
          </table:table-cell>
          <table:table-cell table:style-name="ce14" office:value-type="float" office:value="0.181913352269058" calcext:value-type="float">
            <text:p>0.18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Rpl22-ps1</text:p>
          </table:table-cell>
          <table:table-cell office:value-type="float" office:value="8038611" calcext:value-type="float">
            <text:p>8038611</text:p>
          </table:table-cell>
          <table:table-cell office:value-type="float" office:value="8038996" calcext:value-type="float">
            <text:p>8038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cessed_pseudogene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81568" calcext:value-type="float">
            <text:p>0.082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955071774630771" calcext:value-type="float">
            <text:p>0.96</text:p>
          </table:table-cell>
          <table:table-cell table:style-name="ce14" office:value-type="float" office:value="0.7606428771043" calcext:value-type="float">
            <text:p>0.7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id1ip1</text:p>
          </table:table-cell>
          <table:table-cell office:value-type="float" office:value="10717390" calcext:value-type="float">
            <text:p>10717390</text:p>
          </table:table-cell>
          <table:table-cell office:value-type="float" office:value="10719690" calcext:value-type="float">
            <text:p>1071969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7576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5.2354976642023" calcext:value-type="float">
            <text:p>25.24</text:p>
          </table:table-cell>
          <table:table-cell table:style-name="ce19" office:value-type="float" office:value="20.8340369994836" calcext:value-type="float">
            <text:p>20.8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Wdr13</text:p>
          </table:table-cell>
          <table:table-cell office:value-type="float" office:value="8123324" calcext:value-type="float">
            <text:p>8123324</text:p>
          </table:table-cell>
          <table:table-cell office:value-type="float" office:value="8132770" calcext:value-type="float">
            <text:p>81327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9446" calcext:value-type="float">
            <text:p>944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66824" calcext:value-type="float">
            <text:p>0.067</text:p>
          </table:table-cell>
          <table:table-cell table:style-name="ce18" office:value-type="float" office:value="48" calcext:value-type="float">
            <text:p>48</text:p>
          </table:table-cell>
          <table:table-cell table:style-name="ce19" office:value-type="float" office:value="5.93820445814584" calcext:value-type="float">
            <text:p>5.94</text:p>
          </table:table-cell>
          <table:table-cell table:style-name="ce19" office:value-type="float" office:value="6.6210668783227" calcext:value-type="float">
            <text:p>6.62</text:p>
          </table:table-cell>
          <table:table-cell office:value-type="string" calcext:value-type="string">
            <text:p>Yes (6,7*)</text:p>
          </table:table-cell>
          <table:table-cell/>
          <table:table-cell office:value-type="string" calcext:value-type="string">
            <text:p>Yes (3.47)</text:p>
          </table:table-cell>
          <table:table-cell office:value-type="string" calcext:value-type="string">
            <text:p>Yes (2.06)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Gm6787</text:p>
          </table:table-cell>
          <table:table-cell office:value-type="float" office:value="8097087" calcext:value-type="float">
            <text:p>8097087</text:p>
          </table:table-cell>
          <table:table-cell office:value-type="float" office:value="8106701" calcext:value-type="float">
            <text:p>810670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transcript</text:p>
          </table:table-cell>
          <table:table-cell office:value-type="float" office:value="9614" calcext:value-type="float">
            <text:p>9614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61696" calcext:value-type="float">
            <text:p>0.06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7.77544907397706" calcext:value-type="float">
            <text:p>7.78</text:p>
          </table:table-cell>
          <table:table-cell table:style-name="ce19" office:value-type="float" office:value="10.0965663879732" calcext:value-type="float">
            <text:p>10.1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Trex2</text:p>
          </table:table-cell>
          <table:table-cell office:value-type="float" office:value="73433705" calcext:value-type="float">
            <text:p>73433705</text:p>
          </table:table-cell>
          <table:table-cell office:value-type="float" office:value="73435344" calcext:value-type="float">
            <text:p>73435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52252" calcext:value-type="float">
            <text:p>0.052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0.604158808599603" calcext:value-type="float">
            <text:p>0.60</text:p>
          </table:table-cell>
          <table:table-cell table:style-name="ce14" office:value-type="float" office:value="4.61920394198245" calcext:value-type="float">
            <text:p>4.6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Srpk3</text:p>
          </table:table-cell>
          <table:table-cell office:value-type="float" office:value="73774405" calcext:value-type="float">
            <text:p>73774405</text:p>
          </table:table-cell>
          <table:table-cell office:value-type="float" office:value="73778925" calcext:value-type="float">
            <text:p>7377892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4520" calcext:value-type="float">
            <text:p>452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49296" calcext:value-type="float">
            <text:p>0.049</text:p>
          </table:table-cell>
          <table:table-cell table:style-name="ce18" office:value-type="float" office:value="11" calcext:value-type="float">
            <text:p>11</text:p>
          </table:table-cell>
          <table:table-cell table:style-name="ce14" office:value-type="float" office:value="0.132420152660732" calcext:value-type="float">
            <text:p>0.13</text:p>
          </table:table-cell>
          <table:table-cell table:style-name="ce14" office:value-type="float" office:value="0.316388093278297" calcext:value-type="float">
            <text:p>0.32</text:p>
          </table:table-cell>
          <table:table-cell table:style-name="ce16" office:value-type="string" calcext:value-type="string">
            <text:p>Yes (7*) 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nck</text:p>
          </table:table-cell>
          <table:table-cell office:value-type="float" office:value="73655995" calcext:value-type="float">
            <text:p>73655995</text:p>
          </table:table-cell>
          <table:table-cell office:value-type="float" office:value="73660117" calcext:value-type="float">
            <text:p>73660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in_coding</text:p>
          </table:table-cell>
          <table:table-cell office:value-type="float" office:value="4122" calcext:value-type="float">
            <text:p>412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48626" calcext:value-type="float">
            <text:p>0.049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3.67847194240507" calcext:value-type="float">
            <text:p>3.68</text:p>
          </table:table-cell>
          <table:table-cell table:style-name="ce19" office:value-type="float" office:value="4.4689216219522" calcext:value-type="float">
            <text:p>4.4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m16481</text:p>
          </table:table-cell>
          <table:table-cell office:value-type="float" office:value="13239200" calcext:value-type="float">
            <text:p>13239200</text:p>
          </table:table-cell>
          <table:table-cell office:value-type="float" office:value="13239553" calcext:value-type="float">
            <text:p>132395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45562" calcext:value-type="float">
            <text:p>0.046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.90287867295357" calcext:value-type="float">
            <text:p>1.90</text:p>
          </table:table-cell>
          <table:table-cell table:style-name="ce19" office:value-type="float" office:value="1.31609195443556" calcext:value-type="float">
            <text:p>1.32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AA414768</text:p>
          </table:table-cell>
          <table:table-cell office:value-type="float" office:value="12936872" calcext:value-type="float">
            <text:p>12936872</text:p>
          </table:table-cell>
          <table:table-cell office:value-type="float" office:value="12938128" calcext:value-type="float">
            <text:p>1293812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cessed_pseudogene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4433" calcext:value-type="float">
            <text:p>0.04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32.4567377519179" calcext:value-type="float">
            <text:p>32.46</text:p>
          </table:table-cell>
          <table:table-cell table:style-name="ce19" office:value-type="float" office:value="36.20466454825" calcext:value-type="float">
            <text:p>36.2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-R5s3</text:p>
          </table:table-cell>
          <table:table-cell office:value-type="float" office:value="13215698" calcext:value-type="float">
            <text:p>13215698</text:p>
          </table:table-cell>
          <table:table-cell office:value-type="float" office:value="13215809" calcext:value-type="float">
            <text:p>132158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N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36422" calcext:value-type="float">
            <text:p>0.036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20.8467154617324" calcext:value-type="float">
            <text:p>20.85</text:p>
          </table:table-cell>
          <table:table-cell table:style-name="ce19" office:value-type="float" office:value="17.0397587379883" calcext:value-type="float">
            <text:p>17.0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Nyx</text:p>
          </table:table-cell>
          <table:table-cell office:value-type="float" office:value="13466110" calcext:value-type="float">
            <text:p>13466110</text:p>
          </table:table-cell>
          <table:table-cell office:value-type="float" office:value="13489313" calcext:value-type="float">
            <text:p>1348931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rotein_coding</text:p>
          </table:table-cell>
          <table:table-cell office:value-type="float" office:value="23203" calcext:value-type="float">
            <text:p>2320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031088" calcext:value-type="float">
            <text:p>0.031</text:p>
          </table:table-cell>
          <table:table-cell table:style-name="ce18" office:value-type="float" office:value="13" calcext:value-type="float">
            <text:p>13</text:p>
          </table:table-cell>
          <table:table-cell table:style-name="ce14" office:value-type="float" office:value="0.331931820059469" calcext:value-type="float">
            <text:p>0.33</text:p>
          </table:table-cell>
          <table:table-cell table:style-name="ce14" office:value-type="float" office:value="0.651455475876131" calcext:value-type="float">
            <text:p>0.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didates" table:style-name="ta2">
        <table:table-column table:style-name="co15" table:default-cell-style-name="Default"/>
        <table:table-column table:style-name="co16" table:visibility="collapse" table:number-columns-repeated="2" table:default-cell-style-name="Default"/>
        <table:table-column table:style-name="co17" table:visibility="collapse" table:default-cell-style-name="Default"/>
        <table:table-column table:style-name="co4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14" table:number-columns-repeated="1012" table:default-cell-style-name="Default"/>
        <table:table-row table:style-name="ro1">
          <table:table-cell table:style-name="ce1" office:value-type="string" calcext:value-type="string">
            <text:p>Legend:</text:p>
          </table:table-cell>
          <table:table-cell table:number-columns-repeated="2"/>
          <table:table-cell table:style-name="ce20" office:value-type="string" calcext:value-type="string">
            <text:p>Selection criteria:</text:p>
          </table:table-cell>
          <table:table-cell table:number-columns-repeated="3"/>
          <table:table-cell table:style-name="ce1" office:value-type="string" calcext:value-type="string">
            <text:p>Known escapee references: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 table:number-columns-repeated="1022"/>
        </table:table-row>
        <table:table-row table:style-name="ro2">
          <table:table-cell office:value-type="string" calcext:value-type="string">
            <text:p>class 0: silenced class</text:p>
          </table:table-cell>
          <table:table-cell table:number-columns-repeated="2"/>
          <table:table-cell table:style-name="ce10" office:value-type="string" calcext:value-type="string">
            <text:p>1) high confidence predictions (probability &gt; 0.8)</text:p>
          </table:table-cell>
          <table:table-cell table:number-columns-repeated="3"/>
          <table:table-cell table:style-name="ce10" office:value-type="string" calcext:value-type="string">
            <text:p>[1] F. Yang et al., Genome Res 20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ass 1: not silenced class</text:p>
          </table:table-cell>
          <table:table-cell table:number-columns-repeated="2"/>
          <table:table-cell table:style-name="ce10" office:value-type="string" calcext:value-type="string">
            <text:p>2) expressed at t=0 (RPKM &gt; 1 for both replicates)</text:p>
          </table:table-cell>
          <table:table-cell table:number-columns-repeated="3"/>
          <table:table-cell table:style-name="ce10" office:value-type="string" calcext:value-type="string">
            <text:p>[2] E. Splinter et al., Gene Dev 201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3) at least one SNP</text:p>
          </table:table-cell>
          <table:table-cell table:number-columns-repeated="3"/>
          <table:table-cell table:style-name="ce10" office:value-type="string" calcext:value-type="string">
            <text:p>[3] J.M. Calabrese et al., Cell 201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0" office:value-type="string" calcext:value-type="string">
            <text:p>[4] H. Wu et al., Neuron 2014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0" office:value-type="string" calcext:value-type="string">
            <text:p>[5] J.B. Berletch et al., Hum Genet 2015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0" office:value-type="string" calcext:value-type="string">
            <text:p>[6] H. Marks et al., Genome Biol 2015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" office:value-type="string" calcext:value-type="string">
            <text:p>[7] D. Andergassen et al., Elife 2017</text:p>
          </table:table-cell>
          <table:table-cell/>
          <table:table-cell table:style-name="ce15" office:value-type="string" calcext:value-type="string">
            <text:p>* random XCI, ** imprinted XCI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10"/>
          <table:table-cell table:number-columns-repeated="1016"/>
        </table:table-row>
        <table:table-row table:style-name="ro1">
          <table:table-cell table:style-name="ce1" office:value-type="string" calcext:value-type="string">
            <text:p>Genes pedicted as silenced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gene name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strand</text:p>
          </table:table-cell>
          <table:table-cell table:style-name="ce9" office:value-type="string" calcext:value-type="string">
            <text:p>bio type</text:p>
          </table:table-cell>
          <table:table-cell table:style-name="ce9" office:value-type="string" calcext:value-type="string">
            <text:p>gene length</text:p>
          </table:table-cell>
          <table:table-cell table:style-name="ce9" office:value-type="string" calcext:value-type="string">
            <text:p>predicted class</text:p>
          </table:table-cell>
          <table:table-cell table:style-name="ce17" office:value-type="string" calcext:value-type="string">
            <text:p>probability class 0</text:p>
          </table:table-cell>
          <table:table-cell table:style-name="ce9" office:value-type="string" calcext:value-type="string">
            <text:p>number of SNPs</text:p>
          </table:table-cell>
          <table:table-cell table:style-name="ce9" office:value-type="string" calcext:value-type="string">
            <text:p>RPKM NoDoxA</text:p>
          </table:table-cell>
          <table:table-cell table:style-name="ce9" office:value-type="string" calcext:value-type="string">
            <text:p>RPKM NoDoxB</text:p>
          </table:table-cell>
          <table:table-cell table:style-name="ce9" office:value-type="string" calcext:value-type="string">
            <text:p>known escapee? (source)</text:p>
          </table:table-cell>
          <table:table-cell table:style-name="ce9" office:value-type="string" calcext:value-type="string">
            <text:p>known silenced? (source)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AW822252</text:p>
          </table:table-cell>
          <table:table-cell table:style-name="ce10" office:value-type="float" office:value="53716537" calcext:value-type="float">
            <text:p>53716537</text:p>
          </table:table-cell>
          <table:table-cell table:style-name="ce10" office:value-type="float" office:value="53716773" calcext:value-type="float">
            <text:p>5371677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ranscribed_unprocessed_pseudogene</text:p>
          </table:table-cell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80602" calcext:value-type="float">
            <text:p>0.981</text:p>
          </table:table-cell>
          <table:table-cell table:style-name="ce10" office:value-type="float" office:value="25" calcext:value-type="float">
            <text:p>25</text:p>
          </table:table-cell>
          <table:table-cell table:style-name="ce22" office:value-type="float" office:value="1.29958036688978" calcext:value-type="float">
            <text:p>1.30</text:p>
          </table:table-cell>
          <table:table-cell table:style-name="ce22" office:value-type="float" office:value="2.41905387206977" calcext:value-type="float">
            <text:p>2.4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rrg3</text:p>
          </table:table-cell>
          <table:table-cell table:style-name="ce10" office:value-type="float" office:value="71962625" calcext:value-type="float">
            <text:p>71962625</text:p>
          </table:table-cell>
          <table:table-cell table:style-name="ce10" office:value-type="float" office:value="71970110" calcext:value-type="float">
            <text:p>7197011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7485" calcext:value-type="float">
            <text:p>748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72796" calcext:value-type="float">
            <text:p>0.973</text:p>
          </table:table-cell>
          <table:table-cell table:style-name="ce10" office:value-type="float" office:value="17" calcext:value-type="float">
            <text:p>17</text:p>
          </table:table-cell>
          <table:table-cell table:style-name="ce22" office:value-type="float" office:value="2.6042847569117" calcext:value-type="float">
            <text:p>2.60</text:p>
          </table:table-cell>
          <table:table-cell table:style-name="ce22" office:value-type="float" office:value="3.40058725392464" calcext:value-type="float">
            <text:p>3.40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15482</text:p>
          </table:table-cell>
          <table:table-cell table:style-name="ce10" office:value-type="float" office:value="53969437" calcext:value-type="float">
            <text:p>53969437</text:p>
          </table:table-cell>
          <table:table-cell table:style-name="ce10" office:value-type="float" office:value="53975000" calcext:value-type="float">
            <text:p>5397500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transcript</text:p>
          </table:table-cell>
          <table:table-cell table:style-name="ce10" office:value-type="float" office:value="5563" calcext:value-type="float">
            <text:p>5563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69942" calcext:value-type="float">
            <text:p>0.970</text:p>
          </table:table-cell>
          <table:table-cell table:style-name="ce10" office:value-type="float" office:value="13" calcext:value-type="float">
            <text:p>13</text:p>
          </table:table-cell>
          <table:table-cell table:style-name="ce22" office:value-type="float" office:value="1.51945473470367" calcext:value-type="float">
            <text:p>1.52</text:p>
          </table:table-cell>
          <table:table-cell table:style-name="ce22" office:value-type="float" office:value="1.71795451311545" calcext:value-type="float">
            <text:p>1.7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Rnf128</text:p>
          </table:table-cell>
          <table:table-cell table:style-name="ce10" office:value-type="float" office:value="139610620" calcext:value-type="float">
            <text:p>139610620</text:p>
          </table:table-cell>
          <table:table-cell table:style-name="ce10" office:value-type="float" office:value="139673145" calcext:value-type="float">
            <text:p>13967314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2525" calcext:value-type="float">
            <text:p>6252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68452" calcext:value-type="float">
            <text:p>0.968</text:p>
          </table:table-cell>
          <table:table-cell table:style-name="ce10" office:value-type="float" office:value="17" calcext:value-type="float">
            <text:p>17</text:p>
          </table:table-cell>
          <table:table-cell table:style-name="ce22" office:value-type="float" office:value="5.25032143390172" calcext:value-type="float">
            <text:p>5.25</text:p>
          </table:table-cell>
          <table:table-cell table:style-name="ce22" office:value-type="float" office:value="3.26325456023297" calcext:value-type="float">
            <text:p>3.26</text:p>
          </table:table-cell>
          <table:table-cell table:style-name="ce16" office:value-type="string" calcext:value-type="string">
            <text:p>Yes (3,5,7*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Taf9b</text:p>
          </table:table-cell>
          <table:table-cell table:style-name="ce10" office:value-type="float" office:value="106206883" calcext:value-type="float">
            <text:p>106206883</text:p>
          </table:table-cell>
          <table:table-cell table:style-name="ce10" office:value-type="float" office:value="106219901" calcext:value-type="float">
            <text:p>10621990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3018" calcext:value-type="float">
            <text:p>13018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5411" calcext:value-type="float">
            <text:p>0.954</text:p>
          </table:table-cell>
          <table:table-cell table:style-name="ce10" office:value-type="float" office:value="25" calcext:value-type="float">
            <text:p>25</text:p>
          </table:table-cell>
          <table:table-cell table:style-name="ce22" office:value-type="float" office:value="1.16737715328524" calcext:value-type="float">
            <text:p>1.17</text:p>
          </table:table-cell>
          <table:table-cell table:style-name="ce22" office:value-type="float" office:value="1.39459222876311" calcext:value-type="float">
            <text:p>1.3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Ripply1</text:p>
          </table:table-cell>
          <table:table-cell table:style-name="ce10" office:value-type="float" office:value="139779549" calcext:value-type="float">
            <text:p>139779549</text:p>
          </table:table-cell>
          <table:table-cell table:style-name="ce10" office:value-type="float" office:value="139782926" calcext:value-type="float">
            <text:p>1397829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377" calcext:value-type="float">
            <text:p>3377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39998" calcext:value-type="float">
            <text:p>0.940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5.30333731001304" calcext:value-type="float">
            <text:p>5.30</text:p>
          </table:table-cell>
          <table:table-cell table:style-name="ce22" office:value-type="float" office:value="2.71524183627244" calcext:value-type="float">
            <text:p>2.7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Foxo4</text:p>
          </table:table-cell>
          <table:table-cell table:style-name="ce10" office:value-type="float" office:value="101254528" calcext:value-type="float">
            <text:p>101254528</text:p>
          </table:table-cell>
          <table:table-cell table:style-name="ce10" office:value-type="float" office:value="101260873" calcext:value-type="float">
            <text:p>101260873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345" calcext:value-type="float">
            <text:p>634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35478" calcext:value-type="float">
            <text:p>0.935</text:p>
          </table:table-cell>
          <table:table-cell table:style-name="ce10" office:value-type="float" office:value="11" calcext:value-type="float">
            <text:p>11</text:p>
          </table:table-cell>
          <table:table-cell table:style-name="ce22" office:value-type="float" office:value="10.789981609975" calcext:value-type="float">
            <text:p>10.79</text:p>
          </table:table-cell>
          <table:table-cell table:style-name="ce22" office:value-type="float" office:value="14.1538505866455" calcext:value-type="float">
            <text:p>14.1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Cited1</text:p>
          </table:table-cell>
          <table:table-cell table:style-name="ce10" office:value-type="float" office:value="102247714" calcext:value-type="float">
            <text:p>102247714</text:p>
          </table:table-cell>
          <table:table-cell table:style-name="ce10" office:value-type="float" office:value="102250946" calcext:value-type="float">
            <text:p>10225094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232" calcext:value-type="float">
            <text:p>323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35418" calcext:value-type="float">
            <text:p>0.935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5.60483017875299" calcext:value-type="float">
            <text:p>5.60</text:p>
          </table:table-cell>
          <table:table-cell table:style-name="ce22" office:value-type="float" office:value="4.68701722676355" calcext:value-type="float">
            <text:p>4.6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Sat1</text:p>
          </table:table-cell>
          <table:table-cell table:style-name="ce10" office:value-type="float" office:value="155215455" calcext:value-type="float">
            <text:p>155215455</text:p>
          </table:table-cell>
          <table:table-cell table:style-name="ce10" office:value-type="float" office:value="155216327" calcext:value-type="float">
            <text:p>1552163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3218" calcext:value-type="float">
            <text:p>0.932</text:p>
          </table:table-cell>
          <table:table-cell table:style-name="ce10" office:value-type="float" office:value="9" calcext:value-type="float">
            <text:p>9</text:p>
          </table:table-cell>
          <table:table-cell table:style-name="ce22" office:value-type="float" office:value="18.2512586473301" calcext:value-type="float">
            <text:p>18.25</text:p>
          </table:table-cell>
          <table:table-cell table:style-name="ce22" office:value-type="float" office:value="15.982274958508" calcext:value-type="float">
            <text:p>15.98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Tro</text:p>
          </table:table-cell>
          <table:table-cell table:style-name="ce10" office:value-type="float" office:value="150653386" calcext:value-type="float">
            <text:p>150653386</text:p>
          </table:table-cell>
          <table:table-cell table:style-name="ce10" office:value-type="float" office:value="150657372" calcext:value-type="float">
            <text:p>15065737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986" calcext:value-type="float">
            <text:p>3986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20258" calcext:value-type="float">
            <text:p>0.920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1.71797724373002" calcext:value-type="float">
            <text:p>1.72</text:p>
          </table:table-cell>
          <table:table-cell table:style-name="ce22" office:value-type="float" office:value="2.5755100926514" calcext:value-type="float">
            <text:p>2.5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Morc4</text:p>
          </table:table-cell>
          <table:table-cell table:style-name="ce10" office:value-type="float" office:value="139858910" calcext:value-type="float">
            <text:p>139858910</text:p>
          </table:table-cell>
          <table:table-cell table:style-name="ce10" office:value-type="float" office:value="139871199" calcext:value-type="float">
            <text:p>13987119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2289" calcext:value-type="float">
            <text:p>12289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19124" calcext:value-type="float">
            <text:p>0.919</text:p>
          </table:table-cell>
          <table:table-cell table:style-name="ce10" office:value-type="float" office:value="29" calcext:value-type="float">
            <text:p>29</text:p>
          </table:table-cell>
          <table:table-cell table:style-name="ce22" office:value-type="float" office:value="1.54343555228162" calcext:value-type="float">
            <text:p>1.54</text:p>
          </table:table-cell>
          <table:table-cell table:style-name="ce22" office:value-type="float" office:value="1.67401771515418" calcext:value-type="float">
            <text:p>1.6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650</text:p>
          </table:table-cell>
          <table:table-cell table:style-name="ce10" office:value-type="float" office:value="155304199" calcext:value-type="float">
            <text:p>155304199</text:p>
          </table:table-cell>
          <table:table-cell table:style-name="ce10" office:value-type="float" office:value="155305749" calcext:value-type="float">
            <text:p>15530574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1550" calcext:value-type="float">
            <text:p>155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13824" calcext:value-type="float">
            <text:p>0.914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1.90152265638931" calcext:value-type="float">
            <text:p>1.90</text:p>
          </table:table-cell>
          <table:table-cell table:style-name="ce22" office:value-type="float" office:value="2.27162979158421" calcext:value-type="float">
            <text:p>2.2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15201</text:p>
          </table:table-cell>
          <table:table-cell table:style-name="ce10" office:value-type="float" office:value="162735078" calcext:value-type="float">
            <text:p>162735078</text:p>
          </table:table-cell>
          <table:table-cell table:style-name="ce10" office:value-type="float" office:value="162736613" calcext:value-type="float">
            <text:p>16273661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transcript</text:p>
          </table:table-cell>
          <table:table-cell table:style-name="ce10" office:value-type="float" office:value="1535" calcext:value-type="float">
            <text:p>153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09672" calcext:value-type="float">
            <text:p>0.910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10.6636526241832" calcext:value-type="float">
            <text:p>10.66</text:p>
          </table:table-cell>
          <table:table-cell table:style-name="ce22" office:value-type="float" office:value="12.9818479794057" calcext:value-type="float">
            <text:p>12.9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Xpnpep2</text:p>
          </table:table-cell>
          <table:table-cell table:style-name="ce10" office:value-type="float" office:value="48108929" calcext:value-type="float">
            <text:p>48108929</text:p>
          </table:table-cell>
          <table:table-cell table:style-name="ce10" office:value-type="float" office:value="48136670" calcext:value-type="float">
            <text:p>4813667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7741" calcext:value-type="float">
            <text:p>27741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0743" calcext:value-type="float">
            <text:p>0.907</text:p>
          </table:table-cell>
          <table:table-cell table:style-name="ce10" office:value-type="float" office:value="20" calcext:value-type="float">
            <text:p>20</text:p>
          </table:table-cell>
          <table:table-cell table:style-name="ce22" office:value-type="float" office:value="3.47647692298974" calcext:value-type="float">
            <text:p>3.48</text:p>
          </table:table-cell>
          <table:table-cell table:style-name="ce22" office:value-type="float" office:value="4.57446073036731" calcext:value-type="float">
            <text:p>4.5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Ldoc1</text:p>
          </table:table-cell>
          <table:table-cell table:style-name="ce10" office:value-type="float" office:value="61709497" calcext:value-type="float">
            <text:p>61709497</text:p>
          </table:table-cell>
          <table:table-cell table:style-name="ce10" office:value-type="float" office:value="61710955" calcext:value-type="float">
            <text:p>6171095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458" calcext:value-type="float">
            <text:p>1458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905492" calcext:value-type="float">
            <text:p>0.905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1.76874841333265" calcext:value-type="float">
            <text:p>1.77</text:p>
          </table:table-cell>
          <table:table-cell table:style-name="ce22" office:value-type="float" office:value="1.40867515691283" calcext:value-type="float">
            <text:p>1.41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C430049B03Rik</text:p>
          </table:table-cell>
          <table:table-cell table:style-name="ce10" office:value-type="float" office:value="53055207" calcext:value-type="float">
            <text:p>53055207</text:p>
          </table:table-cell>
          <table:table-cell table:style-name="ce10" office:value-type="float" office:value="53057160" calcext:value-type="float">
            <text:p>5305716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transcript</text:p>
          </table:table-cell>
          <table:table-cell table:style-name="ce10" office:value-type="float" office:value="1953" calcext:value-type="float">
            <text:p>1953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91112" calcext:value-type="float">
            <text:p>0.891</text:p>
          </table:table-cell>
          <table:table-cell table:style-name="ce10" office:value-type="float" office:value="7" calcext:value-type="float">
            <text:p>7</text:p>
          </table:table-cell>
          <table:table-cell table:style-name="ce22" office:value-type="float" office:value="4.1216389379718" calcext:value-type="float">
            <text:p>4.12</text:p>
          </table:table-cell>
          <table:table-cell table:style-name="ce22" office:value-type="float" office:value="3.46494090725648" calcext:value-type="float">
            <text:p>3.46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Nxt2</text:p>
          </table:table-cell>
          <table:table-cell table:style-name="ce10" office:value-type="float" office:value="142228177" calcext:value-type="float">
            <text:p>142228177</text:p>
          </table:table-cell>
          <table:table-cell table:style-name="ce10" office:value-type="float" office:value="142239692" calcext:value-type="float">
            <text:p>142239692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1515" calcext:value-type="float">
            <text:p>1151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85572" calcext:value-type="float">
            <text:p>0.886</text:p>
          </table:table-cell>
          <table:table-cell table:style-name="ce10" office:value-type="float" office:value="37" calcext:value-type="float">
            <text:p>37</text:p>
          </table:table-cell>
          <table:table-cell table:style-name="ce22" office:value-type="float" office:value="3.40489903869207" calcext:value-type="float">
            <text:p>3.40</text:p>
          </table:table-cell>
          <table:table-cell table:style-name="ce22" office:value-type="float" office:value="3.88272743186867" calcext:value-type="float">
            <text:p>3.8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cdh19</text:p>
          </table:table-cell>
          <table:table-cell table:style-name="ce10" office:value-type="float" office:value="133582875" calcext:value-type="float">
            <text:p>133582875</text:p>
          </table:table-cell>
          <table:table-cell table:style-name="ce10" office:value-type="float" office:value="133687264" calcext:value-type="float">
            <text:p>13368726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04389" calcext:value-type="float">
            <text:p>104389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81038" calcext:value-type="float">
            <text:p>0.881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4.18075124180243" calcext:value-type="float">
            <text:p>4.18</text:p>
          </table:table-cell>
          <table:table-cell table:style-name="ce22" office:value-type="float" office:value="3.73183142438652" calcext:value-type="float">
            <text:p>3.73</text:p>
          </table:table-cell>
          <table:table-cell table:style-name="ce16" office:value-type="string" calcext:value-type="string">
            <text:p>Yes (7**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Armcx2</text:p>
          </table:table-cell>
          <table:table-cell table:style-name="ce10" office:value-type="float" office:value="134807260" calcext:value-type="float">
            <text:p>134807260</text:p>
          </table:table-cell>
          <table:table-cell table:style-name="ce10" office:value-type="float" office:value="134807942" calcext:value-type="float">
            <text:p>13480794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686" calcext:value-type="float">
            <text:p>0.869</text:p>
          </table:table-cell>
          <table:table-cell table:style-name="ce10" office:value-type="float" office:value="51" calcext:value-type="float">
            <text:p>51</text:p>
          </table:table-cell>
          <table:table-cell table:style-name="ce22" office:value-type="float" office:value="2.03363694289209" calcext:value-type="float">
            <text:p>2.03</text:p>
          </table:table-cell>
          <table:table-cell table:style-name="ce22" office:value-type="float" office:value="1.81399563454176" calcext:value-type="float">
            <text:p>1.81</text:p>
          </table:table-cell>
          <table:table-cell office:value-type="string" calcext:value-type="string">
            <text:p>Yes (7*,7**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Efnb1</text:p>
          </table:table-cell>
          <table:table-cell table:style-name="ce10" office:value-type="float" office:value="99136130" calcext:value-type="float">
            <text:p>99136130</text:p>
          </table:table-cell>
          <table:table-cell table:style-name="ce10" office:value-type="float" office:value="99148991" calcext:value-type="float">
            <text:p>99148991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2861" calcext:value-type="float">
            <text:p>12861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66304" calcext:value-type="float">
            <text:p>0.866</text:p>
          </table:table-cell>
          <table:table-cell table:style-name="ce10" office:value-type="float" office:value="8" calcext:value-type="float">
            <text:p>8</text:p>
          </table:table-cell>
          <table:table-cell table:style-name="ce22" office:value-type="float" office:value="6.22973139979805" calcext:value-type="float">
            <text:p>6.23</text:p>
          </table:table-cell>
          <table:table-cell table:style-name="ce22" office:value-type="float" office:value="4.93316127827667" calcext:value-type="float">
            <text:p>4.93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Kis2</text:p>
          </table:table-cell>
          <table:table-cell table:style-name="ce10" office:value-type="float" office:value="52742565" calcext:value-type="float">
            <text:p>52742565</text:p>
          </table:table-cell>
          <table:table-cell table:style-name="ce10" office:value-type="float" office:value="52744960" calcext:value-type="float">
            <text:p>5274496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transcript</text:p>
          </table:table-cell>
          <table:table-cell table:style-name="ce10" office:value-type="float" office:value="2395" calcext:value-type="float">
            <text:p>239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63266" calcext:value-type="float">
            <text:p>0.863</text:p>
          </table:table-cell>
          <table:table-cell table:style-name="ce10" office:value-type="float" office:value="19" calcext:value-type="float">
            <text:p>19</text:p>
          </table:table-cell>
          <table:table-cell table:style-name="ce22" office:value-type="float" office:value="69.3571482488697" calcext:value-type="float">
            <text:p>69.36</text:p>
          </table:table-cell>
          <table:table-cell table:style-name="ce22" office:value-type="float" office:value="48.3387657717257" calcext:value-type="float">
            <text:p>48.34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Hmgn5</text:p>
          </table:table-cell>
          <table:table-cell table:style-name="ce10" office:value-type="float" office:value="109004534" calcext:value-type="float">
            <text:p>109004534</text:p>
          </table:table-cell>
          <table:table-cell table:style-name="ce10" office:value-type="float" office:value="109013404" calcext:value-type="float">
            <text:p>10901340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8870" calcext:value-type="float">
            <text:p>887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58966" calcext:value-type="float">
            <text:p>0.859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.09681217946342" calcext:value-type="float">
            <text:p>2.10</text:p>
          </table:table-cell>
          <table:table-cell table:style-name="ce22" office:value-type="float" office:value="1.59404631897814" calcext:value-type="float">
            <text:p>1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es (1)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Siah1b</text:p>
          </table:table-cell>
          <table:table-cell table:style-name="ce10" office:value-type="float" office:value="164071885" calcext:value-type="float">
            <text:p>164071885</text:p>
          </table:table-cell>
          <table:table-cell table:style-name="ce10" office:value-type="float" office:value="164076493" calcext:value-type="float">
            <text:p>16407649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4608" calcext:value-type="float">
            <text:p>4608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38522" calcext:value-type="float">
            <text:p>0.839</text:p>
          </table:table-cell>
          <table:table-cell table:style-name="ce10" office:value-type="float" office:value="12" calcext:value-type="float">
            <text:p>12</text:p>
          </table:table-cell>
          <table:table-cell table:style-name="ce22" office:value-type="float" office:value="45.2340742340463" calcext:value-type="float">
            <text:p>45.23</text:p>
          </table:table-cell>
          <table:table-cell table:style-name="ce22" office:value-type="float" office:value="28.1969129964228" calcext:value-type="float">
            <text:p>28.20</text:p>
          </table:table-cell>
          <table:table-cell office:value-type="string" calcext:value-type="string">
            <text:p>Yes (3,6)</text:p>
          </table:table-cell>
          <table:table-cell office:value-type="string" calcext:value-type="string">
            <text:p>Yes (1)</text:p>
          </table:table-cell>
          <table:table-cell table:number-columns-repeated="1011"/>
        </table:table-row>
        <table:table-row table:style-name="ro2">
          <table:table-cell table:style-name="ce10" office:value-type="string" calcext:value-type="string">
            <text:p>Gm15226</text:p>
          </table:table-cell>
          <table:table-cell table:style-name="ce10" office:value-type="float" office:value="166618102" calcext:value-type="float">
            <text:p>166618102</text:p>
          </table:table-cell>
          <table:table-cell table:style-name="ce10" office:value-type="float" office:value="166621542" calcext:value-type="float">
            <text:p>16662154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incR </text:p>
          </table:table-cell>
          <table:table-cell table:style-name="ce10" office:value-type="float" office:value="3440" calcext:value-type="float">
            <text:p>344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33102" calcext:value-type="float">
            <text:p>0.833</text:p>
          </table:table-cell>
          <table:table-cell table:style-name="ce10" office:value-type="float" office:value="47" calcext:value-type="float">
            <text:p>47</text:p>
          </table:table-cell>
          <table:table-cell table:style-name="ce22" office:value-type="float" office:value="23.4521394299607" calcext:value-type="float">
            <text:p>23.45</text:p>
          </table:table-cell>
          <table:table-cell table:style-name="ce22" office:value-type="float" office:value="28.115623976763" calcext:value-type="float">
            <text:p>28.1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Uprt</text:p>
          </table:table-cell>
          <table:table-cell table:style-name="ce10" office:value-type="float" office:value="104482818" calcext:value-type="float">
            <text:p>104482818</text:p>
          </table:table-cell>
          <table:table-cell table:style-name="ce10" office:value-type="float" office:value="104507490" calcext:value-type="float">
            <text:p>10450749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4672" calcext:value-type="float">
            <text:p>2467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30706" calcext:value-type="float">
            <text:p>0.831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8.00038422325255" calcext:value-type="float">
            <text:p>8.00</text:p>
          </table:table-cell>
          <table:table-cell table:style-name="ce22" office:value-type="float" office:value="5.47966600441717" calcext:value-type="float">
            <text:p>5.4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Ubqln2</text:p>
          </table:table-cell>
          <table:table-cell table:style-name="ce10" office:value-type="float" office:value="153498227" calcext:value-type="float">
            <text:p>153498227</text:p>
          </table:table-cell>
          <table:table-cell table:style-name="ce10" office:value-type="float" office:value="153501570" calcext:value-type="float">
            <text:p>15350157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343" calcext:value-type="float">
            <text:p>3343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2247" calcext:value-type="float">
            <text:p>0.822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44.8327751304947" calcext:value-type="float">
            <text:p>44.83</text:p>
          </table:table-cell>
          <table:table-cell table:style-name="ce22" office:value-type="float" office:value="35.383996613813" calcext:value-type="float">
            <text:p>35.38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Cul4b</text:p>
          </table:table-cell>
          <table:table-cell table:style-name="ce10" office:value-type="float" office:value="38533570" calcext:value-type="float">
            <text:p>38533570</text:p>
          </table:table-cell>
          <table:table-cell table:style-name="ce10" office:value-type="float" office:value="38564662" calcext:value-type="float">
            <text:p>3856466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1092" calcext:value-type="float">
            <text:p>31092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2049" calcext:value-type="float">
            <text:p>0.820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34.6161938345088" calcext:value-type="float">
            <text:p>34.62</text:p>
          </table:table-cell>
          <table:table-cell table:style-name="ce22" office:value-type="float" office:value="29.8308306858376" calcext:value-type="float">
            <text:p>29.83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abre</text:p>
          </table:table-cell>
          <table:table-cell table:style-name="ce10" office:value-type="float" office:value="72255999" calcext:value-type="float">
            <text:p>72255999</text:p>
          </table:table-cell>
          <table:table-cell table:style-name="ce10" office:value-type="float" office:value="72274803" calcext:value-type="float">
            <text:p>7227480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8804" calcext:value-type="float">
            <text:p>18804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.807034" calcext:value-type="float">
            <text:p>0.807</text:p>
          </table:table-cell>
          <table:table-cell table:style-name="ce10" office:value-type="float" office:value="5" calcext:value-type="float">
            <text:p>5</text:p>
          </table:table-cell>
          <table:table-cell table:style-name="ce22" office:value-type="float" office:value="1.27141241169527" calcext:value-type="float">
            <text:p>1.27</text:p>
          </table:table-cell>
          <table:table-cell table:style-name="ce22" office:value-type="float" office:value="1.30189424869245" calcext:value-type="float">
            <text:p>1.3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Genes predicted as not silenced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Maoa</text:p>
          </table:table-cell>
          <table:table-cell table:style-name="ce10" office:value-type="float" office:value="16619698" calcext:value-type="float">
            <text:p>16619698</text:p>
          </table:table-cell>
          <table:table-cell table:style-name="ce10" office:value-type="float" office:value="16687818" calcext:value-type="float">
            <text:p>16687818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68120" calcext:value-type="float">
            <text:p>6812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8845" calcext:value-type="float">
            <text:p>0.188</text:p>
          </table:table-cell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9.99719718402807" calcext:value-type="float">
            <text:p>10.00</text:p>
          </table:table-cell>
          <table:table-cell table:style-name="ce22" office:value-type="float" office:value="5.10837314993132" calcext:value-type="float">
            <text:p>5.11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6184</text:p>
          </table:table-cell>
          <table:table-cell table:style-name="ce10" office:value-type="float" office:value="101518985" calcext:value-type="float">
            <text:p>101518985</text:p>
          </table:table-cell>
          <table:table-cell table:style-name="ce10" office:value-type="float" office:value="101520245" calcext:value-type="float">
            <text:p>101520245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1260" calcext:value-type="float">
            <text:p>126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7823" calcext:value-type="float">
            <text:p>0.178</text:p>
          </table:table-cell>
          <table:table-cell table:style-name="ce10" office:value-type="float" office:value="10" calcext:value-type="float">
            <text:p>10</text:p>
          </table:table-cell>
          <table:table-cell table:style-name="ce22" office:value-type="float" office:value="5.06745986264574" calcext:value-type="float">
            <text:p>5.07</text:p>
          </table:table-cell>
          <table:table-cell table:style-name="ce22" office:value-type="float" office:value="5.82093875024305" calcext:value-type="float">
            <text:p>5.8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Itgb1bp2</text:p>
          </table:table-cell>
          <table:table-cell table:style-name="ce10" office:value-type="float" office:value="101451526" calcext:value-type="float">
            <text:p>101451526</text:p>
          </table:table-cell>
          <table:table-cell table:style-name="ce10" office:value-type="float" office:value="101453144" calcext:value-type="float">
            <text:p>101453144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618" calcext:value-type="float">
            <text:p>1618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68434" calcext:value-type="float">
            <text:p>0.168</text:p>
          </table:table-cell>
          <table:table-cell table:style-name="ce10" office:value-type="float" office:value="11" calcext:value-type="float">
            <text:p>11</text:p>
          </table:table-cell>
          <table:table-cell table:style-name="ce22" office:value-type="float" office:value="58.676481119404" calcext:value-type="float">
            <text:p>58.68</text:p>
          </table:table-cell>
          <table:table-cell table:style-name="ce22" office:value-type="float" office:value="74.9116960022664" calcext:value-type="float">
            <text:p>74.91</text:p>
          </table:table-cell>
          <table:table-cell table:style-name="ce16" office:value-type="string" calcext:value-type="string">
            <text:p>Yes (7*) 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Kcnd1</text:p>
          </table:table-cell>
          <table:table-cell table:style-name="ce10" office:value-type="float" office:value="7822289" calcext:value-type="float">
            <text:p>7822289</text:p>
          </table:table-cell>
          <table:table-cell table:style-name="ce10" office:value-type="float" office:value="7838280" calcext:value-type="float">
            <text:p>7838280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15991" calcext:value-type="float">
            <text:p>15991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65792" calcext:value-type="float">
            <text:p>0.166</text:p>
          </table:table-cell>
          <table:table-cell table:style-name="ce10" office:value-type="float" office:value="13" calcext:value-type="float">
            <text:p>13</text:p>
          </table:table-cell>
          <table:table-cell table:style-name="ce22" office:value-type="float" office:value="6.13616002282164" calcext:value-type="float">
            <text:p>6.14</text:p>
          </table:table-cell>
          <table:table-cell table:style-name="ce22" office:value-type="float" office:value="6.05320378499835" calcext:value-type="float">
            <text:p>6.05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im2</text:p>
          </table:table-cell>
          <table:table-cell table:style-name="ce10" office:value-type="float" office:value="7878262" calcext:value-type="float">
            <text:p>7878262</text:p>
          </table:table-cell>
          <table:table-cell table:style-name="ce10" office:value-type="float" office:value="7880322" calcext:value-type="float">
            <text:p>7880322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2060" calcext:value-type="float">
            <text:p>2060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47652" calcext:value-type="float">
            <text:p>0.148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21.0598736670938" calcext:value-type="float">
            <text:p>21.06</text:p>
          </table:table-cell>
          <table:table-cell table:style-name="ce22" office:value-type="float" office:value="21.0095277683191" calcext:value-type="float">
            <text:p>21.01</text:p>
          </table:table-cell>
          <table:table-cell office:value-type="string" calcext:value-type="string">
            <text:p>Yes (3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qbp1</text:p>
          </table:table-cell>
          <table:table-cell table:style-name="ce10" office:value-type="float" office:value="7894583" calcext:value-type="float">
            <text:p>7894583</text:p>
          </table:table-cell>
          <table:table-cell table:style-name="ce10" office:value-type="float" office:value="7898979" calcext:value-type="float">
            <text:p>789897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4396" calcext:value-type="float">
            <text:p>4396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40818" calcext:value-type="float">
            <text:p>0.141</text:p>
          </table:table-cell>
          <table:table-cell table:style-name="ce10" office:value-type="float" office:value="11" calcext:value-type="float">
            <text:p>11</text:p>
          </table:table-cell>
          <table:table-cell table:style-name="ce22" office:value-type="float" office:value="11.4172720377214" calcext:value-type="float">
            <text:p>11.42</text:p>
          </table:table-cell>
          <table:table-cell table:style-name="ce22" office:value-type="float" office:value="11.5756269628764" calcext:value-type="float">
            <text:p>11.58</text:p>
          </table:table-cell>
          <table:table-cell office:value-type="string" calcext:value-type="string">
            <text:p>Yes (3,7*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smb6-ps</text:p>
          </table:table-cell>
          <table:table-cell table:style-name="ce10" office:value-type="float" office:value="7950156" calcext:value-type="float">
            <text:p>7950156</text:p>
          </table:table-cell>
          <table:table-cell table:style-name="ce10" office:value-type="float" office:value="7950868" calcext:value-type="float">
            <text:p>795086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06726" calcext:value-type="float">
            <text:p>0.107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8.61752466123136" calcext:value-type="float">
            <text:p>8.62</text:p>
          </table:table-cell>
          <table:table-cell table:style-name="ce22" office:value-type="float" office:value="6.58868220055562" calcext:value-type="float">
            <text:p>6.59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Ssr4</text:p>
          </table:table-cell>
          <table:table-cell table:style-name="ce10" office:value-type="float" office:value="73787028" calcext:value-type="float">
            <text:p>73787028</text:p>
          </table:table-cell>
          <table:table-cell table:style-name="ce10" office:value-type="float" office:value="73790824" calcext:value-type="float">
            <text:p>73790824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3796" calcext:value-type="float">
            <text:p>3796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104258" calcext:value-type="float">
            <text:p>0.104</text:p>
          </table:table-cell>
          <table:table-cell table:style-name="ce10" office:value-type="float" office:value="28" calcext:value-type="float">
            <text:p>28</text:p>
          </table:table-cell>
          <table:table-cell table:style-name="ce22" office:value-type="float" office:value="19.0520777781642" calcext:value-type="float">
            <text:p>19.05</text:p>
          </table:table-cell>
          <table:table-cell table:style-name="ce22" office:value-type="float" office:value="18.1134227252557" calcext:value-type="float">
            <text:p>18.11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Wdr13</text:p>
          </table:table-cell>
          <table:table-cell table:style-name="ce10" office:value-type="float" office:value="8123324" calcext:value-type="float">
            <text:p>8123324</text:p>
          </table:table-cell>
          <table:table-cell table:style-name="ce10" office:value-type="float" office:value="8132770" calcext:value-type="float">
            <text:p>813277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9446" calcext:value-type="float">
            <text:p>9446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66824" calcext:value-type="float">
            <text:p>0.067</text:p>
          </table:table-cell>
          <table:table-cell table:style-name="ce10" office:value-type="float" office:value="48" calcext:value-type="float">
            <text:p>48</text:p>
          </table:table-cell>
          <table:table-cell table:style-name="ce22" office:value-type="float" office:value="5.93820445814584" calcext:value-type="float">
            <text:p>5.94</text:p>
          </table:table-cell>
          <table:table-cell table:style-name="ce22" office:value-type="float" office:value="6.6210668783227" calcext:value-type="float">
            <text:p>6.62</text:p>
          </table:table-cell>
          <table:table-cell office:value-type="string" calcext:value-type="string">
            <text:p>Yes (6,7*)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6787</text:p>
          </table:table-cell>
          <table:table-cell table:style-name="ce10" office:value-type="float" office:value="8097087" calcext:value-type="float">
            <text:p>8097087</text:p>
          </table:table-cell>
          <table:table-cell table:style-name="ce10" office:value-type="float" office:value="8106701" calcext:value-type="float">
            <text:p>8106701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cessed_transcript</text:p>
          </table:table-cell>
          <table:table-cell table:style-name="ce10" office:value-type="float" office:value="9614" calcext:value-type="float">
            <text:p>9614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61696" calcext:value-type="float">
            <text:p>0.062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7.77544907397706" calcext:value-type="float">
            <text:p>7.78</text:p>
          </table:table-cell>
          <table:table-cell table:style-name="ce22" office:value-type="float" office:value="10.0965663879732" calcext:value-type="float">
            <text:p>10.1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Pnck</text:p>
          </table:table-cell>
          <table:table-cell table:style-name="ce10" office:value-type="float" office:value="73655995" calcext:value-type="float">
            <text:p>73655995</text:p>
          </table:table-cell>
          <table:table-cell table:style-name="ce10" office:value-type="float" office:value="73660117" calcext:value-type="float">
            <text:p>7366011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protein_coding</text:p>
          </table:table-cell>
          <table:table-cell table:style-name="ce10" office:value-type="float" office:value="4122" calcext:value-type="float">
            <text:p>4122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48626" calcext:value-type="float">
            <text:p>0.049</text:p>
          </table:table-cell>
          <table:table-cell table:style-name="ce10" office:value-type="float" office:value="6" calcext:value-type="float">
            <text:p>6</text:p>
          </table:table-cell>
          <table:table-cell table:style-name="ce22" office:value-type="float" office:value="3.67847194240507" calcext:value-type="float">
            <text:p>3.68</text:p>
          </table:table-cell>
          <table:table-cell table:style-name="ce22" office:value-type="float" office:value="4.4689216219522" calcext:value-type="float">
            <text:p>4.47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Gm16481</text:p>
          </table:table-cell>
          <table:table-cell table:style-name="ce10" office:value-type="float" office:value="13239200" calcext:value-type="float">
            <text:p>13239200</text:p>
          </table:table-cell>
          <table:table-cell table:style-name="ce10" office:value-type="float" office:value="13239553" calcext:value-type="float">
            <text:p>13239553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45562" calcext:value-type="float">
            <text:p>0.046</text:p>
          </table:table-cell>
          <table:table-cell table:style-name="ce10" office:value-type="float" office:value="9" calcext:value-type="float">
            <text:p>9</text:p>
          </table:table-cell>
          <table:table-cell table:style-name="ce22" office:value-type="float" office:value="1.90287867295357" calcext:value-type="float">
            <text:p>1.90</text:p>
          </table:table-cell>
          <table:table-cell table:style-name="ce22" office:value-type="float" office:value="1.31609195443556" calcext:value-type="float">
            <text:p>1.32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AA414768</text:p>
          </table:table-cell>
          <table:table-cell table:style-name="ce10" office:value-type="float" office:value="12936872" calcext:value-type="float">
            <text:p>12936872</text:p>
          </table:table-cell>
          <table:table-cell table:style-name="ce10" office:value-type="float" office:value="12938128" calcext:value-type="float">
            <text:p>12938128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string" calcext:value-type="string">
            <text:p>processed_pseudogene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4433" calcext:value-type="float">
            <text:p>0.044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32.4567377519179" calcext:value-type="float">
            <text:p>32.46</text:p>
          </table:table-cell>
          <table:table-cell table:style-name="ce22" office:value-type="float" office:value="36.20466454825" calcext:value-type="float">
            <text:p>36.2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n-R5s3</text:p>
          </table:table-cell>
          <table:table-cell table:style-name="ce10" office:value-type="float" office:value="13215698" calcext:value-type="float">
            <text:p>13215698</text:p>
          </table:table-cell>
          <table:table-cell table:style-name="ce10" office:value-type="float" office:value="13215809" calcext:value-type="float">
            <text:p>1321580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RNA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0.036422" calcext:value-type="float">
            <text:p>0.036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0.8467154617324" calcext:value-type="float">
            <text:p>20.85</text:p>
          </table:table-cell>
          <table:table-cell table:style-name="ce22" office:value-type="float" office:value="17.0397587379883" calcext:value-type="float">
            <text:p>17.04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ndidates" style:display-name="PageStyle_candid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l_5f_predictions" style:display-name="PageStyle_all_predictio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rosoft Office-Benutzer</dc:creator>
    <meta:editing-cycles>6</meta:editing-cycles>
    <meta:creation-date>2019-01-29T14:28:42</meta:creation-date>
    <dc:date>2019-03-10T15:35:15</dc:date>
    <meta:generator>LibreOffice/6.1.5.2$Linux_X86_64 LibreOffice_project/10$Build-2</meta:generator>
    <meta:document-statistic meta:table-count="2" meta:cell-count="39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